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5.5076in" fo:margin-left="-0.0799in" fo:margin-top="0in" fo:margin-bottom="0in" table:align="left" style:writing-mode="lr-tb"/>
    </style:style>
    <style:style style:name="Table1.A" style:family="table-column">
      <style:table-column-properties style:column-width="0.6007in"/>
    </style:style>
    <style:style style:name="Table1.B" style:family="table-column">
      <style:table-column-properties style:column-width="0.7243in"/>
    </style:style>
    <style:style style:name="Table1.D" style:family="table-column">
      <style:table-column-properties style:column-width="2.5681in"/>
    </style:style>
    <style:style style:name="Table1.E" style:family="table-column">
      <style:table-column-properties style:column-width="1.0139in"/>
    </style:style>
    <style:style style:name="Table1.1" style:family="table-row">
      <style:table-row-properties fo:keep-together="auto"/>
    </style:style>
    <style:style style:name="Table1.A1" style:family="table-cell">
      <style:table-cell-properties style:vertical-align="" fo:padding-left="0.0799in" fo:padding-right="0.0799in" fo:padding-top="0in" fo:padding-bottom="0in" fo:border-left="none" fo:border-right="none" fo:border-top="none" fo:border-bottom="0.5pt solid #000000"/>
    </style:style>
    <style:style style:name="Table1.A2" style:family="table-cell">
      <style:table-cell-properties style:vertical-align="" fo:padding-left="0.0799in" fo:padding-right="0.0799in" fo:padding-top="0in" fo:padding-bottom="0in" fo:border-left="none" fo:border-right="none" fo:border-top="0.5pt solid #000000" fo:border-bottom="0.5pt solid #000000"/>
    </style:style>
    <style:style style:name="Table1.A87" style:family="table-cell">
      <style:table-cell-properties style:vertical-align="" fo:padding-left="0.0799in" fo:padding-right="0.0799in" fo:padding-top="0in" fo:padding-bottom="0in" fo:border-left="none" fo:border-right="none" fo:border-top="0.5pt solid #000000" fo:border-bottom="none"/>
    </style:style>
    <style:style style:name="Table2" style:family="table">
      <style:table-properties style:width="4.7819in" fo:margin-left="-0.0799in" fo:margin-top="0in" fo:margin-bottom="0in" table:align="left" style:writing-mode="lr-tb"/>
    </style:style>
    <style:style style:name="Table2.A" style:family="table-column">
      <style:table-column-properties style:column-width="0.6382in"/>
    </style:style>
    <style:style style:name="Table2.B" style:family="table-column">
      <style:table-column-properties style:column-width="0.725in"/>
    </style:style>
    <style:style style:name="Table2.C" style:family="table-column">
      <style:table-column-properties style:column-width="0.6007in"/>
    </style:style>
    <style:style style:name="Table2.D" style:family="table-column">
      <style:table-column-properties style:column-width="1.8042in"/>
    </style:style>
    <style:style style:name="Table2.E" style:family="table-column">
      <style:table-column-properties style:column-width="1.0139in"/>
    </style:style>
    <style:style style:name="Table2.1" style:family="table-row">
      <style:table-row-properties fo:keep-together="auto"/>
    </style:style>
    <style:style style:name="Table2.A1" style:family="table-cell">
      <style:table-cell-properties style:vertical-align="" fo:padding-left="0.0799in" fo:padding-right="0.0799in" fo:padding-top="0in" fo:padding-bottom="0in" fo:border-left="none" fo:border-right="none" fo:border-top="none" fo:border-bottom="0.5pt solid #000000"/>
    </style:style>
    <style:style style:name="Table2.A2" style:family="table-cell">
      <style:table-cell-properties style:vertical-align="" fo:padding-left="0.0799in" fo:padding-right="0.0799in" fo:padding-top="0in" fo:padding-bottom="0in" fo:border-left="none" fo:border-right="none" fo:border-top="0.5pt solid #000000" fo:border-bottom="0.5pt solid #000000"/>
    </style:style>
    <style:style style:name="Table2.A48" style:family="table-cell">
      <style:table-cell-properties style:vertical-align="" fo:padding-left="0.0799in" fo:padding-right="0.0799in" fo:padding-top="0in" fo:padding-bottom="0in" fo:border-left="none" fo:border-right="none" fo:border-top="0.5pt solid #000000" fo:border-bottom="none"/>
    </style:style>
    <style:style style:name="Table3" style:family="table">
      <style:table-properties style:width="3.0965in" fo:margin-left="-0.075in" fo:margin-top="0in" fo:margin-bottom="0in" table:align="left" style:writing-mode="lr-tb"/>
    </style:style>
    <style:style style:name="Table3.A" style:family="table-column">
      <style:table-column-properties style:column-width="0.6438in"/>
    </style:style>
    <style:style style:name="Table3.B" style:family="table-column">
      <style:table-column-properties style:column-width="2.4521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none"/>
    </style:style>
    <style:style style:name="Table4" style:family="table">
      <style:table-properties style:width="2.7611in" fo:margin-left="-0.075in" fo:margin-top="0in" fo:margin-bottom="0in" table:align="left" style:writing-mode="lr-tb"/>
    </style:style>
    <style:style style:name="Table4.A" style:family="table-column">
      <style:table-column-properties style:column-width="1.1215in"/>
    </style:style>
    <style:style style:name="Table4.B" style:family="table-column">
      <style:table-column-properties style:column-width="1.6389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5"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4.2729in" fo:margin-left="-0.0799in" fo:margin-top="0in" fo:margin-bottom="0in" table:align="left" style:writing-mode="lr-tb"/>
    </style:style>
    <style:style style:name="Table5.A" style:family="table-column">
      <style:table-column-properties style:column-width="0.7236in"/>
    </style:style>
    <style:style style:name="Table5.B" style:family="table-column">
      <style:table-column-properties style:column-width="0.6014in"/>
    </style:style>
    <style:style style:name="Table5.C" style:family="table-column">
      <style:table-column-properties style:column-width="1.934in"/>
    </style:style>
    <style:style style:name="Table5.D" style:family="table-column">
      <style:table-column-properties style:column-width="1.0132in"/>
    </style:style>
    <style:style style:name="Table5.1" style:family="table-row">
      <style:table-row-properties fo:keep-together="auto"/>
    </style:style>
    <style:style style:name="Table5.A1" style:family="table-cell">
      <style:table-cell-properties style:vertical-align="" fo:padding-left="0.0799in" fo:padding-right="0.0799in" fo:padding-top="0in" fo:padding-bottom="0in" fo:border-left="none" fo:border-right="none" fo:border-top="none" fo:border-bottom="0.5pt solid #000000"/>
    </style:style>
    <style:style style:name="Table5.A2" style:family="table-cell">
      <style:table-cell-properties style:vertical-align="" fo:padding-left="0.0799in" fo:padding-right="0.0799in" fo:padding-top="0in" fo:padding-bottom="0in" fo:border-left="none" fo:border-right="none" fo:border-top="0.5pt solid #000000" fo:border-bottom="0.5pt solid #000000"/>
    </style:style>
    <style:style style:name="Table5.A38" style:family="table-cell">
      <style:table-cell-properties style:vertical-align="" fo:padding-left="0.0799in" fo:padding-right="0.0799in" fo:padding-top="0in" fo:padding-bottom="0in" fo:border-left="none" fo:border-right="none" fo:border-top="0.5pt solid #000000" fo:border-bottom="none"/>
    </style:style>
    <style:style style:name="Table6" style:family="table">
      <style:table-properties style:width="7.1597in" fo:margin-left="-0.0799in" fo:margin-top="0in" fo:margin-bottom="0in" table:align="left" style:writing-mode="lr-tb"/>
    </style:style>
    <style:style style:name="Table6.A" style:family="table-column">
      <style:table-column-properties style:column-width="0.6451in"/>
    </style:style>
    <style:style style:name="Table6.B" style:family="table-column">
      <style:table-column-properties style:column-width="6.5139in"/>
    </style:style>
    <style:style style:name="Table6.1" style:family="table-row">
      <style:table-row-properties fo:keep-together="auto"/>
    </style:style>
    <style:style style:name="Table6.A1" style:family="table-cell">
      <style:table-cell-properties style:vertical-align="" fo:padding-left="0.0799in" fo:padding-right="0.0799in" fo:padding-top="0in" fo:padding-bottom="0in" fo:border-left="none" fo:border-right="none" fo:border-top="none" fo:border-bottom="0.5pt solid #000000"/>
    </style:style>
    <style:style style:name="Table6.A2" style:family="table-cell">
      <style:table-cell-properties style:vertical-align="" fo:padding-left="0.0799in" fo:padding-right="0.0799in" fo:padding-top="0in" fo:padding-bottom="0in" fo:border-left="none" fo:border-right="none" fo:border-top="0.5pt solid #000000" fo:border-bottom="0.5pt solid #000000"/>
    </style:style>
    <style:style style:name="Table6.A23" style:family="table-cell">
      <style:table-cell-properties style:vertical-align="" fo:padding-left="0.0799in" fo:padding-right="0.0799in" fo:padding-top="0in" fo:padding-bottom="0in" fo:border-left="none" fo:border-right="none" fo:border-top="0.5pt solid #000000" fo:border-bottom="none"/>
    </style:style>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ab-stops/>
      </style:paragraph-properties>
    </style:style>
    <style:style style:name="P3" style:family="paragraph" style:parent-style-name="Standard">
      <style:paragraph-properties fo:margin-left="0in" fo:margin-right="0in" fo:orphans="2" fo:widows="2" fo:text-indent="0in" style:auto-text-indent="false"/>
      <style:text-properties style:use-window-font-color="true" style:font-name="Times New Roman" fo:font-size="12.5pt" style:font-size-asian="12.5pt"/>
    </style:style>
    <style:style style:name="P4" style:family="paragraph" style:parent-style-name="Standard">
      <style:paragraph-properties fo:margin-left="0in" fo:margin-right="0in" fo:orphans="2" fo:widows="2" fo:text-indent="0in" style:auto-text-indent="false"/>
      <style:text-properties style:use-window-font-color="true" style:font-name="Times New Roman" fo:font-size="10.5pt" style:font-size-asian="10.5pt"/>
    </style:style>
    <style:style style:name="P5" style:family="paragraph" style:parent-style-name="Standard">
      <style:paragraph-properties fo:margin-left="0in" fo:margin-right="0in" fo:orphans="2" fo:widows="2" fo:text-indent="0in" style:auto-text-indent="false"/>
      <style:text-properties style:use-window-font-color="true" style:font-name="Times New Roman" fo:font-size="10pt" style:font-size-asian="10pt"/>
    </style:style>
    <style:style style:name="P6" style:family="paragraph" style:parent-style-name="Standard">
      <style:paragraph-properties fo:margin-left="0in" fo:margin-right="0in" fo:text-align="center" style:justify-single-word="false" fo:text-indent="0in" style:auto-text-indent="false">
        <style:tab-stops/>
      </style:paragraph-properties>
    </style:style>
    <style:style style:name="P7" style:family="paragraph" style:parent-style-name="Standard">
      <style:paragraph-properties fo:margin-left="0in" fo:margin-right="0in" fo:text-align="center" style:justify-single-word="false" fo:orphans="2" fo:widows="2" fo:text-indent="0in" style:auto-text-indent="false"/>
    </style:style>
    <style:style style:name="P8"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9" style:family="paragraph" style:parent-style-name="Standard">
      <style:paragraph-properties fo:margin-left="0in" fo:margin-right="0in" fo:text-align="start" style:justify-single-word="false" fo:text-indent="0in" style:auto-text-indent="false">
        <style:tab-stops/>
      </style:paragraph-properties>
    </style:style>
    <style:style style:name="P10" style:family="paragraph" style:parent-style-name="Standard">
      <style:paragraph-properties fo:margin-left="0in" fo:margin-right="0in" fo:text-align="end" style:justify-single-word="false" fo:orphans="2" fo:widows="2" fo:text-indent="0in" style:auto-text-indent="false"/>
    </style:style>
    <style:style style:name="P11" style:family="paragraph" style:parent-style-name="Standard">
      <style:paragraph-properties fo:margin-left="0in" fo:margin-right="0in" fo:text-align="end" style:justify-single-word="false" fo:orphans="2" fo:widows="2" fo:text-indent="0in" style:auto-text-indent="false">
        <style:tab-stops/>
      </style:paragraph-properties>
    </style:style>
    <style:style style:name="P12" style:family="paragraph" style:parent-style-name="Standard">
      <style:paragraph-properties fo:margin-left="0in" fo:margin-right="0in" fo:text-indent="0in" style:auto-text-indent="false">
        <style:tab-stops/>
      </style:paragraph-properties>
    </style:style>
    <style:style style:name="P13" style:family="paragraph" style:parent-style-name="Heading_20_2">
      <style:paragraph-properties fo:margin-left="0in" fo:margin-right="0in" fo:text-indent="0in" style:auto-text-indent="false">
        <style:tab-stops/>
      </style:paragraph-properties>
    </style:style>
    <style:style style:name="P14" style:family="paragraph" style:parent-style-name="Heading_20_3">
      <style:paragraph-properties fo:margin-left="0in" fo:margin-right="0in" fo:text-indent="0in" style:auto-text-indent="false">
        <style:tab-stops/>
      </style:paragraph-properties>
    </style:style>
    <style:style style:name="P15" style:family="paragraph" style:parent-style-name="Text_20_body">
      <style:paragraph-properties fo:margin-left="0in" fo:margin-right="0in" fo:text-indent="0in" style:auto-text-indent="false"/>
    </style:style>
    <style:style style:name="P16" style:family="paragraph" style:parent-style-name="Preformatted" style:master-page-name="Standard">
      <style:paragraph-properties fo:margin-left="0in" fo:margin-right="0in" fo:orphans="2" fo:widows="2" fo:text-indent="0in" style:auto-text-indent="false" style:page-number="auto"/>
    </style:style>
    <style:style style:name="T1" style:family="text">
      <style:text-properties style:font-name="Times New Roman"/>
    </style:style>
    <style:style style:name="T2" style:family="text">
      <style:text-properties style:font-name="Times New Roman" fo:font-size="10pt" fo:font-weight="bold" style:font-size-asian="10pt" style:font-weight-asian="bold"/>
    </style:style>
    <style:style style:name="T3" style:family="text">
      <style:text-properties style:font-name="Times New Roman" fo:font-size="10pt" style:font-size-asian="10pt"/>
    </style:style>
    <style:style style:name="T4" style:family="text">
      <style:text-properties style:use-window-font-color="true" style:font-name="Times New Roman" fo:font-size="18pt" style:font-size-asian="18pt"/>
    </style:style>
    <style:style style:name="T5" style:family="text">
      <style:text-properties style:use-window-font-color="true" style:font-name="Times New Roman"/>
    </style:style>
    <style:style style:name="T6" style:family="text">
      <style:text-properties style:use-window-font-color="true" style:font-name="Times New Roman" fo:font-size="10pt" style:font-size-asian="10pt"/>
    </style:style>
    <style:style style:name="T7" style:family="text">
      <style:text-properties style:use-window-font-color="true" style:font-name="Times New Roman" fo:font-size="10pt" fo:font-weight="bold" style:font-size-asian="10pt" style:font-weight-asian="bold"/>
    </style:style>
    <style:style style:name="T8" style:family="text">
      <style:text-properties style:use-window-font-color="true" style:font-name="Times New Roman" fo:font-size="10pt" fo:font-style="italic" style:font-size-asian="10pt" style:font-style-asian="italic"/>
    </style:style>
    <style:style style:name="T9"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This material is Open Game Content, and is licensed for public use under the terms of the Open Game License v1.0a.</text:span></text:p>
      <text:p text:style-name="P1"><text:span text:style-name="T4">MAGIC ITEMS III (POTIONS, RINGS, &amp; RODS)</text:span></text:p>
      <text:p text:style-name="P3"/>
      <text:p text:style-name="P1"><text:span text:style-name="T5">POTIONS AND OILS</text:span></text:p>
      <text:p text:style-name="P1"><text:span text:style-name="T6">A potion is a magic liquid that produces its effect when imbibed. Magic oils are similar to potions, except that oils are applied externally rather than imbibed. A potion or oil can be used only once. It can duplicate the effect of a spell of up to 3rd level that has a casting time of less than 1 minute.</text:span></text:p>
      <text:p text:style-name="P1"><text:span text:style-name="T6">Potions are like spells cast upon the imbiber. The character taking the potion doesn’t get to make any decisions about the effect —the caster who brewed the potion has already done so. The drinker of a potion is both the effective target and the caster of the effect (though the potion indicates the caster level, the drinker still controls the effect).</text:span></text:p>
      <text:p text:style-name="P1"><text:span text:style-name="T6">The person applying an oil is the effective caster, but the object is the target.</text:span></text:p>
      <text:p text:style-name="P1"><text:span text:style-name="T7">Physical Description:</text:span><text:span text:style-name="T6"> A typical potion or oil consists of 1 ounce of liquid held in a ceramic or glass vial fitted with a tight stopper. The stoppered container is usually no more than 1 inch wide and 2 inches high. The vial has AC 13, 1 hit point, hardness 1, and a break DC of 12. Vials hold 1 ounce of liquid.</text:span></text:p>
      <text:p text:style-name="P1"><text:span text:style-name="T7">Identifying Potions:</text:span><text:span text:style-name="T6"> In addition to the standard methods of identification, PCs can sample from each container they find to attempt to determine the nature of the liquid inside. An experienced character learns to identify potions by memory</text:span></text:p>
      <text:p text:style-name="P1"><text:span text:style-name="T6">—for example, the last time she tasted a liquid that reminded her of almonds, it turned out to be a </text:span><text:span text:style-name="T8">potion of cure moderate wounds</text:span><text:span text:style-name="T6">. </text:span></text:p>
      <text:p text:style-name="P1"><text:span text:style-name="T7">Activation:</text:span><text:span text:style-name="T6"> Drinking a potion or applying an oil requires no special skill. The user merely removes the stopper and swallows the potion or smears on the oil. The following rules govern potion and oil use.</text:span></text:p>
      <text:p text:style-name="P1"><text:span text:style-name="T6">Drinking a potion or using an oil on an item of gear is a standard action. The potion or oil takes effect immediately. Using a potion or oil provokes attacks of opportunity. A successful attack (including grappling attacks) against the character forces a Concentration check (as for casting a spell). If the character fails this check, she cannot drink the potion. An enemy may direct an attack of opportunity against the potion or oil container rather than against the character. A successful attack of this sort can destroy the container. </text:span></text:p>
      <text:p text:style-name="P1"><text:span text:style-name="T6">A creature must be able to swallow a potion or smear on an oil. Because of this, incorporeal creatures cannot use potions or oils. </text:span></text:p>
      <text:p text:style-name="P1"><text:span text:style-name="T6">Any corporeal creature can imbibe a potion. The potion must be swallowed. Any corporeal creature can use an oil.</text:span></text:p>
      <text:p text:style-name="P1"><text:span text:style-name="T6">A character can carefully administer a potion to an unconscious creature as a full-round action, trickling the liquid down the creature’s throat. Likewise, it takes a full-round action to apply an oil to an unconscious creature.</text:span></text:p>
      <text:p text:style-name="P4"/>
      <text:p text:style-name="P1"><text:span text:style-name="T5">Potion Descriptions</text:span></text:p>
      <text:p text:style-name="P1"><text:span text:style-name="T6">The caster level for a standard potion is the minimum caster level needed to cast the spell (unless otherwise specified).</text:span></text:p>
      <table:table table:name="Table1" table:style-name="Table1">
        <table:table-column table:style-name="Table1.A"/>
        <table:table-column table:style-name="Table1.B"/>
        <table:table-column table:style-name="Table1.A"/>
        <table:table-column table:style-name="Table1.D"/>
        <table:table-column table:style-name="Table1.E"/>
        <table:table-row table:style-name="Table1.1">
          <table:table-cell table:style-name="Table1.A1" table:number-columns-spanned="5" office:value-type="string">
            <text:p text:style-name="P2"><text:span text:style-name="T7">Table: Potions and Oils</text:span></text:p>
          </table:table-cell>
          <table:covered-table-cell/>
          <table:covered-table-cell/>
          <table:covered-table-cell/>
          <table:covered-table-cell/>
        </table:table-row>
        <table:table-row table:style-name="Table1.1">
          <table:table-cell table:style-name="Table1.A2" office:value-type="string">
            <text:p text:style-name="P6"><text:span text:style-name="T5">Minor</text:span></text:p>
          </table:table-cell>
          <table:table-cell table:style-name="Table1.A2" office:value-type="string">
            <text:p text:style-name="P6"><text:span text:style-name="T5">Medium</text:span></text:p>
          </table:table-cell>
          <table:table-cell table:style-name="Table1.A2" office:value-type="string">
            <text:p text:style-name="P6"><text:span text:style-name="T5">Major</text:span></text:p>
          </table:table-cell>
          <table:table-cell table:style-name="Table1.A2" office:value-type="string">
            <text:p text:style-name="P9"><text:span text:style-name="T5">Potion or Oil</text:span></text:p>
          </table:table-cell>
          <table:table-cell table:style-name="Table1.A2" office:value-type="string">
            <text:h text:style-name="P14" text:outline-level="3"><text:span text:style-name="T1">Market Price</text:span></text:h>
          </table:table-cell>
        </table:table-row>
        <table:table-row table:style-name="Table1.1">
          <table:table-cell table:style-name="Table1.A2" office:value-type="string">
            <text:p text:style-name="P7"><text:span text:style-name="T6">01–10</text:span></text:p>
          </table:table-cell>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1"><text:span text:style-name="T8">Cure light wounds </text:span><text:span text:style-name="T6">(potion)</text:span></text:p>
          </table:table-cell>
          <table:table-cell table:style-name="Table1.A2" office:value-type="string">
            <text:p text:style-name="P10"><text:span text:style-name="T6">50 gp</text:span></text:p>
          </table:table-cell>
        </table:table-row>
        <table:table-row table:style-name="Table1.1">
          <table:table-cell table:style-name="Table1.A2" office:value-type="string">
            <text:p text:style-name="P7"><text:span text:style-name="T6">11–13</text:span></text:p>
          </table:table-cell>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1"><text:span text:style-name="T8">Endure elements </text:span><text:span text:style-name="T6">(potion)</text:span></text:p>
          </table:table-cell>
          <table:table-cell table:style-name="Table1.A2" office:value-type="string">
            <text:p text:style-name="P10"><text:span text:style-name="T6">50 gp</text:span></text:p>
          </table:table-cell>
        </table:table-row>
        <table:table-row table:style-name="Table1.1">
          <table:table-cell table:style-name="Table1.A2" office:value-type="string">
            <text:p text:style-name="P7"><text:span text:style-name="T6">14–15</text:span></text:p>
          </table:table-cell>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1"><text:span text:style-name="T8">Hide from animals </text:span><text:span text:style-name="T6">(potion)</text:span></text:p>
          </table:table-cell>
          <table:table-cell table:style-name="Table1.A2" office:value-type="string">
            <text:p text:style-name="P10"><text:span text:style-name="T6">50 gp</text:span></text:p>
          </table:table-cell>
        </table:table-row>
        <table:table-row table:style-name="Table1.1">
          <table:table-cell table:style-name="Table1.A2" office:value-type="string">
            <text:p text:style-name="P7"><text:span text:style-name="T6">16–17</text:span></text:p>
          </table:table-cell>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1"><text:span text:style-name="T8">Hide from undead </text:span><text:span text:style-name="T6">(potion)</text:span></text:p>
          </table:table-cell>
          <table:table-cell table:style-name="Table1.A2" office:value-type="string">
            <text:p text:style-name="P10"><text:span text:style-name="T6">50 gp</text:span></text:p>
          </table:table-cell>
        </table:table-row>
        <table:table-row table:style-name="Table1.1">
          <table:table-cell table:style-name="Table1.A2" office:value-type="string">
            <text:p text:style-name="P7"><text:span text:style-name="T6">18–19</text:span></text:p>
          </table:table-cell>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1"><text:span text:style-name="T8">Jump </text:span><text:span text:style-name="T6">(potion)</text:span></text:p>
          </table:table-cell>
          <table:table-cell table:style-name="Table1.A2" office:value-type="string">
            <text:p text:style-name="P10"><text:span text:style-name="T6">50 gp</text:span></text:p>
          </table:table-cell>
        </table:table-row>
        <table:table-row table:style-name="Table1.1">
          <table:table-cell table:style-name="Table1.A2" office:value-type="string">
            <text:p text:style-name="P7"><text:span text:style-name="T6">20–22</text:span></text:p>
          </table:table-cell>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1"><text:span text:style-name="T8">Mage armor </text:span><text:span text:style-name="T6">(potion)</text:span></text:p>
          </table:table-cell>
          <table:table-cell table:style-name="Table1.A2" office:value-type="string">
            <text:p text:style-name="P10"><text:span text:style-name="T6">50 gp</text:span></text:p>
          </table:table-cell>
        </table:table-row>
        <table:table-row table:style-name="Table1.1">
          <table:table-cell table:style-name="Table1.A2" office:value-type="string">
            <text:p text:style-name="P7"><text:span text:style-name="T6">23–25</text:span></text:p>
          </table:table-cell>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1"><text:span text:style-name="T8">Magic fang </text:span><text:span text:style-name="T6">(potion)</text:span></text:p>
          </table:table-cell>
          <table:table-cell table:style-name="Table1.A2" office:value-type="string">
            <text:p text:style-name="P10"><text:span text:style-name="T6">50 gp</text:span></text:p>
          </table:table-cell>
        </table:table-row>
        <table:table-row table:style-name="Table1.1">
          <table:table-cell table:style-name="Table1.A2" office:value-type="string">
            <text:p text:style-name="P7"><text:span text:style-name="T6">26</text:span></text:p>
          </table:table-cell>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1"><text:span text:style-name="T8">Magic stone </text:span><text:span text:style-name="T6">(oil)</text:span></text:p>
          </table:table-cell>
          <table:table-cell table:style-name="Table1.A2" office:value-type="string">
            <text:p text:style-name="P10"><text:span text:style-name="T6">50 gp</text:span></text:p>
          </table:table-cell>
        </table:table-row>
        <table:table-row table:style-name="Table1.1">
          <table:table-cell table:style-name="Table1.A2" office:value-type="string">
            <text:p text:style-name="P7"><text:span text:style-name="T6">27–29</text:span></text:p>
          </table:table-cell>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1"><text:span text:style-name="T8">Magic weapon </text:span><text:span text:style-name="T6">(oil)</text:span></text:p>
          </table:table-cell>
          <table:table-cell table:style-name="Table1.A2" office:value-type="string">
            <text:p text:style-name="P10"><text:span text:style-name="T6">50 gp</text:span></text:p>
          </table:table-cell>
        </table:table-row>
        <table:table-row table:style-name="Table1.1">
          <table:table-cell table:style-name="Table1.A2" office:value-type="string">
            <text:p text:style-name="P7"><text:span text:style-name="T6">30</text:span></text:p>
          </table:table-cell>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1"><text:span text:style-name="T8">Pass without trace </text:span><text:span text:style-name="T6">(potion)</text:span></text:p>
          </table:table-cell>
          <table:table-cell table:style-name="Table1.A2" office:value-type="string">
            <text:p text:style-name="P10"><text:span text:style-name="T6">50 gp</text:span></text:p>
          </table:table-cell>
        </table:table-row>
        <table:table-row table:style-name="Table1.1">
          <table:table-cell table:style-name="Table1.A2" office:value-type="string">
            <text:p text:style-name="P7"><text:span text:style-name="T6">31–32</text:span></text:p>
          </table:table-cell>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1"><text:span text:style-name="T8">Protection from (alignment) </text:span><text:span text:style-name="T6">(potion)</text:span></text:p>
          </table:table-cell>
          <table:table-cell table:style-name="Table1.A2" office:value-type="string">
            <text:p text:style-name="P10"><text:span text:style-name="T6">50 gp</text:span></text:p>
          </table:table-cell>
        </table:table-row>
        <table:table-row table:style-name="Table1.1">
          <table:table-cell table:style-name="Table1.A2" office:value-type="string">
            <text:p text:style-name="P7"><text:span text:style-name="T6">33–34</text:span></text:p>
          </table:table-cell>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1"><text:span text:style-name="T8">Remove fear </text:span><text:span text:style-name="T6">(potion)</text:span></text:p>
          </table:table-cell>
          <table:table-cell table:style-name="Table1.A2" office:value-type="string">
            <text:p text:style-name="P10"><text:span text:style-name="T6">50 gp</text:span></text:p>
          </table:table-cell>
        </table:table-row>
        <table:table-row table:style-name="Table1.1">
          <table:table-cell table:style-name="Table1.A2" office:value-type="string">
            <text:p text:style-name="P7"><text:span text:style-name="T6">35</text:span></text:p>
          </table:table-cell>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1"><text:span text:style-name="T8">Sanctuary </text:span><text:span text:style-name="T6">(potion)</text:span></text:p>
          </table:table-cell>
          <table:table-cell table:style-name="Table1.A2" office:value-type="string">
            <text:p text:style-name="P10"><text:span text:style-name="T6">50 gp</text:span></text:p>
          </table:table-cell>
        </table:table-row>
        <table:table-row table:style-name="Table1.1">
          <table:table-cell table:style-name="Table1.A2" office:value-type="string">
            <text:p text:style-name="P7"><text:span text:style-name="T6">36–38</text:span></text:p>
          </table:table-cell>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1"><text:span text:style-name="T8">Shield of faith +2 </text:span><text:span text:style-name="T6">(potion)</text:span></text:p>
          </table:table-cell>
          <table:table-cell table:style-name="Table1.A2" office:value-type="string">
            <text:p text:style-name="P10"><text:span text:style-name="T6">50 gp</text:span></text:p>
          </table:table-cell>
        </table:table-row>
        <table:table-row table:style-name="Table1.1">
          <table:table-cell table:style-name="Table1.A2" office:value-type="string">
            <text:p text:style-name="P7"><text:span text:style-name="T6">39</text:span></text:p>
          </table:table-cell>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1"><text:span text:style-name="T8">Shillelagh </text:span><text:span text:style-name="T6">(oil)</text:span></text:p>
          </table:table-cell>
          <table:table-cell table:style-name="Table1.A2" office:value-type="string">
            <text:p text:style-name="P10"><text:span text:style-name="T6">50 gp</text:span></text:p>
          </table:table-cell>
        </table:table-row>
        <table:table-row table:style-name="Table1.1">
          <table:table-cell table:style-name="Table1.A2" office:value-type="string">
            <text:p text:style-name="P7"><text:span text:style-name="T6">40–41</text:span></text:p>
          </table:table-cell>
          <table:table-cell table:style-name="Table1.A2" office:value-type="string">
            <text:p text:style-name="P7"><text:span text:style-name="T6">01–02</text:span></text:p>
          </table:table-cell>
          <table:table-cell table:style-name="Table1.A2" office:value-type="string">
            <text:p text:style-name="P7"><text:span text:style-name="T6">—</text:span></text:p>
          </table:table-cell>
          <table:table-cell table:style-name="Table1.A2" office:value-type="string">
            <text:p text:style-name="P1"><text:span text:style-name="T8">Bless weapon </text:span><text:span text:style-name="T6">(oil)</text:span></text:p>
          </table:table-cell>
          <table:table-cell table:style-name="Table1.A2" office:value-type="string">
            <text:p text:style-name="P10"><text:span text:style-name="T6">100 gp</text:span></text:p>
          </table:table-cell>
        </table:table-row>
        <table:table-row table:style-name="Table1.1">
          <table:table-cell table:style-name="Table1.A2" office:value-type="string">
            <text:p text:style-name="P7"><text:span text:style-name="T6">42–44</text:span></text:p>
          </table:table-cell>
          <table:table-cell table:style-name="Table1.A2" office:value-type="string">
            <text:p text:style-name="P7"><text:span text:style-name="T6">03–04</text:span></text:p>
          </table:table-cell>
          <table:table-cell table:style-name="Table1.A2" office:value-type="string">
            <text:p text:style-name="P7"><text:span text:style-name="T6">—</text:span></text:p>
          </table:table-cell>
          <table:table-cell table:style-name="Table1.A2" office:value-type="string">
            <text:p text:style-name="P1"><text:span text:style-name="T8">Enlarge person </text:span><text:span text:style-name="T6">(potion)</text:span></text:p>
          </table:table-cell>
          <table:table-cell table:style-name="Table1.A2" office:value-type="string">
            <text:p text:style-name="P10"><text:span text:style-name="T6">250 gp</text:span></text:p>
          </table:table-cell>
        </table:table-row>
        <table:table-row table:style-name="Table1.1">
          <table:table-cell table:style-name="Table1.A2" office:value-type="string">
            <text:p text:style-name="P7"><text:span text:style-name="T6">45</text:span></text:p>
          </table:table-cell>
          <table:table-cell table:style-name="Table1.A2" office:value-type="string">
            <text:p text:style-name="P7"><text:span text:style-name="T6">05</text:span></text:p>
          </table:table-cell>
          <table:table-cell table:style-name="Table1.A2" office:value-type="string">
            <text:p text:style-name="P7"><text:span text:style-name="T6">—</text:span></text:p>
          </table:table-cell>
          <table:table-cell table:style-name="Table1.A2" office:value-type="string">
            <text:p text:style-name="P1"><text:span text:style-name="T8">Reduce person </text:span><text:span text:style-name="T6">(potion)</text:span></text:p>
          </table:table-cell>
          <table:table-cell table:style-name="Table1.A2" office:value-type="string">
            <text:p text:style-name="P10"><text:span text:style-name="T6">250 gp</text:span></text:p>
          </table:table-cell>
        </table:table-row>
        <table:table-row table:style-name="Table1.1">
          <table:table-cell table:style-name="Table1.A2" office:value-type="string">
            <text:p text:style-name="P7"><text:span text:style-name="T6">46–47</text:span></text:p>
          </table:table-cell>
          <table:table-cell table:style-name="Table1.A2" office:value-type="string">
            <text:p text:style-name="P7"><text:span text:style-name="T6">06</text:span></text:p>
          </table:table-cell>
          <table:table-cell table:style-name="Table1.A2" office:value-type="string">
            <text:p text:style-name="P7"><text:span text:style-name="T6">—</text:span></text:p>
          </table:table-cell>
          <table:table-cell table:style-name="Table1.A2" office:value-type="string">
            <text:p text:style-name="P1"><text:span text:style-name="T8">Aid </text:span><text:span text:style-name="T6">(potion)</text:span></text:p>
          </table:table-cell>
          <table:table-cell table:style-name="Table1.A2" office:value-type="string">
            <text:p text:style-name="P10"><text:span text:style-name="T6">300 gp</text:span></text:p>
          </table:table-cell>
        </table:table-row>
        <table:table-row table:style-name="Table1.1">
          <table:table-cell table:style-name="Table1.A2" office:value-type="string">
            <text:p text:style-name="P7"><text:span text:style-name="T6">48–50</text:span></text:p>
          </table:table-cell>
          <table:table-cell table:style-name="Table1.A2" office:value-type="string">
            <text:p text:style-name="P7"><text:span text:style-name="T6">07</text:span></text:p>
          </table:table-cell>
          <table:table-cell table:style-name="Table1.A2" office:value-type="string">
            <text:p text:style-name="P7"><text:span text:style-name="T6">—</text:span></text:p>
          </table:table-cell>
          <table:table-cell table:style-name="Table1.A2" office:value-type="string">
            <text:p text:style-name="P1"><text:span text:style-name="T8">Barkskin +2 </text:span><text:span text:style-name="T6">(potion)</text:span></text:p>
          </table:table-cell>
          <table:table-cell table:style-name="Table1.A2" office:value-type="string">
            <text:p text:style-name="P10"><text:span text:style-name="T6">300 gp</text:span></text:p>
          </table:table-cell>
        </table:table-row>
        <table:table-row table:style-name="Table1.1">
          <table:table-cell table:style-name="Table1.A2" office:value-type="string">
            <text:p text:style-name="P7"><text:span text:style-name="T6">51–53</text:span></text:p>
          </table:table-cell>
          <table:table-cell table:style-name="Table1.A2" office:value-type="string">
            <text:p text:style-name="P7"><text:span text:style-name="T6">08–10</text:span></text:p>
          </table:table-cell>
          <table:table-cell table:style-name="Table1.A2" office:value-type="string">
            <text:p text:style-name="P7"><text:span text:style-name="T6">—</text:span></text:p>
          </table:table-cell>
          <table:table-cell table:style-name="Table1.A2" office:value-type="string">
            <text:p text:style-name="P1"><text:span text:style-name="T8">Bear’s endurance </text:span><text:span text:style-name="T6">(potion)</text:span></text:p>
          </table:table-cell>
          <table:table-cell table:style-name="Table1.A2" office:value-type="string">
            <text:p text:style-name="P10"><text:span text:style-name="T6">300 gp</text:span></text:p>
          </table:table-cell>
        </table:table-row>
        <table:table-row table:style-name="Table1.1">
          <table:table-cell table:style-name="Table1.A2" office:value-type="string">
            <text:p text:style-name="P7"><text:span text:style-name="T6">54–56</text:span></text:p>
          </table:table-cell>
          <table:table-cell table:style-name="Table1.A2" office:value-type="string">
            <text:p text:style-name="P7"><text:span text:style-name="T6">11–13</text:span></text:p>
          </table:table-cell>
          <table:table-cell table:style-name="Table1.A2" office:value-type="string">
            <text:p text:style-name="P7"><text:span text:style-name="T6">01–02</text:span></text:p>
          </table:table-cell>
          <table:table-cell table:style-name="Table1.A2" office:value-type="string">
            <text:p text:style-name="P1"><text:span text:style-name="T8">Blur </text:span><text:span text:style-name="T6">(potion)</text:span></text:p>
          </table:table-cell>
          <table:table-cell table:style-name="Table1.A2" office:value-type="string">
            <text:p text:style-name="P10"><text:span text:style-name="T6">300 gp</text:span></text:p>
          </table:table-cell>
        </table:table-row>
        <table:table-row table:style-name="Table1.1">
          <table:table-cell table:style-name="Table1.A2" office:value-type="string">
            <text:p text:style-name="P7"><text:span text:style-name="T6">57–59</text:span></text:p>
          </table:table-cell>
          <table:table-cell table:style-name="Table1.A2" office:value-type="string">
            <text:p text:style-name="P7"><text:span text:style-name="T6">14–16</text:span></text:p>
          </table:table-cell>
          <table:table-cell table:style-name="Table1.A2" office:value-type="string">
            <text:p text:style-name="P7"><text:span text:style-name="T6">—</text:span></text:p>
          </table:table-cell>
          <table:table-cell table:style-name="Table1.A2" office:value-type="string">
            <text:p text:style-name="P1"><text:span text:style-name="T8">Bull’s strength </text:span><text:span text:style-name="T6">(potion)</text:span></text:p>
          </table:table-cell>
          <table:table-cell table:style-name="Table1.A2" office:value-type="string">
            <text:p text:style-name="P10"><text:span text:style-name="T6">300 gp</text:span></text:p>
          </table:table-cell>
        </table:table-row>
        <table:table-row table:style-name="Table1.1">
          <table:table-cell table:style-name="Table1.A2" office:value-type="string">
            <text:p text:style-name="P7"><text:span text:style-name="T6">60–62</text:span></text:p>
          </table:table-cell>
          <table:table-cell table:style-name="Table1.A2" office:value-type="string">
            <text:p text:style-name="P7"><text:span text:style-name="T6">17–19</text:span></text:p>
          </table:table-cell>
          <table:table-cell table:style-name="Table1.A2" office:value-type="string">
            <text:p text:style-name="P7"><text:span text:style-name="T6">—</text:span></text:p>
          </table:table-cell>
          <table:table-cell table:style-name="Table1.A2" office:value-type="string">
            <text:p text:style-name="P1"><text:span text:style-name="T8">Cat’s grace </text:span><text:span text:style-name="T6">(potion)</text:span></text:p>
          </table:table-cell>
          <table:table-cell table:style-name="Table1.A2" office:value-type="string">
            <text:p text:style-name="P10"><text:span text:style-name="T6">300 gp</text:span></text:p>
          </table:table-cell>
        </table:table-row>
        <text:soft-page-break/>
        <table:table-row table:style-name="Table1.1">
          <table:table-cell table:style-name="Table1.A2" office:value-type="string">
            <text:p text:style-name="P7"><text:span text:style-name="T6">63–67</text:span></text:p>
          </table:table-cell>
          <table:table-cell table:style-name="Table1.A2" office:value-type="string">
            <text:p text:style-name="P7"><text:span text:style-name="T6">20–27</text:span></text:p>
          </table:table-cell>
          <table:table-cell table:style-name="Table1.A2" office:value-type="string">
            <text:p text:style-name="P7"><text:span text:style-name="T6">03–07</text:span></text:p>
          </table:table-cell>
          <table:table-cell table:style-name="Table1.A2" office:value-type="string">
            <text:p text:style-name="P1"><text:span text:style-name="T8">Cure moderate wounds </text:span><text:span text:style-name="T6">(potion)</text:span></text:p>
          </table:table-cell>
          <table:table-cell table:style-name="Table1.A2" office:value-type="string">
            <text:p text:style-name="P10"><text:span text:style-name="T6">300 gp</text:span></text:p>
          </table:table-cell>
        </table:table-row>
        <table:table-row table:style-name="Table1.1">
          <table:table-cell table:style-name="Table1.A2" office:value-type="string">
            <text:p text:style-name="P7"><text:span text:style-name="T6">68</text:span></text:p>
          </table:table-cell>
          <table:table-cell table:style-name="Table1.A2" office:value-type="string">
            <text:p text:style-name="P7"><text:span text:style-name="T6">28</text:span></text:p>
          </table:table-cell>
          <table:table-cell table:style-name="Table1.A2" office:value-type="string">
            <text:p text:style-name="P7"><text:span text:style-name="T6">—</text:span></text:p>
          </table:table-cell>
          <table:table-cell table:style-name="Table1.A2" office:value-type="string">
            <text:p text:style-name="P1"><text:span text:style-name="T8">Darkness </text:span><text:span text:style-name="T6">(oil)</text:span></text:p>
          </table:table-cell>
          <table:table-cell table:style-name="Table1.A2" office:value-type="string">
            <text:p text:style-name="P10"><text:span text:style-name="T6">300 gp</text:span></text:p>
          </table:table-cell>
        </table:table-row>
        <table:table-row table:style-name="Table1.1">
          <table:table-cell table:style-name="Table1.A2" office:value-type="string">
            <text:p text:style-name="P7"><text:span text:style-name="T6">69–71</text:span></text:p>
          </table:table-cell>
          <table:table-cell table:style-name="Table1.A2" office:value-type="string">
            <text:p text:style-name="P7"><text:span text:style-name="T6">29–30</text:span></text:p>
          </table:table-cell>
          <table:table-cell table:style-name="Table1.A2" office:value-type="string">
            <text:p text:style-name="P7"><text:span text:style-name="T6">08–09</text:span></text:p>
          </table:table-cell>
          <table:table-cell table:style-name="Table1.A2" office:value-type="string">
            <text:p text:style-name="P1"><text:span text:style-name="T8">Darkvision </text:span><text:span text:style-name="T6">(potion)</text:span></text:p>
          </table:table-cell>
          <table:table-cell table:style-name="Table1.A2" office:value-type="string">
            <text:p text:style-name="P10"><text:span text:style-name="T6">300 gp</text:span></text:p>
          </table:table-cell>
        </table:table-row>
        <table:table-row table:style-name="Table1.1">
          <table:table-cell table:style-name="Table1.A2" office:value-type="string">
            <text:p text:style-name="P7"><text:span text:style-name="T6">72–74</text:span></text:p>
          </table:table-cell>
          <table:table-cell table:style-name="Table1.A2" office:value-type="string">
            <text:p text:style-name="P7"><text:span text:style-name="T6">31</text:span></text:p>
          </table:table-cell>
          <table:table-cell table:style-name="Table1.A2" office:value-type="string">
            <text:p text:style-name="P7"><text:span text:style-name="T6">—</text:span></text:p>
          </table:table-cell>
          <table:table-cell table:style-name="Table1.A2" office:value-type="string">
            <text:p text:style-name="P1"><text:span text:style-name="T8">Delay poison </text:span><text:span text:style-name="T6">(potion)</text:span></text:p>
          </table:table-cell>
          <table:table-cell table:style-name="Table1.A2" office:value-type="string">
            <text:p text:style-name="P10"><text:span text:style-name="T6">300 gp</text:span></text:p>
          </table:table-cell>
        </table:table-row>
        <table:table-row table:style-name="Table1.1">
          <table:table-cell table:style-name="Table1.A2" office:value-type="string">
            <text:p text:style-name="P7"><text:span text:style-name="T6">75–76</text:span></text:p>
          </table:table-cell>
          <table:table-cell table:style-name="Table1.A2" office:value-type="string">
            <text:p text:style-name="P7"><text:span text:style-name="T6">32–33</text:span></text:p>
          </table:table-cell>
          <table:table-cell table:style-name="Table1.A2" office:value-type="string">
            <text:p text:style-name="P7"><text:span text:style-name="T6">—</text:span></text:p>
          </table:table-cell>
          <table:table-cell table:style-name="Table1.A2" office:value-type="string">
            <text:p text:style-name="P1"><text:span text:style-name="T8">Eagle’s splendor </text:span><text:span text:style-name="T6">(potion)</text:span></text:p>
          </table:table-cell>
          <table:table-cell table:style-name="Table1.A2" office:value-type="string">
            <text:p text:style-name="P10"><text:span text:style-name="T6">300 gp</text:span></text:p>
          </table:table-cell>
        </table:table-row>
        <table:table-row table:style-name="Table1.1">
          <table:table-cell table:style-name="Table1.A2" office:value-type="string">
            <text:p text:style-name="P7"><text:span text:style-name="T6">77–78</text:span></text:p>
          </table:table-cell>
          <table:table-cell table:style-name="Table1.A2" office:value-type="string">
            <text:p text:style-name="P7"><text:span text:style-name="T6">34–35</text:span></text:p>
          </table:table-cell>
          <table:table-cell table:style-name="Table1.A2" office:value-type="string">
            <text:p text:style-name="P7"><text:span text:style-name="T6">—</text:span></text:p>
          </table:table-cell>
          <table:table-cell table:style-name="Table1.A2" office:value-type="string">
            <text:p text:style-name="P1"><text:span text:style-name="T8">Fox’s cunning </text:span><text:span text:style-name="T6">(potion)</text:span></text:p>
          </table:table-cell>
          <table:table-cell table:style-name="Table1.A2" office:value-type="string">
            <text:p text:style-name="P10"><text:span text:style-name="T6">300 gp</text:span></text:p>
          </table:table-cell>
        </table:table-row>
        <table:table-row table:style-name="Table1.1">
          <table:table-cell table:style-name="Table1.A2" office:value-type="string">
            <text:p text:style-name="P7"><text:span text:style-name="T6">79–81</text:span></text:p>
          </table:table-cell>
          <table:table-cell table:style-name="Table1.A2" office:value-type="string">
            <text:p text:style-name="P7"><text:span text:style-name="T6">36–37</text:span></text:p>
          </table:table-cell>
          <table:table-cell table:style-name="Table1.A2" office:value-type="string">
            <text:p text:style-name="P7"><text:span text:style-name="T6">10–11</text:span></text:p>
          </table:table-cell>
          <table:table-cell table:style-name="Table1.A2" office:value-type="string">
            <text:p text:style-name="P1"><text:span text:style-name="T8">Invisibility </text:span><text:span text:style-name="T6">(potion or oil)</text:span></text:p>
          </table:table-cell>
          <table:table-cell table:style-name="Table1.A2" office:value-type="string">
            <text:p text:style-name="P10"><text:span text:style-name="T6">300 gp</text:span></text:p>
          </table:table-cell>
        </table:table-row>
        <table:table-row table:style-name="Table1.1">
          <table:table-cell table:style-name="Table1.A2" office:value-type="string">
            <text:p text:style-name="P7"><text:span text:style-name="T6">82–84</text:span></text:p>
          </table:table-cell>
          <table:table-cell table:style-name="Table1.A2" office:value-type="string">
            <text:p text:style-name="P7"><text:span text:style-name="T6">38</text:span></text:p>
          </table:table-cell>
          <table:table-cell table:style-name="Table1.A2" office:value-type="string">
            <text:p text:style-name="P7"><text:span text:style-name="T6">12</text:span></text:p>
          </table:table-cell>
          <table:table-cell table:style-name="Table1.A2" office:value-type="string">
            <text:p text:style-name="P1"><text:span text:style-name="T8">Lesser restoration </text:span><text:span text:style-name="T6">(potion)</text:span></text:p>
          </table:table-cell>
          <table:table-cell table:style-name="Table1.A2" office:value-type="string">
            <text:p text:style-name="P10"><text:span text:style-name="T6">300 gp</text:span></text:p>
          </table:table-cell>
        </table:table-row>
        <table:table-row table:style-name="Table1.1">
          <table:table-cell table:style-name="Table1.A2" office:value-type="string">
            <text:p text:style-name="P7"><text:span text:style-name="T6">85–86</text:span></text:p>
          </table:table-cell>
          <table:table-cell table:style-name="Table1.A2" office:value-type="string">
            <text:p text:style-name="P7"><text:span text:style-name="T6">39</text:span></text:p>
          </table:table-cell>
          <table:table-cell table:style-name="Table1.A2" office:value-type="string">
            <text:p text:style-name="P7"><text:span text:style-name="T6">—</text:span></text:p>
          </table:table-cell>
          <table:table-cell table:style-name="Table1.A2" office:value-type="string">
            <text:p text:style-name="P1"><text:span text:style-name="T8">Levitate </text:span><text:span text:style-name="T6">(potion or oil)</text:span></text:p>
          </table:table-cell>
          <table:table-cell table:style-name="Table1.A2" office:value-type="string">
            <text:p text:style-name="P10"><text:span text:style-name="T6">300 gp</text:span></text:p>
          </table:table-cell>
        </table:table-row>
        <table:table-row table:style-name="Table1.1">
          <table:table-cell table:style-name="Table1.A2" office:value-type="string">
            <text:p text:style-name="P7"><text:span text:style-name="T6">87</text:span></text:p>
          </table:table-cell>
          <table:table-cell table:style-name="Table1.A2" office:value-type="string">
            <text:p text:style-name="P7"><text:span text:style-name="T6">40</text:span></text:p>
          </table:table-cell>
          <table:table-cell table:style-name="Table1.A2" office:value-type="string">
            <text:p text:style-name="P7"><text:span text:style-name="T6">—</text:span></text:p>
          </table:table-cell>
          <table:table-cell table:style-name="Table1.A2" office:value-type="string">
            <text:p text:style-name="P1"><text:span text:style-name="T8">Misdirection </text:span><text:span text:style-name="T6">(potion)</text:span></text:p>
          </table:table-cell>
          <table:table-cell table:style-name="Table1.A2" office:value-type="string">
            <text:p text:style-name="P10"><text:span text:style-name="T6">300 gp</text:span></text:p>
          </table:table-cell>
        </table:table-row>
        <table:table-row table:style-name="Table1.1">
          <table:table-cell table:style-name="Table1.A2" office:value-type="string">
            <text:p text:style-name="P7"><text:span text:style-name="T6">88–89</text:span></text:p>
          </table:table-cell>
          <table:table-cell table:style-name="Table1.A2" office:value-type="string">
            <text:p text:style-name="P7"><text:span text:style-name="T6">41–42</text:span></text:p>
          </table:table-cell>
          <table:table-cell table:style-name="Table1.A2" office:value-type="string">
            <text:p text:style-name="P7"><text:span text:style-name="T6">—</text:span></text:p>
          </table:table-cell>
          <table:table-cell table:style-name="Table1.A2" office:value-type="string">
            <text:p text:style-name="P1"><text:span text:style-name="T8">Owl’s wisdom </text:span><text:span text:style-name="T6">(potion)</text:span></text:p>
          </table:table-cell>
          <table:table-cell table:style-name="Table1.A2" office:value-type="string">
            <text:p text:style-name="P10"><text:span text:style-name="T6">300 gp</text:span></text:p>
          </table:table-cell>
        </table:table-row>
        <table:table-row table:style-name="Table1.1">
          <table:table-cell table:style-name="Table1.A2" office:value-type="string">
            <text:p text:style-name="P7"><text:span text:style-name="T6">90–91</text:span></text:p>
          </table:table-cell>
          <table:table-cell table:style-name="Table1.A2" office:value-type="string">
            <text:p text:style-name="P7"><text:span text:style-name="T6">43</text:span></text:p>
          </table:table-cell>
          <table:table-cell table:style-name="Table1.A2" office:value-type="string">
            <text:p text:style-name="P7"><text:span text:style-name="T6">—</text:span></text:p>
          </table:table-cell>
          <table:table-cell table:style-name="Table1.A2" office:value-type="string">
            <text:p text:style-name="P1"><text:span text:style-name="T8">Protection from arrows 10/magic </text:span><text:span text:style-name="T6">(potion)</text:span></text:p>
          </table:table-cell>
          <table:table-cell table:style-name="Table1.A2" office:value-type="string">
            <text:p text:style-name="P10"><text:span text:style-name="T6">300 gp</text:span></text:p>
          </table:table-cell>
        </table:table-row>
        <table:table-row table:style-name="Table1.1">
          <table:table-cell table:style-name="Table1.A2" office:value-type="string">
            <text:p text:style-name="P7"><text:span text:style-name="T6">92–93</text:span></text:p>
          </table:table-cell>
          <table:table-cell table:style-name="Table1.A2" office:value-type="string">
            <text:p text:style-name="P7"><text:span text:style-name="T6">44</text:span></text:p>
          </table:table-cell>
          <table:table-cell table:style-name="Table1.A2" office:value-type="string">
            <text:p text:style-name="P7"><text:span text:style-name="T6">13</text:span></text:p>
          </table:table-cell>
          <table:table-cell table:style-name="Table1.A2" office:value-type="string">
            <text:p text:style-name="P1"><text:span text:style-name="T8">Remove paralysis </text:span><text:span text:style-name="T6">(potion)</text:span></text:p>
          </table:table-cell>
          <table:table-cell table:style-name="Table1.A2" office:value-type="string">
            <text:p text:style-name="P10"><text:span text:style-name="T6">300 gp</text:span></text:p>
          </table:table-cell>
        </table:table-row>
        <table:table-row table:style-name="Table1.1">
          <table:table-cell table:style-name="Table1.A2" office:value-type="string">
            <text:p text:style-name="P7"><text:span text:style-name="T6">94–96</text:span></text:p>
          </table:table-cell>
          <table:table-cell table:style-name="Table1.A2" office:value-type="string">
            <text:p text:style-name="P7"><text:span text:style-name="T6">45–46</text:span></text:p>
          </table:table-cell>
          <table:table-cell table:style-name="Table1.A2" office:value-type="string">
            <text:p text:style-name="P7"><text:span text:style-name="T6">—</text:span></text:p>
          </table:table-cell>
          <table:table-cell table:style-name="Table1.A2" office:value-type="string">
            <text:p text:style-name="P1"><text:span text:style-name="T8">Resist energy (type) 10 </text:span><text:span text:style-name="T6">(potion)</text:span></text:p>
          </table:table-cell>
          <table:table-cell table:style-name="Table1.A2" office:value-type="string">
            <text:p text:style-name="P10"><text:span text:style-name="T6">300 gp</text:span></text:p>
          </table:table-cell>
        </table:table-row>
        <table:table-row table:style-name="Table1.1">
          <table:table-cell table:style-name="Table1.A2" office:value-type="string">
            <text:p text:style-name="P7"><text:span text:style-name="T6">97</text:span></text:p>
          </table:table-cell>
          <table:table-cell table:style-name="Table1.A2" office:value-type="string">
            <text:p text:style-name="P7"><text:span text:style-name="T6">47–48</text:span></text:p>
          </table:table-cell>
          <table:table-cell table:style-name="Table1.A2" office:value-type="string">
            <text:p text:style-name="P7"><text:span text:style-name="T6">14</text:span></text:p>
          </table:table-cell>
          <table:table-cell table:style-name="Table1.A2" office:value-type="string">
            <text:p text:style-name="P1"><text:span text:style-name="T8">Shield of faith +3 </text:span><text:span text:style-name="T6">(potion)</text:span></text:p>
          </table:table-cell>
          <table:table-cell table:style-name="Table1.A2" office:value-type="string">
            <text:p text:style-name="P10"><text:span text:style-name="T6">300 gp</text:span></text:p>
          </table:table-cell>
        </table:table-row>
        <table:table-row table:style-name="Table1.1">
          <table:table-cell table:style-name="Table1.A2" office:value-type="string">
            <text:p text:style-name="P7"><text:span text:style-name="T6">98–99</text:span></text:p>
          </table:table-cell>
          <table:table-cell table:style-name="Table1.A2" office:value-type="string">
            <text:p text:style-name="P7"><text:span text:style-name="T6">49</text:span></text:p>
          </table:table-cell>
          <table:table-cell table:style-name="Table1.A2" office:value-type="string">
            <text:p text:style-name="P7"><text:span text:style-name="T6">—</text:span></text:p>
          </table:table-cell>
          <table:table-cell table:style-name="Table1.A2" office:value-type="string">
            <text:p text:style-name="P1"><text:span text:style-name="T8">Spider climb </text:span><text:span text:style-name="T6">(potion)</text:span></text:p>
          </table:table-cell>
          <table:table-cell table:style-name="Table1.A2" office:value-type="string">
            <text:p text:style-name="P10"><text:span text:style-name="T6">300 gp</text:span></text:p>
          </table:table-cell>
        </table:table-row>
        <table:table-row table:style-name="Table1.1">
          <table:table-cell table:style-name="Table1.A2" office:value-type="string">
            <text:p text:style-name="P7"><text:span text:style-name="T6">100</text:span></text:p>
          </table:table-cell>
          <table:table-cell table:style-name="Table1.A2" office:value-type="string">
            <text:p text:style-name="P7"><text:span text:style-name="T6">50</text:span></text:p>
          </table:table-cell>
          <table:table-cell table:style-name="Table1.A2" office:value-type="string">
            <text:p text:style-name="P7"><text:span text:style-name="T6">15</text:span></text:p>
          </table:table-cell>
          <table:table-cell table:style-name="Table1.A2" office:value-type="string">
            <text:p text:style-name="P1"><text:span text:style-name="T8">Undetectable alignment </text:span><text:span text:style-name="T6">(potion)</text:span></text:p>
          </table:table-cell>
          <table:table-cell table:style-name="Table1.A2" office:value-type="string">
            <text:p text:style-name="P10"><text:span text:style-name="T6">30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51</text:span></text:p>
          </table:table-cell>
          <table:table-cell table:style-name="Table1.A2" office:value-type="string">
            <text:p text:style-name="P7"><text:span text:style-name="T6">16</text:span></text:p>
          </table:table-cell>
          <table:table-cell table:style-name="Table1.A2" office:value-type="string">
            <text:p text:style-name="P1"><text:span text:style-name="T8">Barkskin +3 </text:span><text:span text:style-name="T6">(potion)</text:span></text:p>
          </table:table-cell>
          <table:table-cell table:style-name="Table1.A2" office:value-type="string">
            <text:p text:style-name="P10"><text:span text:style-name="T6">60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52</text:span></text:p>
          </table:table-cell>
          <table:table-cell table:style-name="Table1.A2" office:value-type="string">
            <text:p text:style-name="P7"><text:span text:style-name="T6">17–18</text:span></text:p>
          </table:table-cell>
          <table:table-cell table:style-name="Table1.A2" office:value-type="string">
            <text:p text:style-name="P1"><text:span text:style-name="T8">Shield of faith +4 </text:span><text:span text:style-name="T6">(potion)</text:span></text:p>
          </table:table-cell>
          <table:table-cell table:style-name="Table1.A2" office:value-type="string">
            <text:p text:style-name="P10"><text:span text:style-name="T6">60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53–55</text:span></text:p>
          </table:table-cell>
          <table:table-cell table:style-name="Table1.A2" office:value-type="string">
            <text:p text:style-name="P7"><text:span text:style-name="T6">19–20</text:span></text:p>
          </table:table-cell>
          <table:table-cell table:style-name="Table1.A2" office:value-type="string">
            <text:p text:style-name="P1"><text:span text:style-name="T8">Resist energy (type) 20 </text:span><text:span text:style-name="T6">(potion)</text:span></text:p>
          </table:table-cell>
          <table:table-cell table:style-name="Table1.A2" office:value-type="string">
            <text:p text:style-name="P10"><text:span text:style-name="T6">70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56–60</text:span></text:p>
          </table:table-cell>
          <table:table-cell table:style-name="Table1.A2" office:value-type="string">
            <text:p text:style-name="P7"><text:span text:style-name="T6">21–28</text:span></text:p>
          </table:table-cell>
          <table:table-cell table:style-name="Table1.A2" office:value-type="string">
            <text:p text:style-name="P1"><text:span text:style-name="T8">Cure serious wounds </text:span><text:span text:style-name="T6">(potion)</text:span></text:p>
          </table:table-cell>
          <table:table-cell table:style-name="Table1.A2" office:value-type="string">
            <text:p text:style-name="P10"><text:span text:style-name="T6">75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61</text:span></text:p>
          </table:table-cell>
          <table:table-cell table:style-name="Table1.A2" office:value-type="string">
            <text:p text:style-name="P7"><text:span text:style-name="T6">29</text:span></text:p>
          </table:table-cell>
          <table:table-cell table:style-name="Table1.A2" office:value-type="string">
            <text:p text:style-name="P1"><text:span text:style-name="T8">Daylight </text:span><text:span text:style-name="T6">(oil)</text:span></text:p>
          </table:table-cell>
          <table:table-cell table:style-name="Table1.A2" office:value-type="string">
            <text:p text:style-name="P10"><text:span text:style-name="T6">75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62–64</text:span></text:p>
          </table:table-cell>
          <table:table-cell table:style-name="Table1.A2" office:value-type="string">
            <text:p text:style-name="P7"><text:span text:style-name="T6">30–32</text:span></text:p>
          </table:table-cell>
          <table:table-cell table:style-name="Table1.A2" office:value-type="string">
            <text:p text:style-name="P1"><text:span text:style-name="T8">Displacement </text:span><text:span text:style-name="T6">(potion)</text:span></text:p>
          </table:table-cell>
          <table:table-cell table:style-name="Table1.A2" office:value-type="string">
            <text:p text:style-name="P10"><text:span text:style-name="T6">75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65</text:span></text:p>
          </table:table-cell>
          <table:table-cell table:style-name="Table1.A2" office:value-type="string">
            <text:p text:style-name="P7"><text:span text:style-name="T6">33</text:span></text:p>
          </table:table-cell>
          <table:table-cell table:style-name="Table1.A2" office:value-type="string">
            <text:p text:style-name="P1"><text:span text:style-name="T8">Flame arrow </text:span><text:span text:style-name="T6">(oil)</text:span></text:p>
          </table:table-cell>
          <table:table-cell table:style-name="Table1.A2" office:value-type="string">
            <text:p text:style-name="P10"><text:span text:style-name="T6">75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66–68</text:span></text:p>
          </table:table-cell>
          <table:table-cell table:style-name="Table1.A2" office:value-type="string">
            <text:p text:style-name="P7"><text:span text:style-name="T6">34–38</text:span></text:p>
          </table:table-cell>
          <table:table-cell table:style-name="Table1.A2" office:value-type="string">
            <text:p text:style-name="P1"><text:span text:style-name="T8">Fly </text:span><text:span text:style-name="T6">(potion)</text:span></text:p>
          </table:table-cell>
          <table:table-cell table:style-name="Table1.A2" office:value-type="string">
            <text:p text:style-name="P10"><text:span text:style-name="T6">75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69</text:span></text:p>
          </table:table-cell>
          <table:table-cell table:style-name="Table1.A2" office:value-type="string">
            <text:p text:style-name="P7"><text:span text:style-name="T6">39</text:span></text:p>
          </table:table-cell>
          <table:table-cell table:style-name="Table1.A2" office:value-type="string">
            <text:p text:style-name="P1"><text:span text:style-name="T8">Gaseous form </text:span><text:span text:style-name="T6">(potion)</text:span></text:p>
          </table:table-cell>
          <table:table-cell table:style-name="Table1.A2" office:value-type="string">
            <text:p text:style-name="P10"><text:span text:style-name="T6">750 gp</text:span></text:p>
          </table:table-cell>
        </table:table-row>
        <text:soft-page-break/>
        <table:table-row table:style-name="Table1.1">
          <table:table-cell table:style-name="Table1.A2" office:value-type="string">
            <text:p text:style-name="P7"><text:span text:style-name="T6">—</text:span></text:p>
          </table:table-cell>
          <table:table-cell table:style-name="Table1.A2" office:value-type="string">
            <text:p text:style-name="P7"><text:span text:style-name="T6">70–71</text:span></text:p>
          </table:table-cell>
          <table:table-cell table:style-name="Table1.A2" office:value-type="string">
            <text:p text:style-name="P7"><text:span text:style-name="T6">—</text:span></text:p>
          </table:table-cell>
          <table:table-cell table:style-name="Table1.A2" office:value-type="string">
            <text:p text:style-name="P1"><text:span text:style-name="T8">Greater magic fang +1 </text:span><text:span text:style-name="T6">(potion)</text:span></text:p>
          </table:table-cell>
          <table:table-cell table:style-name="Table1.A2" office:value-type="string">
            <text:p text:style-name="P10"><text:span text:style-name="T6">75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72–73</text:span></text:p>
          </table:table-cell>
          <table:table-cell table:style-name="Table1.A2" office:value-type="string">
            <text:p text:style-name="P7"><text:span text:style-name="T6">—</text:span></text:p>
          </table:table-cell>
          <table:table-cell table:style-name="Table1.A2" office:value-type="string">
            <text:p text:style-name="P1"><text:span text:style-name="T8">Greater magic weapon +1 </text:span><text:span text:style-name="T6">(oil)</text:span></text:p>
          </table:table-cell>
          <table:table-cell table:style-name="Table1.A2" office:value-type="string">
            <text:p text:style-name="P10"><text:span text:style-name="T6">75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74–75</text:span></text:p>
          </table:table-cell>
          <table:table-cell table:style-name="Table1.A2" office:value-type="string">
            <text:p text:style-name="P7"><text:span text:style-name="T6">40–41</text:span></text:p>
          </table:table-cell>
          <table:table-cell table:style-name="Table1.A2" office:value-type="string">
            <text:p text:style-name="P1"><text:span text:style-name="T8">Haste </text:span><text:span text:style-name="T6">(potion)</text:span></text:p>
          </table:table-cell>
          <table:table-cell table:style-name="Table1.A2" office:value-type="string">
            <text:p text:style-name="P10"><text:span text:style-name="T6">75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76–78</text:span></text:p>
          </table:table-cell>
          <table:table-cell table:style-name="Table1.A2" office:value-type="string">
            <text:p text:style-name="P7"><text:span text:style-name="T6">42–44</text:span></text:p>
          </table:table-cell>
          <table:table-cell table:style-name="Table1.A2" office:value-type="string">
            <text:p text:style-name="P1"><text:span text:style-name="T8">Heroism </text:span><text:span text:style-name="T6">(potion)</text:span></text:p>
          </table:table-cell>
          <table:table-cell table:style-name="Table1.A2" office:value-type="string">
            <text:p text:style-name="P10"><text:span text:style-name="T6">75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79–80</text:span></text:p>
          </table:table-cell>
          <table:table-cell table:style-name="Table1.A2" office:value-type="string">
            <text:p text:style-name="P7"><text:span text:style-name="T6">45–46</text:span></text:p>
          </table:table-cell>
          <table:table-cell table:style-name="Table1.A2" office:value-type="string">
            <text:p text:style-name="P1"><text:span text:style-name="T8">Keen edge </text:span><text:span text:style-name="T6">(oil)</text:span></text:p>
          </table:table-cell>
          <table:table-cell table:style-name="Table1.A2" office:value-type="string">
            <text:p text:style-name="P10"><text:span text:style-name="T6">75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81</text:span></text:p>
          </table:table-cell>
          <table:table-cell table:style-name="Table1.A2" office:value-type="string">
            <text:p text:style-name="P7"><text:span text:style-name="T6">47</text:span></text:p>
          </table:table-cell>
          <table:table-cell table:style-name="Table1.A2" office:value-type="string">
            <text:p text:style-name="P1"><text:span text:style-name="T8">Magic circle against (alignment) </text:span><text:span text:style-name="T6">(potion)</text:span></text:p>
          </table:table-cell>
          <table:table-cell table:style-name="Table1.A2" office:value-type="string">
            <text:p text:style-name="P10"><text:span text:style-name="T6">75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82–83</text:span></text:p>
          </table:table-cell>
          <table:table-cell table:style-name="Table1.A2" office:value-type="string">
            <text:p text:style-name="P7"><text:span text:style-name="T6">—</text:span></text:p>
          </table:table-cell>
          <table:table-cell table:style-name="Table1.A2" office:value-type="string">
            <text:p text:style-name="P1"><text:span text:style-name="T8">Magic vestment +1 </text:span><text:span text:style-name="T6">(oil)</text:span></text:p>
          </table:table-cell>
          <table:table-cell table:style-name="Table1.A2" office:value-type="string">
            <text:p text:style-name="P10"><text:span text:style-name="T6">75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84–86</text:span></text:p>
          </table:table-cell>
          <table:table-cell table:style-name="Table1.A2" office:value-type="string">
            <text:p text:style-name="P7"><text:span text:style-name="T6">48–50</text:span></text:p>
          </table:table-cell>
          <table:table-cell table:style-name="Table1.A2" office:value-type="string">
            <text:p text:style-name="P1"><text:span text:style-name="T8">Neutralize poison </text:span><text:span text:style-name="T6">(potion)</text:span></text:p>
          </table:table-cell>
          <table:table-cell table:style-name="Table1.A2" office:value-type="string">
            <text:p text:style-name="P10"><text:span text:style-name="T6">75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87–88</text:span></text:p>
          </table:table-cell>
          <table:table-cell table:style-name="Table1.A2" office:value-type="string">
            <text:p text:style-name="P7"><text:span text:style-name="T6">51–52</text:span></text:p>
          </table:table-cell>
          <table:table-cell table:style-name="Table1.A2" office:value-type="string">
            <text:p text:style-name="P1"><text:span text:style-name="T8">Nondetection </text:span><text:span text:style-name="T6">(potion)</text:span></text:p>
          </table:table-cell>
          <table:table-cell table:style-name="Table1.A2" office:value-type="string">
            <text:p text:style-name="P10"><text:span text:style-name="T6">75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89–91</text:span></text:p>
          </table:table-cell>
          <table:table-cell table:style-name="Table1.A2" office:value-type="string">
            <text:p text:style-name="P7"><text:span text:style-name="T6">53–54</text:span></text:p>
          </table:table-cell>
          <table:table-cell table:style-name="Table1.A2" office:value-type="string">
            <text:p text:style-name="P1"><text:span text:style-name="T8">Protection from energy (type) </text:span><text:span text:style-name="T6">(potion)</text:span></text:p>
          </table:table-cell>
          <table:table-cell table:style-name="Table1.A2" office:value-type="string">
            <text:p text:style-name="P10"><text:span text:style-name="T6">75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92–93</text:span></text:p>
          </table:table-cell>
          <table:table-cell table:style-name="Table1.A2" office:value-type="string">
            <text:p text:style-name="P7"><text:span text:style-name="T6">55</text:span></text:p>
          </table:table-cell>
          <table:table-cell table:style-name="Table1.A2" office:value-type="string">
            <text:p text:style-name="P1"><text:span text:style-name="T8">Rage </text:span><text:span text:style-name="T6">(potion)</text:span></text:p>
          </table:table-cell>
          <table:table-cell table:style-name="Table1.A2" office:value-type="string">
            <text:p text:style-name="P10"><text:span text:style-name="T6">75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94</text:span></text:p>
          </table:table-cell>
          <table:table-cell table:style-name="Table1.A2" office:value-type="string">
            <text:p text:style-name="P7"><text:span text:style-name="T6">56</text:span></text:p>
          </table:table-cell>
          <table:table-cell table:style-name="Table1.A2" office:value-type="string">
            <text:p text:style-name="P1"><text:span text:style-name="T8">Remove blindness/deafness </text:span><text:span text:style-name="T6">(potion)</text:span></text:p>
          </table:table-cell>
          <table:table-cell table:style-name="Table1.A2" office:value-type="string">
            <text:p text:style-name="P10"><text:span text:style-name="T6">75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95</text:span></text:p>
          </table:table-cell>
          <table:table-cell table:style-name="Table1.A2" office:value-type="string">
            <text:p text:style-name="P7"><text:span text:style-name="T6">57</text:span></text:p>
          </table:table-cell>
          <table:table-cell table:style-name="Table1.A2" office:value-type="string">
            <text:p text:style-name="P1"><text:span text:style-name="T8">Remove curse </text:span><text:span text:style-name="T6">(potion)</text:span></text:p>
          </table:table-cell>
          <table:table-cell table:style-name="Table1.A2" office:value-type="string">
            <text:p text:style-name="P10"><text:span text:style-name="T6">75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96</text:span></text:p>
          </table:table-cell>
          <table:table-cell table:style-name="Table1.A2" office:value-type="string">
            <text:p text:style-name="P7"><text:span text:style-name="T6">58</text:span></text:p>
          </table:table-cell>
          <table:table-cell table:style-name="Table1.A2" office:value-type="string">
            <text:p text:style-name="P1"><text:span text:style-name="T8">Remove disease </text:span><text:span text:style-name="T6">(potion)</text:span></text:p>
          </table:table-cell>
          <table:table-cell table:style-name="Table1.A2" office:value-type="string">
            <text:p text:style-name="P10"><text:span text:style-name="T6">75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97</text:span></text:p>
          </table:table-cell>
          <table:table-cell table:style-name="Table1.A2" office:value-type="string">
            <text:p text:style-name="P7"><text:span text:style-name="T6">59</text:span></text:p>
          </table:table-cell>
          <table:table-cell table:style-name="Table1.A2" office:value-type="string">
            <text:p text:style-name="P1"><text:span text:style-name="T8">Tongues </text:span><text:span text:style-name="T6">(potion)</text:span></text:p>
          </table:table-cell>
          <table:table-cell table:style-name="Table1.A2" office:value-type="string">
            <text:p text:style-name="P10"><text:span text:style-name="T6">75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98–99</text:span></text:p>
          </table:table-cell>
          <table:table-cell table:style-name="Table1.A2" office:value-type="string">
            <text:p text:style-name="P7"><text:span text:style-name="T6">60</text:span></text:p>
          </table:table-cell>
          <table:table-cell table:style-name="Table1.A2" office:value-type="string">
            <text:p text:style-name="P1"><text:span text:style-name="T8">Water breathing </text:span><text:span text:style-name="T6">(potion)</text:span></text:p>
          </table:table-cell>
          <table:table-cell table:style-name="Table1.A2" office:value-type="string">
            <text:p text:style-name="P10"><text:span text:style-name="T6">75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100</text:span></text:p>
          </table:table-cell>
          <table:table-cell table:style-name="Table1.A2" office:value-type="string">
            <text:p text:style-name="P7"><text:span text:style-name="T6">61</text:span></text:p>
          </table:table-cell>
          <table:table-cell table:style-name="Table1.A2" office:value-type="string">
            <text:p text:style-name="P1"><text:span text:style-name="T8">Water walk </text:span><text:span text:style-name="T6">(potion)</text:span></text:p>
          </table:table-cell>
          <table:table-cell table:style-name="Table1.A2" office:value-type="string">
            <text:p text:style-name="P10"><text:span text:style-name="T6">75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7"><text:span text:style-name="T6">62–63</text:span></text:p>
          </table:table-cell>
          <table:table-cell table:style-name="Table1.A2" office:value-type="string">
            <text:p text:style-name="P1"><text:span text:style-name="T8">Barkskin +4 </text:span><text:span text:style-name="T6">(potion)</text:span></text:p>
          </table:table-cell>
          <table:table-cell table:style-name="Table1.A2" office:value-type="string">
            <text:p text:style-name="P10"><text:span text:style-name="T6">90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7"><text:span text:style-name="T6">64</text:span></text:p>
          </table:table-cell>
          <table:table-cell table:style-name="Table1.A2" office:value-type="string">
            <text:p text:style-name="P1"><text:span text:style-name="T8">Shield of faith +5 </text:span><text:span text:style-name="T6">(potion)</text:span></text:p>
          </table:table-cell>
          <table:table-cell table:style-name="Table1.A2" office:value-type="string">
            <text:p text:style-name="P10"><text:span text:style-name="T6">90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7"><text:span text:style-name="T6">65</text:span></text:p>
          </table:table-cell>
          <table:table-cell table:style-name="Table1.A2" office:value-type="string">
            <text:p text:style-name="P1"><text:span text:style-name="T8">Good hope </text:span><text:span text:style-name="T6">(potion)</text:span></text:p>
          </table:table-cell>
          <table:table-cell table:style-name="Table1.A2" office:value-type="string">
            <text:p text:style-name="P10"><text:span text:style-name="T6">1,05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7"><text:span text:style-name="T6">66–68</text:span></text:p>
          </table:table-cell>
          <table:table-cell table:style-name="Table1.A2" office:value-type="string">
            <text:p text:style-name="P1"><text:span text:style-name="T8">Resist energy (type) 30 </text:span><text:span text:style-name="T6">(potion)</text:span></text:p>
          </table:table-cell>
          <table:table-cell table:style-name="Table1.A2" office:value-type="string">
            <text:p text:style-name="P10"><text:span text:style-name="T6">1,10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7"><text:span text:style-name="T6">69</text:span></text:p>
          </table:table-cell>
          <table:table-cell table:style-name="Table1.A2" office:value-type="string">
            <text:p text:style-name="P1"><text:span text:style-name="T8">Barkskin +5 </text:span><text:span text:style-name="T6">(potion)</text:span></text:p>
          </table:table-cell>
          <table:table-cell table:style-name="Table1.A2" office:value-type="string">
            <text:p text:style-name="P10"><text:span text:style-name="T6">1,20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7"><text:span text:style-name="T6">70–73</text:span></text:p>
          </table:table-cell>
          <table:table-cell table:style-name="Table1.A2" office:value-type="string">
            <text:p text:style-name="P1"><text:span text:style-name="T8">Greater magic fang +2 </text:span><text:span text:style-name="T6">(potion)</text:span></text:p>
          </table:table-cell>
          <table:table-cell table:style-name="Table1.A2" office:value-type="string">
            <text:p text:style-name="P10"><text:span text:style-name="T6">1,20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7"><text:span text:style-name="T6">74–77</text:span></text:p>
          </table:table-cell>
          <table:table-cell table:style-name="Table1.A2" office:value-type="string">
            <text:p text:style-name="P1"><text:span text:style-name="T8">Greater magic weapon +2 </text:span><text:span text:style-name="T6">(oil)</text:span></text:p>
          </table:table-cell>
          <table:table-cell table:style-name="Table1.A2" office:value-type="string">
            <text:p text:style-name="P10"><text:span text:style-name="T6">1,20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7"><text:span text:style-name="T6">78–81</text:span></text:p>
          </table:table-cell>
          <table:table-cell table:style-name="Table1.A2" office:value-type="string">
            <text:p text:style-name="P1"><text:span text:style-name="T8">Magic vestment +2 </text:span><text:span text:style-name="T6">(oil)</text:span></text:p>
          </table:table-cell>
          <table:table-cell table:style-name="Table1.A2" office:value-type="string">
            <text:p text:style-name="P10"><text:span text:style-name="T6">1,20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7"><text:span text:style-name="T6">82</text:span></text:p>
          </table:table-cell>
          <table:table-cell table:style-name="Table1.A2" office:value-type="string">
            <text:p text:style-name="P1"><text:span text:style-name="T8">Protection from arrows 15/magic </text:span><text:span text:style-name="T6">(potion)</text:span></text:p>
          </table:table-cell>
          <table:table-cell table:style-name="Table1.A2" office:value-type="string">
            <text:p text:style-name="P10"><text:span text:style-name="T6">1,500 gp</text:span></text:p>
          </table:table-cell>
        </table:table-row>
        <text:soft-page-break/>
        <table:table-row table:style-name="Table1.1">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7"><text:span text:style-name="T6">83–85</text:span></text:p>
          </table:table-cell>
          <table:table-cell table:style-name="Table1.A2" office:value-type="string">
            <text:p text:style-name="P1"><text:span text:style-name="T8">Greater magic fang +3 </text:span><text:span text:style-name="T6">(potion)</text:span></text:p>
          </table:table-cell>
          <table:table-cell table:style-name="Table1.A2" office:value-type="string">
            <text:p text:style-name="P10"><text:span text:style-name="T6">1,80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7"><text:span text:style-name="T6">86–88</text:span></text:p>
          </table:table-cell>
          <table:table-cell table:style-name="Table1.A2" office:value-type="string">
            <text:p text:style-name="P1"><text:span text:style-name="T8">Greater magic weapon +3 </text:span><text:span text:style-name="T6">(oil)</text:span></text:p>
          </table:table-cell>
          <table:table-cell table:style-name="Table1.A2" office:value-type="string">
            <text:p text:style-name="P10"><text:span text:style-name="T6">1,80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7"><text:span text:style-name="T6">89–91</text:span></text:p>
          </table:table-cell>
          <table:table-cell table:style-name="Table1.A2" office:value-type="string">
            <text:p text:style-name="P1"><text:span text:style-name="T8">Magic vestment +3 </text:span><text:span text:style-name="T6">(oil)</text:span></text:p>
          </table:table-cell>
          <table:table-cell table:style-name="Table1.A2" office:value-type="string">
            <text:p text:style-name="P10"><text:span text:style-name="T6">1,80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7"><text:span text:style-name="T6">92–93</text:span></text:p>
          </table:table-cell>
          <table:table-cell table:style-name="Table1.A2" office:value-type="string">
            <text:p text:style-name="P1"><text:span text:style-name="T8">Greater magic fang +4 </text:span><text:span text:style-name="T6">(potion)</text:span></text:p>
          </table:table-cell>
          <table:table-cell table:style-name="Table1.A2" office:value-type="string">
            <text:p text:style-name="P10"><text:span text:style-name="T6">2,40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7"><text:span text:style-name="T6">94–95</text:span></text:p>
          </table:table-cell>
          <table:table-cell table:style-name="Table1.A2" office:value-type="string">
            <text:p text:style-name="P1"><text:span text:style-name="T8">Greater magic weapon +4 </text:span><text:span text:style-name="T6">(oil)</text:span></text:p>
          </table:table-cell>
          <table:table-cell table:style-name="Table1.A2" office:value-type="string">
            <text:p text:style-name="P10"><text:span text:style-name="T6">2,40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7"><text:span text:style-name="T6">96–97</text:span></text:p>
          </table:table-cell>
          <table:table-cell table:style-name="Table1.A2" office:value-type="string">
            <text:p text:style-name="P1"><text:span text:style-name="T8">Magic vestment +4 </text:span><text:span text:style-name="T6">(oil)</text:span></text:p>
          </table:table-cell>
          <table:table-cell table:style-name="Table1.A2" office:value-type="string">
            <text:p text:style-name="P10"><text:span text:style-name="T6">2,40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7"><text:span text:style-name="T6">98</text:span></text:p>
          </table:table-cell>
          <table:table-cell table:style-name="Table1.A2" office:value-type="string">
            <text:p text:style-name="P1"><text:span text:style-name="T8">Greater magic fang +5 </text:span><text:span text:style-name="T6">(potion)</text:span></text:p>
          </table:table-cell>
          <table:table-cell table:style-name="Table1.A2" office:value-type="string">
            <text:p text:style-name="P10"><text:span text:style-name="T6">3,000 gp</text:span></text:p>
          </table:table-cell>
        </table:table-row>
        <table:table-row table:style-name="Table1.1">
          <table:table-cell table:style-name="Table1.A2" office:value-type="string">
            <text:p text:style-name="P7"><text:span text:style-name="T6">—</text:span></text:p>
          </table:table-cell>
          <table:table-cell table:style-name="Table1.A2" office:value-type="string">
            <text:p text:style-name="P7"><text:span text:style-name="T6">—</text:span></text:p>
          </table:table-cell>
          <table:table-cell table:style-name="Table1.A2" office:value-type="string">
            <text:p text:style-name="P7"><text:span text:style-name="T6">99</text:span></text:p>
          </table:table-cell>
          <table:table-cell table:style-name="Table1.A2" office:value-type="string">
            <text:p text:style-name="P1"><text:span text:style-name="T8">Greater magic weapon +5 </text:span><text:span text:style-name="T6">(oil)</text:span></text:p>
          </table:table-cell>
          <table:table-cell table:style-name="Table1.A2" office:value-type="string">
            <text:p text:style-name="P10"><text:span text:style-name="T6">3,000 gp</text:span></text:p>
          </table:table-cell>
        </table:table-row>
        <table:table-row table:style-name="Table1.1">
          <table:table-cell table:style-name="Table1.A87" office:value-type="string">
            <text:p text:style-name="P8"><text:span text:style-name="T6">—</text:span></text:p>
          </table:table-cell>
          <table:table-cell table:style-name="Table1.A87" office:value-type="string">
            <text:p text:style-name="P8"><text:span text:style-name="T6">—</text:span></text:p>
          </table:table-cell>
          <table:table-cell table:style-name="Table1.A87" office:value-type="string">
            <text:p text:style-name="P8"><text:span text:style-name="T6">100</text:span></text:p>
          </table:table-cell>
          <table:table-cell table:style-name="Table1.A87" office:value-type="string">
            <text:p text:style-name="P2"><text:span text:style-name="T8">Magic vestment +5 </text:span><text:span text:style-name="T6">(oil)</text:span></text:p>
          </table:table-cell>
          <table:table-cell table:style-name="Table1.A87" office:value-type="string">
            <text:p text:style-name="P11"><text:span text:style-name="T6">3,000 gp</text:span></text:p>
          </table:table-cell>
        </table:table-row>
      </table:table>
      <text:p text:style-name="P5"/>
      <text:p text:style-name="P5"/>
      <text:p text:style-name="P1"><text:span text:style-name="T5">RINGS</text:span></text:p>
      <text:p text:style-name="P1"><text:span text:style-name="T6">Rings bestow magical powers upon their wearers. Only a rare few have charges. Anyone can use a ring.</text:span></text:p>
      <text:p text:style-name="P1"><text:span text:style-name="T6">A character can only effectively wear two magic rings. A third magic ring doesn’t work if the wearer is already wearing two magic rings.</text:span></text:p>
      <text:p text:style-name="P1"><text:span text:style-name="T7">Physical Description:</text:span><text:span text:style-name="T6"> Rings have no appreciable weight. Although exceptions exist that are crafted from glass or bone, the vast majority of rings are forged from metal—usually precious metals such as gold, silver, and platinum. A ring has AC 13, 2 hit points, hardness 10, and a break DC of 25.</text:span></text:p>
      <text:p text:style-name="P1"><text:span text:style-name="T7">Activation:</text:span><text:span text:style-name="T6"> Usually, a ring’s ability is activated by a command word (a standard action that does not provoke attacks of opportunity) or it works continually. Some rings have exceptional activation methods, according to their descriptions.</text:span></text:p>
      <text:p text:style-name="P1"><text:span text:style-name="T7">Special Qualities:</text:span><text:span text:style-name="T6"> Roll d%. A result of 01 indicates the ring is intelligent, 02–31 indicates that something (a design, inscription, or the like) provides a clue to its function, and 32–100 indicates no special qualities. Intelligent items have extra abilities and sometimes extraordinary powers and special purposes. Rings with charges can never be intelligent.</text:span></text:p>
      <text:p text:style-name="P5"/>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2"><text:span text:style-name="T7">Table: Rings</text:span></text:p>
          </table:table-cell>
          <table:covered-table-cell/>
          <table:covered-table-cell/>
          <table:covered-table-cell/>
          <table:covered-table-cell/>
        </table:table-row>
        <table:table-row table:style-name="Table2.1">
          <table:table-cell table:style-name="Table2.A2" office:value-type="string">
            <text:p text:style-name="P6"><text:span text:style-name="T5">Minor</text:span></text:p>
          </table:table-cell>
          <table:table-cell table:style-name="Table2.A2" office:value-type="string">
            <text:p text:style-name="P6"><text:span text:style-name="T5">Medium</text:span></text:p>
          </table:table-cell>
          <table:table-cell table:style-name="Table2.A2" office:value-type="string">
            <text:p text:style-name="P6"><text:span text:style-name="T5">Major</text:span></text:p>
          </table:table-cell>
          <table:table-cell table:style-name="Table2.A2" office:value-type="string">
            <text:p text:style-name="P9"><text:span text:style-name="T5">Ring</text:span></text:p>
          </table:table-cell>
          <table:table-cell table:style-name="Table2.A2" office:value-type="string">
            <text:h text:style-name="P14" text:outline-level="3"><text:span text:style-name="T1">Market Price</text:span></text:h>
          </table:table-cell>
        </table:table-row>
        <table:table-row table:style-name="Table2.1">
          <table:table-cell table:style-name="Table2.A2" office:value-type="string">
            <text:p text:style-name="P7"><text:span text:style-name="T6">01–18</text:span></text:p>
          </table:table-cell>
          <table:table-cell table:style-name="Table2.A2" office:value-type="string">
            <text:p text:style-name="P7"><text:span text:style-name="T6">—</text:span></text:p>
          </table:table-cell>
          <table:table-cell table:style-name="Table2.A2" office:value-type="string">
            <text:p text:style-name="P7"><text:span text:style-name="T6">—</text:span></text:p>
          </table:table-cell>
          <table:table-cell table:style-name="Table2.A2" office:value-type="string">
            <text:p text:style-name="P1"><text:span text:style-name="T8">Protection +1</text:span></text:p>
          </table:table-cell>
          <table:table-cell table:style-name="Table2.A2" office:value-type="string">
            <text:p text:style-name="P10"><text:span text:style-name="T6">2,000 gp</text:span></text:p>
          </table:table-cell>
        </table:table-row>
        <table:table-row table:style-name="Table2.1">
          <table:table-cell table:style-name="Table2.A2" office:value-type="string">
            <text:p text:style-name="P7"><text:span text:style-name="T6">19–28</text:span></text:p>
          </table:table-cell>
          <table:table-cell table:style-name="Table2.A2" office:value-type="string">
            <text:p text:style-name="P7"><text:span text:style-name="T6">—</text:span></text:p>
          </table:table-cell>
          <table:table-cell table:style-name="Table2.A2" office:value-type="string">
            <text:p text:style-name="P7"><text:span text:style-name="T6">—</text:span></text:p>
          </table:table-cell>
          <table:table-cell table:style-name="Table2.A2" office:value-type="string">
            <text:p text:style-name="P1"><text:span text:style-name="T8">Feather falling</text:span></text:p>
          </table:table-cell>
          <table:table-cell table:style-name="Table2.A2" office:value-type="string">
            <text:p text:style-name="P10"><text:span text:style-name="T6">2,200 gp</text:span></text:p>
          </table:table-cell>
        </table:table-row>
        <table:table-row table:style-name="Table2.1">
          <table:table-cell table:style-name="Table2.A2" office:value-type="string">
            <text:p text:style-name="P7"><text:span text:style-name="T6">29–36</text:span></text:p>
          </table:table-cell>
          <table:table-cell table:style-name="Table2.A2" office:value-type="string">
            <text:p text:style-name="P7"><text:span text:style-name="T6">—</text:span></text:p>
          </table:table-cell>
          <table:table-cell table:style-name="Table2.A2" office:value-type="string">
            <text:p text:style-name="P7"><text:span text:style-name="T6">—</text:span></text:p>
          </table:table-cell>
          <table:table-cell table:style-name="Table2.A2" office:value-type="string">
            <text:p text:style-name="P1"><text:span text:style-name="T8">Sustenance</text:span></text:p>
          </table:table-cell>
          <table:table-cell table:style-name="Table2.A2" office:value-type="string">
            <text:p text:style-name="P10"><text:span text:style-name="T6">2,500 gp</text:span></text:p>
          </table:table-cell>
        </table:table-row>
        <text:soft-page-break/>
        <table:table-row table:style-name="Table2.1">
          <table:table-cell table:style-name="Table2.A2" office:value-type="string">
            <text:p text:style-name="P7"><text:span text:style-name="T6">37–44</text:span></text:p>
          </table:table-cell>
          <table:table-cell table:style-name="Table2.A2" office:value-type="string">
            <text:p text:style-name="P7"><text:span text:style-name="T6">—</text:span></text:p>
          </table:table-cell>
          <table:table-cell table:style-name="Table2.A2" office:value-type="string">
            <text:p text:style-name="P7"><text:span text:style-name="T6">—</text:span></text:p>
          </table:table-cell>
          <table:table-cell table:style-name="Table2.A2" office:value-type="string">
            <text:p text:style-name="P1"><text:span text:style-name="T8">Climbing</text:span></text:p>
          </table:table-cell>
          <table:table-cell table:style-name="Table2.A2" office:value-type="string">
            <text:p text:style-name="P10"><text:span text:style-name="T6">2,500 gp</text:span></text:p>
          </table:table-cell>
        </table:table-row>
        <table:table-row table:style-name="Table2.1">
          <table:table-cell table:style-name="Table2.A2" office:value-type="string">
            <text:p text:style-name="P7"><text:span text:style-name="T6">45–52</text:span></text:p>
          </table:table-cell>
          <table:table-cell table:style-name="Table2.A2" office:value-type="string">
            <text:p text:style-name="P7"><text:span text:style-name="T6">—</text:span></text:p>
          </table:table-cell>
          <table:table-cell table:style-name="Table2.A2" office:value-type="string">
            <text:p text:style-name="P7"><text:span text:style-name="T6">—</text:span></text:p>
          </table:table-cell>
          <table:table-cell table:style-name="Table2.A2" office:value-type="string">
            <text:p text:style-name="P1"><text:span text:style-name="T8">Jumping</text:span></text:p>
          </table:table-cell>
          <table:table-cell table:style-name="Table2.A2" office:value-type="string">
            <text:p text:style-name="P10"><text:span text:style-name="T6">2,500 gp</text:span></text:p>
          </table:table-cell>
        </table:table-row>
        <table:table-row table:style-name="Table2.1">
          <table:table-cell table:style-name="Table2.A2" office:value-type="string">
            <text:p text:style-name="P7"><text:span text:style-name="T6">53–60</text:span></text:p>
          </table:table-cell>
          <table:table-cell table:style-name="Table2.A2" office:value-type="string">
            <text:p text:style-name="P7"><text:span text:style-name="T6">—</text:span></text:p>
          </table:table-cell>
          <table:table-cell table:style-name="Table2.A2" office:value-type="string">
            <text:p text:style-name="P7"><text:span text:style-name="T6">—</text:span></text:p>
          </table:table-cell>
          <table:table-cell table:style-name="Table2.A2" office:value-type="string">
            <text:p text:style-name="P1"><text:span text:style-name="T8">Swimming</text:span></text:p>
          </table:table-cell>
          <table:table-cell table:style-name="Table2.A2" office:value-type="string">
            <text:p text:style-name="P10"><text:span text:style-name="T6">2,500 gp</text:span></text:p>
          </table:table-cell>
        </table:table-row>
        <table:table-row table:style-name="Table2.1">
          <table:table-cell table:style-name="Table2.A2" office:value-type="string">
            <text:p text:style-name="P7"><text:span text:style-name="T6">61–70</text:span></text:p>
          </table:table-cell>
          <table:table-cell table:style-name="Table2.A2" office:value-type="string">
            <text:p text:style-name="P7"><text:span text:style-name="T6">01–05</text:span></text:p>
          </table:table-cell>
          <table:table-cell table:style-name="Table2.A2" office:value-type="string">
            <text:p text:style-name="P7"><text:span text:style-name="T6">—</text:span></text:p>
          </table:table-cell>
          <table:table-cell table:style-name="Table2.A2" office:value-type="string">
            <text:p text:style-name="P1"><text:span text:style-name="T8">Counterspells</text:span></text:p>
          </table:table-cell>
          <table:table-cell table:style-name="Table2.A2" office:value-type="string">
            <text:p text:style-name="P10"><text:span text:style-name="T6">4,000 gp</text:span></text:p>
          </table:table-cell>
        </table:table-row>
        <table:table-row table:style-name="Table2.1">
          <table:table-cell table:style-name="Table2.A2" office:value-type="string">
            <text:p text:style-name="P7"><text:span text:style-name="T6">71–75</text:span></text:p>
          </table:table-cell>
          <table:table-cell table:style-name="Table2.A2" office:value-type="string">
            <text:p text:style-name="P7"><text:span text:style-name="T6">06–08</text:span></text:p>
          </table:table-cell>
          <table:table-cell table:style-name="Table2.A2" office:value-type="string">
            <text:p text:style-name="P7"><text:span text:style-name="T6">—</text:span></text:p>
          </table:table-cell>
          <table:table-cell table:style-name="Table2.A2" office:value-type="string">
            <text:p text:style-name="P1"><text:span text:style-name="T8">Mind shielding</text:span></text:p>
          </table:table-cell>
          <table:table-cell table:style-name="Table2.A2" office:value-type="string">
            <text:p text:style-name="P10"><text:span text:style-name="T6">8,000 gp</text:span></text:p>
          </table:table-cell>
        </table:table-row>
        <text:soft-page-break/>
        <table:table-row table:style-name="Table2.1">
          <table:table-cell table:style-name="Table2.A2" office:value-type="string">
            <text:p text:style-name="P7"><text:span text:style-name="T6">76–80</text:span></text:p>
          </table:table-cell>
          <table:table-cell table:style-name="Table2.A2" office:value-type="string">
            <text:p text:style-name="P7"><text:span text:style-name="T6">09–18</text:span></text:p>
          </table:table-cell>
          <table:table-cell table:style-name="Table2.A2" office:value-type="string">
            <text:p text:style-name="P7"><text:span text:style-name="T6">—</text:span></text:p>
          </table:table-cell>
          <table:table-cell table:style-name="Table2.A2" office:value-type="string">
            <text:p text:style-name="P1"><text:span text:style-name="T8">Protection +2</text:span></text:p>
          </table:table-cell>
          <table:table-cell table:style-name="Table2.A2" office:value-type="string">
            <text:p text:style-name="P10"><text:span text:style-name="T6">8,000 gp</text:span></text:p>
          </table:table-cell>
        </table:table-row>
        <table:table-row table:style-name="Table2.1">
          <table:table-cell table:style-name="Table2.A2" office:value-type="string">
            <text:p text:style-name="P7"><text:span text:style-name="T6">81–85</text:span></text:p>
          </table:table-cell>
          <table:table-cell table:style-name="Table2.A2" office:value-type="string">
            <text:p text:style-name="P7"><text:span text:style-name="T6">19–23</text:span></text:p>
          </table:table-cell>
          <table:table-cell table:style-name="Table2.A2" office:value-type="string">
            <text:p text:style-name="P7"><text:span text:style-name="T6">—</text:span></text:p>
          </table:table-cell>
          <table:table-cell table:style-name="Table2.A2" office:value-type="string">
            <text:p text:style-name="P1"><text:span text:style-name="T8">Force shield</text:span></text:p>
          </table:table-cell>
          <table:table-cell table:style-name="Table2.A2" office:value-type="string">
            <text:p text:style-name="P10"><text:span text:style-name="T6">8,500 gp</text:span></text:p>
          </table:table-cell>
        </table:table-row>
        <table:table-row table:style-name="Table2.1">
          <table:table-cell table:style-name="Table2.A2" office:value-type="string">
            <text:p text:style-name="P7"><text:span text:style-name="T6">86–90</text:span></text:p>
          </table:table-cell>
          <table:table-cell table:style-name="Table2.A2" office:value-type="string">
            <text:p text:style-name="P7"><text:span text:style-name="T6">24–28</text:span></text:p>
          </table:table-cell>
          <table:table-cell table:style-name="Table2.A2" office:value-type="string">
            <text:p text:style-name="P7"><text:span text:style-name="T6">—</text:span></text:p>
          </table:table-cell>
          <table:table-cell table:style-name="Table2.A2" office:value-type="string">
            <text:p text:style-name="P1"><text:span text:style-name="T8">Ram</text:span></text:p>
          </table:table-cell>
          <table:table-cell table:style-name="Table2.A2" office:value-type="string">
            <text:p text:style-name="P10"><text:span text:style-name="T6">8,600 gp</text:span></text:p>
          </table:table-cell>
        </table:table-row>
        <table:table-row table:style-name="Table2.1">
          <table:table-cell table:style-name="Table2.A2" office:value-type="string">
            <text:p text:style-name="P7"><text:span text:style-name="T6">—</text:span></text:p>
          </table:table-cell>
          <table:table-cell table:style-name="Table2.A2" office:value-type="string">
            <text:p text:style-name="P7"><text:span text:style-name="T6">29–34</text:span></text:p>
          </table:table-cell>
          <table:table-cell table:style-name="Table2.A2" office:value-type="string">
            <text:p text:style-name="P7"><text:span text:style-name="T6">—</text:span></text:p>
          </table:table-cell>
          <table:table-cell table:style-name="Table2.A2" office:value-type="string">
            <text:p text:style-name="P1"><text:span text:style-name="T8">Climbing, improved</text:span></text:p>
          </table:table-cell>
          <table:table-cell table:style-name="Table2.A2" office:value-type="string">
            <text:p text:style-name="P10"><text:span text:style-name="T6">10,000 gp</text:span></text:p>
          </table:table-cell>
        </table:table-row>
        <table:table-row table:style-name="Table2.1">
          <table:table-cell table:style-name="Table2.A2" office:value-type="string">
            <text:p text:style-name="P7"><text:span text:style-name="T6">—</text:span></text:p>
          </table:table-cell>
          <table:table-cell table:style-name="Table2.A2" office:value-type="string">
            <text:p text:style-name="P7"><text:span text:style-name="T6">35–40</text:span></text:p>
          </table:table-cell>
          <table:table-cell table:style-name="Table2.A2" office:value-type="string">
            <text:p text:style-name="P7"><text:span text:style-name="T6">—</text:span></text:p>
          </table:table-cell>
          <table:table-cell table:style-name="Table2.A2" office:value-type="string">
            <text:p text:style-name="P1"><text:span text:style-name="T8">Jumping, improved</text:span></text:p>
          </table:table-cell>
          <table:table-cell table:style-name="Table2.A2" office:value-type="string">
            <text:p text:style-name="P10"><text:span text:style-name="T6">10,000 gp</text:span></text:p>
          </table:table-cell>
        </table:table-row>
        <text:soft-page-break/>
        <table:table-row table:style-name="Table2.1">
          <table:table-cell table:style-name="Table2.A2" office:value-type="string">
            <text:p text:style-name="P7"><text:span text:style-name="T6">—</text:span></text:p>
          </table:table-cell>
          <table:table-cell table:style-name="Table2.A2" office:value-type="string">
            <text:p text:style-name="P7"><text:span text:style-name="T6">41–46</text:span></text:p>
          </table:table-cell>
          <table:table-cell table:style-name="Table2.A2" office:value-type="string">
            <text:p text:style-name="P7"><text:span text:style-name="T6">—</text:span></text:p>
          </table:table-cell>
          <table:table-cell table:style-name="Table2.A2" office:value-type="string">
            <text:p text:style-name="P1"><text:span text:style-name="T8">Swimming, improved</text:span></text:p>
          </table:table-cell>
          <table:table-cell table:style-name="Table2.A2" office:value-type="string">
            <text:p text:style-name="P10"><text:span text:style-name="T6">10,000 gp</text:span></text:p>
          </table:table-cell>
        </table:table-row>
        <table:table-row table:style-name="Table2.1">
          <table:table-cell table:style-name="Table2.A2" office:value-type="string">
            <text:p text:style-name="P7"><text:span text:style-name="T6">91–93</text:span></text:p>
          </table:table-cell>
          <table:table-cell table:style-name="Table2.A2" office:value-type="string">
            <text:p text:style-name="P7"><text:span text:style-name="T6">47–51</text:span></text:p>
          </table:table-cell>
          <table:table-cell table:style-name="Table2.A2" office:value-type="string">
            <text:p text:style-name="P7"><text:span text:style-name="T6">—</text:span></text:p>
          </table:table-cell>
          <table:table-cell table:style-name="Table2.A2" office:value-type="string">
            <text:p text:style-name="P1"><text:span text:style-name="T8">Animal friendship</text:span></text:p>
          </table:table-cell>
          <table:table-cell table:style-name="Table2.A2" office:value-type="string">
            <text:p text:style-name="P10"><text:span text:style-name="T6">10,800 gp</text:span></text:p>
          </table:table-cell>
        </table:table-row>
        <table:table-row table:style-name="Table2.1">
          <table:table-cell table:style-name="Table2.A2" office:value-type="string">
            <text:p text:style-name="P7"><text:span text:style-name="T6">94–96</text:span></text:p>
          </table:table-cell>
          <table:table-cell table:style-name="Table2.A2" office:value-type="string">
            <text:p text:style-name="P7"><text:span text:style-name="T6">50–56</text:span></text:p>
          </table:table-cell>
          <table:table-cell table:style-name="Table2.A2" office:value-type="string">
            <text:p text:style-name="P7"><text:span text:style-name="T6">01–02</text:span></text:p>
          </table:table-cell>
          <table:table-cell table:style-name="Table2.A2" office:value-type="string">
            <text:p text:style-name="P1"><text:span text:style-name="T8">Energy resistance, minor</text:span></text:p>
          </table:table-cell>
          <table:table-cell table:style-name="Table2.A2" office:value-type="string">
            <text:p text:style-name="P10"><text:span text:style-name="T6">12,000 gp</text:span></text:p>
          </table:table-cell>
        </table:table-row>
        <table:table-row table:style-name="Table2.1">
          <table:table-cell table:style-name="Table2.A2" office:value-type="string">
            <text:p text:style-name="P7"><text:span text:style-name="T6">97–98</text:span></text:p>
          </table:table-cell>
          <table:table-cell table:style-name="Table2.A2" office:value-type="string">
            <text:p text:style-name="P7"><text:span text:style-name="T6">57–61</text:span></text:p>
          </table:table-cell>
          <table:table-cell table:style-name="Table2.A2" office:value-type="string">
            <text:p text:style-name="P7"><text:span text:style-name="T6">—</text:span></text:p>
          </table:table-cell>
          <table:table-cell table:style-name="Table2.A2" office:value-type="string">
            <text:p text:style-name="P1"><text:span text:style-name="T8">Chameleon power</text:span></text:p>
          </table:table-cell>
          <table:table-cell table:style-name="Table2.A2" office:value-type="string">
            <text:p text:style-name="P10"><text:span text:style-name="T6">12,700 gp</text:span></text:p>
          </table:table-cell>
        </table:table-row>
        <table:table-row table:style-name="Table2.1">
          <table:table-cell table:style-name="Table2.A2" office:value-type="string">
            <text:p text:style-name="P7"><text:span text:style-name="T6">99–100</text:span></text:p>
          </table:table-cell>
          <table:table-cell table:style-name="Table2.A2" office:value-type="string">
            <text:p text:style-name="P7"><text:span text:style-name="T6">62–66</text:span></text:p>
          </table:table-cell>
          <table:table-cell table:style-name="Table2.A2" office:value-type="string">
            <text:p text:style-name="P7"><text:span text:style-name="T6">—</text:span></text:p>
          </table:table-cell>
          <table:table-cell table:style-name="Table2.A2" office:value-type="string">
            <text:p text:style-name="P1"><text:span text:style-name="T8">Water walking</text:span></text:p>
          </table:table-cell>
          <table:table-cell table:style-name="Table2.A2" office:value-type="string">
            <text:p text:style-name="P10"><text:span text:style-name="T6">15,000 gp</text:span></text:p>
          </table:table-cell>
        </table:table-row>
        <text:soft-page-break/>
        <table:table-row table:style-name="Table2.1">
          <table:table-cell table:style-name="Table2.A2" office:value-type="string">
            <text:p text:style-name="P7"><text:span text:style-name="T6">—</text:span></text:p>
          </table:table-cell>
          <table:table-cell table:style-name="Table2.A2" office:value-type="string">
            <text:p text:style-name="P7"><text:span text:style-name="T6">67–71</text:span></text:p>
          </table:table-cell>
          <table:table-cell table:style-name="Table2.A2" office:value-type="string">
            <text:p text:style-name="P7"><text:span text:style-name="T6">03–07</text:span></text:p>
          </table:table-cell>
          <table:table-cell table:style-name="Table2.A2" office:value-type="string">
            <text:p text:style-name="P1"><text:span text:style-name="T8">Protection +3</text:span></text:p>
          </table:table-cell>
          <table:table-cell table:style-name="Table2.A2" office:value-type="string">
            <text:p text:style-name="P10"><text:span text:style-name="T6">18,000 gp</text:span></text:p>
          </table:table-cell>
        </table:table-row>
        <table:table-row table:style-name="Table2.1">
          <table:table-cell table:style-name="Table2.A2" office:value-type="string">
            <text:p text:style-name="P7"><text:span text:style-name="T6">—</text:span></text:p>
          </table:table-cell>
          <table:table-cell table:style-name="Table2.A2" office:value-type="string">
            <text:p text:style-name="P7"><text:span text:style-name="T6">72–76</text:span></text:p>
          </table:table-cell>
          <table:table-cell table:style-name="Table2.A2" office:value-type="string">
            <text:p text:style-name="P7"><text:span text:style-name="T6">08–10</text:span></text:p>
          </table:table-cell>
          <table:table-cell table:style-name="Table2.A2" office:value-type="string">
            <text:p text:style-name="P1"><text:span text:style-name="T8">Spell storing, minor</text:span></text:p>
          </table:table-cell>
          <table:table-cell table:style-name="Table2.A2" office:value-type="string">
            <text:p text:style-name="P10"><text:span text:style-name="T6">18,000 gp</text:span></text:p>
          </table:table-cell>
        </table:table-row>
        <table:table-row table:style-name="Table2.1">
          <table:table-cell table:style-name="Table2.A2" office:value-type="string">
            <text:p text:style-name="P7"><text:span text:style-name="T6">—</text:span></text:p>
          </table:table-cell>
          <table:table-cell table:style-name="Table2.A2" office:value-type="string">
            <text:p text:style-name="P7"><text:span text:style-name="T6">77–81</text:span></text:p>
          </table:table-cell>
          <table:table-cell table:style-name="Table2.A2" office:value-type="string">
            <text:p text:style-name="P7"><text:span text:style-name="T6">11–15</text:span></text:p>
          </table:table-cell>
          <table:table-cell table:style-name="Table2.A2" office:value-type="string">
            <text:p text:style-name="P1"><text:span text:style-name="T8">Invisibility</text:span></text:p>
          </table:table-cell>
          <table:table-cell table:style-name="Table2.A2" office:value-type="string">
            <text:p text:style-name="P10"><text:span text:style-name="T6">20,000 gp</text:span></text:p>
          </table:table-cell>
        </table:table-row>
        <table:table-row table:style-name="Table2.1">
          <table:table-cell table:style-name="Table2.A2" office:value-type="string">
            <text:p text:style-name="P7"><text:span text:style-name="T6">—</text:span></text:p>
          </table:table-cell>
          <table:table-cell table:style-name="Table2.A2" office:value-type="string">
            <text:p text:style-name="P7"><text:span text:style-name="T6">82–85</text:span></text:p>
          </table:table-cell>
          <table:table-cell table:style-name="Table2.A2" office:value-type="string">
            <text:p text:style-name="P7"><text:span text:style-name="T6">16–19</text:span></text:p>
          </table:table-cell>
          <table:table-cell table:style-name="Table2.A2" office:value-type="string">
            <text:p text:style-name="P1"><text:span text:style-name="T8">Wizardry (I)</text:span></text:p>
          </table:table-cell>
          <table:table-cell table:style-name="Table2.A2" office:value-type="string">
            <text:p text:style-name="P10"><text:span text:style-name="T6">20,000 gp</text:span></text:p>
          </table:table-cell>
        </table:table-row>
        <table:table-row table:style-name="Table2.1">
          <table:table-cell table:style-name="Table2.A2" office:value-type="string">
            <text:p text:style-name="P7"><text:span text:style-name="T6">—</text:span></text:p>
          </table:table-cell>
          <table:table-cell table:style-name="Table2.A2" office:value-type="string">
            <text:p text:style-name="P7"><text:span text:style-name="T6">86–90</text:span></text:p>
          </table:table-cell>
          <table:table-cell table:style-name="Table2.A2" office:value-type="string">
            <text:p text:style-name="P7"><text:span text:style-name="T6">20–25</text:span></text:p>
          </table:table-cell>
          <table:table-cell table:style-name="Table2.A2" office:value-type="string">
            <text:p text:style-name="P1"><text:span text:style-name="T8">Evasion</text:span></text:p>
          </table:table-cell>
          <table:table-cell table:style-name="Table2.A2" office:value-type="string">
            <text:p text:style-name="P10"><text:span text:style-name="T6">25,000 gp</text:span></text:p>
          </table:table-cell>
        </table:table-row>
        <text:soft-page-break/>
        <table:table-row table:style-name="Table2.1">
          <table:table-cell table:style-name="Table2.A2" office:value-type="string">
            <text:p text:style-name="P7"><text:span text:style-name="T6">—</text:span></text:p>
          </table:table-cell>
          <table:table-cell table:style-name="Table2.A2" office:value-type="string">
            <text:p text:style-name="P7"><text:span text:style-name="T6">91–93</text:span></text:p>
          </table:table-cell>
          <table:table-cell table:style-name="Table2.A2" office:value-type="string">
            <text:p text:style-name="P7"><text:span text:style-name="T6">26–28</text:span></text:p>
          </table:table-cell>
          <table:table-cell table:style-name="Table2.A2" office:value-type="string">
            <text:p text:style-name="P1"><text:span text:style-name="T8">X-ray vision</text:span></text:p>
          </table:table-cell>
          <table:table-cell table:style-name="Table2.A2" office:value-type="string">
            <text:p text:style-name="P10"><text:span text:style-name="T6">25,000 gp</text:span></text:p>
          </table:table-cell>
        </table:table-row>
        <table:table-row table:style-name="Table2.1">
          <table:table-cell table:style-name="Table2.A2" office:value-type="string">
            <text:p text:style-name="P7"><text:span text:style-name="T6">—</text:span></text:p>
          </table:table-cell>
          <table:table-cell table:style-name="Table2.A2" office:value-type="string">
            <text:p text:style-name="P7"><text:span text:style-name="T6">94–97</text:span></text:p>
          </table:table-cell>
          <table:table-cell table:style-name="Table2.A2" office:value-type="string">
            <text:p text:style-name="P7"><text:span text:style-name="T6">29–32</text:span></text:p>
          </table:table-cell>
          <table:table-cell table:style-name="Table2.A2" office:value-type="string">
            <text:p text:style-name="P1"><text:span text:style-name="T8">Blinking</text:span></text:p>
          </table:table-cell>
          <table:table-cell table:style-name="Table2.A2" office:value-type="string">
            <text:p text:style-name="P10"><text:span text:style-name="T6">27,000 gp</text:span></text:p>
          </table:table-cell>
        </table:table-row>
        <table:table-row table:style-name="Table2.1">
          <table:table-cell table:style-name="Table2.A2" office:value-type="string">
            <text:p text:style-name="P7"><text:span text:style-name="T6">—</text:span></text:p>
          </table:table-cell>
          <table:table-cell table:style-name="Table2.A2" office:value-type="string">
            <text:p text:style-name="P7"><text:span text:style-name="T6">98–100</text:span></text:p>
          </table:table-cell>
          <table:table-cell table:style-name="Table2.A2" office:value-type="string">
            <text:p text:style-name="P7"><text:span text:style-name="T6">33–39</text:span></text:p>
          </table:table-cell>
          <table:table-cell table:style-name="Table2.A2" office:value-type="string">
            <text:p text:style-name="P1"><text:span text:style-name="T8">Energy resistance, major</text:span></text:p>
          </table:table-cell>
          <table:table-cell table:style-name="Table2.A2" office:value-type="string">
            <text:p text:style-name="P10"><text:span text:style-name="T6">28,000 gp</text:span></text:p>
          </table:table-cell>
        </table:table-row>
        <table:table-row table:style-name="Table2.1">
          <table:table-cell table:style-name="Table2.A2" office:value-type="string">
            <text:p text:style-name="P7"><text:span text:style-name="T6">—</text:span></text:p>
          </table:table-cell>
          <table:table-cell table:style-name="Table2.A2" office:value-type="string">
            <text:p text:style-name="P7"><text:span text:style-name="T6">—</text:span></text:p>
          </table:table-cell>
          <table:table-cell table:style-name="Table2.A2" office:value-type="string">
            <text:p text:style-name="P7"><text:span text:style-name="T6">40–49</text:span></text:p>
          </table:table-cell>
          <table:table-cell table:style-name="Table2.A2" office:value-type="string">
            <text:p text:style-name="P1"><text:span text:style-name="T8">Protection +4</text:span></text:p>
          </table:table-cell>
          <table:table-cell table:style-name="Table2.A2" office:value-type="string">
            <text:p text:style-name="P10"><text:span text:style-name="T6">32,000 gp</text:span></text:p>
          </table:table-cell>
        </table:table-row>
        <table:table-row table:style-name="Table2.1">
          <table:table-cell table:style-name="Table2.A2" office:value-type="string">
            <text:p text:style-name="P7"><text:span text:style-name="T6">—</text:span></text:p>
          </table:table-cell>
          <table:table-cell table:style-name="Table2.A2" office:value-type="string">
            <text:p text:style-name="P7"><text:span text:style-name="T6">—</text:span></text:p>
          </table:table-cell>
          <table:table-cell table:style-name="Table2.A2" office:value-type="string">
            <text:p text:style-name="P7"><text:span text:style-name="T6">50–55</text:span></text:p>
          </table:table-cell>
          <table:table-cell table:style-name="Table2.A2" office:value-type="string">
            <text:p text:style-name="P1"><text:span text:style-name="T8">Wizardry (II)</text:span></text:p>
          </table:table-cell>
          <table:table-cell table:style-name="Table2.A2" office:value-type="string">
            <text:p text:style-name="P10"><text:span text:style-name="T6">40,000 gp</text:span></text:p>
          </table:table-cell>
        </table:table-row>
        <text:soft-page-break/>
        <table:table-row table:style-name="Table2.1">
          <table:table-cell table:style-name="Table2.A2" office:value-type="string">
            <text:p text:style-name="P7"><text:span text:style-name="T6">—</text:span></text:p>
          </table:table-cell>
          <table:table-cell table:style-name="Table2.A2" office:value-type="string">
            <text:p text:style-name="P7"><text:span text:style-name="T6">—</text:span></text:p>
          </table:table-cell>
          <table:table-cell table:style-name="Table2.A2" office:value-type="string">
            <text:p text:style-name="P7"><text:span text:style-name="T6">56–60</text:span></text:p>
          </table:table-cell>
          <table:table-cell table:style-name="Table2.A2" office:value-type="string">
            <text:p text:style-name="P1"><text:span text:style-name="T8">Freedom of movement</text:span></text:p>
          </table:table-cell>
          <table:table-cell table:style-name="Table2.A2" office:value-type="string">
            <text:p text:style-name="P10"><text:span text:style-name="T6">40,000 gp</text:span></text:p>
          </table:table-cell>
        </table:table-row>
        <table:table-row table:style-name="Table2.1">
          <table:table-cell table:style-name="Table2.A2" office:value-type="string">
            <text:p text:style-name="P7"><text:span text:style-name="T6">—</text:span></text:p>
          </table:table-cell>
          <table:table-cell table:style-name="Table2.A2" office:value-type="string">
            <text:p text:style-name="P7"><text:span text:style-name="T6">—</text:span></text:p>
          </table:table-cell>
          <table:table-cell table:style-name="Table2.A2" office:value-type="string">
            <text:p text:style-name="P7"><text:span text:style-name="T6">61–63</text:span></text:p>
          </table:table-cell>
          <table:table-cell table:style-name="Table2.A2" office:value-type="string">
            <text:p text:style-name="P1"><text:span text:style-name="T8">Energy resistance, greater</text:span></text:p>
          </table:table-cell>
          <table:table-cell table:style-name="Table2.A2" office:value-type="string">
            <text:p text:style-name="P10"><text:span text:style-name="T6">44,000 gp</text:span></text:p>
          </table:table-cell>
        </table:table-row>
        <table:table-row table:style-name="Table2.1">
          <table:table-cell table:style-name="Table2.A2" office:value-type="string">
            <text:p text:style-name="P7"><text:span text:style-name="T6">—</text:span></text:p>
          </table:table-cell>
          <table:table-cell table:style-name="Table2.A2" office:value-type="string">
            <text:p text:style-name="P7"><text:span text:style-name="T6">—</text:span></text:p>
          </table:table-cell>
          <table:table-cell table:style-name="Table2.A2" office:value-type="string">
            <text:p text:style-name="P7"><text:span text:style-name="T6">64–65</text:span></text:p>
          </table:table-cell>
          <table:table-cell table:style-name="Table2.A2" office:value-type="string">
            <text:p text:style-name="P1"><text:span text:style-name="T8">Friend shield </text:span><text:span text:style-name="T6">(pair)</text:span></text:p>
          </table:table-cell>
          <table:table-cell table:style-name="Table2.A2" office:value-type="string">
            <text:p text:style-name="P10"><text:span text:style-name="T6">50,000 gp</text:span></text:p>
          </table:table-cell>
        </table:table-row>
        <table:table-row table:style-name="Table2.1">
          <table:table-cell table:style-name="Table2.A2" office:value-type="string">
            <text:p text:style-name="P7"><text:span text:style-name="T6">—</text:span></text:p>
          </table:table-cell>
          <table:table-cell table:style-name="Table2.A2" office:value-type="string">
            <text:p text:style-name="P7"><text:span text:style-name="T6">—</text:span></text:p>
          </table:table-cell>
          <table:table-cell table:style-name="Table2.A2" office:value-type="string">
            <text:p text:style-name="P7"><text:span text:style-name="T6">66–70</text:span></text:p>
          </table:table-cell>
          <table:table-cell table:style-name="Table2.A2" office:value-type="string">
            <text:p text:style-name="P1"><text:span text:style-name="T8">Protection +5</text:span></text:p>
          </table:table-cell>
          <table:table-cell table:style-name="Table2.A2" office:value-type="string">
            <text:p text:style-name="P10"><text:span text:style-name="T6">50,000 gp</text:span></text:p>
          </table:table-cell>
        </table:table-row>
        <table:table-row table:style-name="Table2.1">
          <table:table-cell table:style-name="Table2.A2" office:value-type="string">
            <text:p text:style-name="P7"><text:span text:style-name="T6">—</text:span></text:p>
          </table:table-cell>
          <table:table-cell table:style-name="Table2.A2" office:value-type="string">
            <text:p text:style-name="P7"><text:span text:style-name="T6">—</text:span></text:p>
          </table:table-cell>
          <table:table-cell table:style-name="Table2.A2" office:value-type="string">
            <text:p text:style-name="P7"><text:span text:style-name="T6">71–74</text:span></text:p>
          </table:table-cell>
          <table:table-cell table:style-name="Table2.A2" office:value-type="string">
            <text:p text:style-name="P1"><text:span text:style-name="T8">Shooting stars</text:span></text:p>
          </table:table-cell>
          <table:table-cell table:style-name="Table2.A2" office:value-type="string">
            <text:p text:style-name="P10"><text:span text:style-name="T6">50,000 gp</text:span></text:p>
          </table:table-cell>
        </table:table-row>
        <text:soft-page-break/>
        <table:table-row table:style-name="Table2.1">
          <table:table-cell table:style-name="Table2.A2" office:value-type="string">
            <text:p text:style-name="P7"><text:span text:style-name="T6">—</text:span></text:p>
          </table:table-cell>
          <table:table-cell table:style-name="Table2.A2" office:value-type="string">
            <text:p text:style-name="P7"><text:span text:style-name="T6">—</text:span></text:p>
          </table:table-cell>
          <table:table-cell table:style-name="Table2.A2" office:value-type="string">
            <text:p text:style-name="P7"><text:span text:style-name="T6">75–79</text:span></text:p>
          </table:table-cell>
          <table:table-cell table:style-name="Table2.A2" office:value-type="string">
            <text:p text:style-name="P1"><text:span text:style-name="T8">Spell storing</text:span></text:p>
          </table:table-cell>
          <table:table-cell table:style-name="Table2.A2" office:value-type="string">
            <text:p text:style-name="P10"><text:span text:style-name="T6">50,000 gp</text:span></text:p>
          </table:table-cell>
        </table:table-row>
        <table:table-row table:style-name="Table2.1">
          <table:table-cell table:style-name="Table2.A2" office:value-type="string">
            <text:p text:style-name="P7"><text:span text:style-name="T6">—</text:span></text:p>
          </table:table-cell>
          <table:table-cell table:style-name="Table2.A2" office:value-type="string">
            <text:p text:style-name="P7"><text:span text:style-name="T6">—</text:span></text:p>
          </table:table-cell>
          <table:table-cell table:style-name="Table2.A2" office:value-type="string">
            <text:p text:style-name="P7"><text:span text:style-name="T6">80–83</text:span></text:p>
          </table:table-cell>
          <table:table-cell table:style-name="Table2.A2" office:value-type="string">
            <text:p text:style-name="P1"><text:span text:style-name="T8">Wizardry (III)</text:span></text:p>
          </table:table-cell>
          <table:table-cell table:style-name="Table2.A2" office:value-type="string">
            <text:p text:style-name="P10"><text:span text:style-name="T6">70,000 gp</text:span></text:p>
          </table:table-cell>
        </table:table-row>
        <table:table-row table:style-name="Table2.1">
          <table:table-cell table:style-name="Table2.A2" office:value-type="string">
            <text:p text:style-name="P7"><text:span text:style-name="T6">—</text:span></text:p>
          </table:table-cell>
          <table:table-cell table:style-name="Table2.A2" office:value-type="string">
            <text:p text:style-name="P7"><text:span text:style-name="T6">—</text:span></text:p>
          </table:table-cell>
          <table:table-cell table:style-name="Table2.A2" office:value-type="string">
            <text:p text:style-name="P7"><text:span text:style-name="T6">84–86</text:span></text:p>
          </table:table-cell>
          <table:table-cell table:style-name="Table2.A2" office:value-type="string">
            <text:p text:style-name="P1"><text:span text:style-name="T8">Telekinesis</text:span></text:p>
          </table:table-cell>
          <table:table-cell table:style-name="Table2.A2" office:value-type="string">
            <text:p text:style-name="P10"><text:span text:style-name="T6">75,000 gp</text:span></text:p>
          </table:table-cell>
        </table:table-row>
        <table:table-row table:style-name="Table2.1">
          <table:table-cell table:style-name="Table2.A2" office:value-type="string">
            <text:p text:style-name="P7"><text:span text:style-name="T6">—</text:span></text:p>
          </table:table-cell>
          <table:table-cell table:style-name="Table2.A2" office:value-type="string">
            <text:p text:style-name="P7"><text:span text:style-name="T6">—</text:span></text:p>
          </table:table-cell>
          <table:table-cell table:style-name="Table2.A2" office:value-type="string">
            <text:p text:style-name="P7"><text:span text:style-name="T6">87–88</text:span></text:p>
          </table:table-cell>
          <table:table-cell table:style-name="Table2.A2" office:value-type="string">
            <text:p text:style-name="P1"><text:span text:style-name="T8">Regeneration</text:span></text:p>
          </table:table-cell>
          <table:table-cell table:style-name="Table2.A2" office:value-type="string">
            <text:p text:style-name="P10"><text:span text:style-name="T6">90,000 gp</text:span></text:p>
          </table:table-cell>
        </table:table-row>
        <table:table-row table:style-name="Table2.1">
          <table:table-cell table:style-name="Table2.A2" office:value-type="string">
            <text:p text:style-name="P7"><text:span text:style-name="T6">—</text:span></text:p>
          </table:table-cell>
          <table:table-cell table:style-name="Table2.A2" office:value-type="string">
            <text:p text:style-name="P7"><text:span text:style-name="T6">—</text:span></text:p>
          </table:table-cell>
          <table:table-cell table:style-name="Table2.A2" office:value-type="string">
            <text:p text:style-name="P7"><text:span text:style-name="T6">89</text:span></text:p>
          </table:table-cell>
          <table:table-cell table:style-name="Table2.A2" office:value-type="string">
            <text:p text:style-name="P1"><text:span text:style-name="T8">Three wishes</text:span></text:p>
          </table:table-cell>
          <table:table-cell table:style-name="Table2.A2" office:value-type="string">
            <text:p text:style-name="P10"><text:span text:style-name="T6">97,950 gp</text:span></text:p>
          </table:table-cell>
        </table:table-row>
        <text:soft-page-break/>
        <table:table-row table:style-name="Table2.1">
          <table:table-cell table:style-name="Table2.A2" office:value-type="string">
            <text:p text:style-name="P7"><text:span text:style-name="T6">—</text:span></text:p>
          </table:table-cell>
          <table:table-cell table:style-name="Table2.A2" office:value-type="string">
            <text:p text:style-name="P7"><text:span text:style-name="T6">—</text:span></text:p>
          </table:table-cell>
          <table:table-cell table:style-name="Table2.A2" office:value-type="string">
            <text:p text:style-name="P7"><text:span text:style-name="T6">90–92</text:span></text:p>
          </table:table-cell>
          <table:table-cell table:style-name="Table2.A2" office:value-type="string">
            <text:p text:style-name="P1"><text:span text:style-name="T8">Spell turning</text:span></text:p>
          </table:table-cell>
          <table:table-cell table:style-name="Table2.A2" office:value-type="string">
            <text:p text:style-name="P10"><text:span text:style-name="T6">98,280 gp</text:span></text:p>
          </table:table-cell>
        </table:table-row>
        <table:table-row table:style-name="Table2.1">
          <table:table-cell table:style-name="Table2.A2" office:value-type="string">
            <text:p text:style-name="P7"><text:span text:style-name="T6">—</text:span></text:p>
          </table:table-cell>
          <table:table-cell table:style-name="Table2.A2" office:value-type="string">
            <text:p text:style-name="P7"><text:span text:style-name="T6">—</text:span></text:p>
          </table:table-cell>
          <table:table-cell table:style-name="Table2.A2" office:value-type="string">
            <text:p text:style-name="P7"><text:span text:style-name="T6">93–94</text:span></text:p>
          </table:table-cell>
          <table:table-cell table:style-name="Table2.A2" office:value-type="string">
            <text:p text:style-name="P1"><text:span text:style-name="T8">Wizardry (IV)</text:span></text:p>
          </table:table-cell>
          <table:table-cell table:style-name="Table2.A2" office:value-type="string">
            <text:p text:style-name="P10"><text:span text:style-name="T6">100,000 gp</text:span></text:p>
          </table:table-cell>
        </table:table-row>
        <table:table-row table:style-name="Table2.1">
          <table:table-cell table:style-name="Table2.A2" office:value-type="string">
            <text:p text:style-name="P7"><text:span text:style-name="T6">—</text:span></text:p>
          </table:table-cell>
          <table:table-cell table:style-name="Table2.A2" office:value-type="string">
            <text:p text:style-name="P7"><text:span text:style-name="T6">—</text:span></text:p>
          </table:table-cell>
          <table:table-cell table:style-name="Table2.A2" office:value-type="string">
            <text:p text:style-name="P7"><text:span text:style-name="T6">95</text:span></text:p>
          </table:table-cell>
          <table:table-cell table:style-name="Table2.A2" office:value-type="string">
            <text:p text:style-name="P1"><text:span text:style-name="T8">Djinni calling</text:span></text:p>
          </table:table-cell>
          <table:table-cell table:style-name="Table2.A2" office:value-type="string">
            <text:p text:style-name="P10"><text:span text:style-name="T6">125,000 gp</text:span></text:p>
          </table:table-cell>
        </table:table-row>
        <table:table-row table:style-name="Table2.1">
          <table:table-cell table:style-name="Table2.A2" office:value-type="string">
            <text:p text:style-name="P7"><text:span text:style-name="T6">—</text:span></text:p>
          </table:table-cell>
          <table:table-cell table:style-name="Table2.A2" office:value-type="string">
            <text:p text:style-name="P7"><text:span text:style-name="T6">—</text:span></text:p>
          </table:table-cell>
          <table:table-cell table:style-name="Table2.A2" office:value-type="string">
            <text:p text:style-name="P7"><text:span text:style-name="T6">96</text:span></text:p>
          </table:table-cell>
          <table:table-cell table:style-name="Table2.A2" office:value-type="string">
            <text:p text:style-name="P1"><text:span text:style-name="T8">Elemental command (air)</text:span></text:p>
          </table:table-cell>
          <table:table-cell table:style-name="Table2.A2" office:value-type="string">
            <text:p text:style-name="P10"><text:span text:style-name="T6">200,000 gp</text:span></text:p>
          </table:table-cell>
        </table:table-row>
        <table:table-row table:style-name="Table2.1">
          <table:table-cell table:style-name="Table2.A2" office:value-type="string">
            <text:p text:style-name="P7"><text:span text:style-name="T6">—</text:span></text:p>
          </table:table-cell>
          <table:table-cell table:style-name="Table2.A2" office:value-type="string">
            <text:p text:style-name="P7"><text:span text:style-name="T6">—</text:span></text:p>
          </table:table-cell>
          <table:table-cell table:style-name="Table2.A2" office:value-type="string">
            <text:p text:style-name="P7"><text:span text:style-name="T6">97</text:span></text:p>
          </table:table-cell>
          <table:table-cell table:style-name="Table2.A2" office:value-type="string">
            <text:p text:style-name="P1"><text:span text:style-name="T8">Elemental command (earth)</text:span></text:p>
          </table:table-cell>
          <table:table-cell table:style-name="Table2.A2" office:value-type="string">
            <text:p text:style-name="P10"><text:span text:style-name="T6">200,000 gp</text:span></text:p>
          </table:table-cell>
        </table:table-row>
        <text:soft-page-break/>
        <table:table-row table:style-name="Table2.1">
          <table:table-cell table:style-name="Table2.A2" office:value-type="string">
            <text:p text:style-name="P7"><text:span text:style-name="T6">—</text:span></text:p>
          </table:table-cell>
          <table:table-cell table:style-name="Table2.A2" office:value-type="string">
            <text:p text:style-name="P7"><text:span text:style-name="T6">—</text:span></text:p>
          </table:table-cell>
          <table:table-cell table:style-name="Table2.A2" office:value-type="string">
            <text:p text:style-name="P7"><text:span text:style-name="T6">98</text:span></text:p>
          </table:table-cell>
          <table:table-cell table:style-name="Table2.A2" office:value-type="string">
            <text:p text:style-name="P1"><text:span text:style-name="T8">Elemental command (fire)</text:span></text:p>
          </table:table-cell>
          <table:table-cell table:style-name="Table2.A2" office:value-type="string">
            <text:p text:style-name="P10"><text:span text:style-name="T6">200,000 gp</text:span></text:p>
          </table:table-cell>
        </table:table-row>
        <table:table-row table:style-name="Table2.1">
          <table:table-cell table:style-name="Table2.A2" office:value-type="string">
            <text:p text:style-name="P7"><text:span text:style-name="T6">—</text:span></text:p>
          </table:table-cell>
          <table:table-cell table:style-name="Table2.A2" office:value-type="string">
            <text:p text:style-name="P7"><text:span text:style-name="T6">—</text:span></text:p>
          </table:table-cell>
          <table:table-cell table:style-name="Table2.A2" office:value-type="string">
            <text:p text:style-name="P7"><text:span text:style-name="T6">99</text:span></text:p>
          </table:table-cell>
          <table:table-cell table:style-name="Table2.A2" office:value-type="string">
            <text:p text:style-name="P1"><text:span text:style-name="T8">Elemental command (water)</text:span></text:p>
          </table:table-cell>
          <table:table-cell table:style-name="Table2.A2" office:value-type="string">
            <text:p text:style-name="P10"><text:span text:style-name="T6">200,000 gp</text:span></text:p>
          </table:table-cell>
        </table:table-row>
        <table:table-row table:style-name="Table2.1">
          <table:table-cell table:style-name="Table2.A48" office:value-type="string">
            <text:p text:style-name="P8"><text:span text:style-name="T6">—</text:span></text:p>
          </table:table-cell>
          <table:table-cell table:style-name="Table2.A48" office:value-type="string">
            <text:p text:style-name="P8"><text:span text:style-name="T6">—</text:span></text:p>
          </table:table-cell>
          <table:table-cell table:style-name="Table2.A48" office:value-type="string">
            <text:p text:style-name="P8"><text:span text:style-name="T6">100</text:span></text:p>
          </table:table-cell>
          <table:table-cell table:style-name="Table2.A48" office:value-type="string">
            <text:p text:style-name="P2"><text:span text:style-name="T8">Spell storing, major</text:span></text:p>
          </table:table-cell>
          <table:table-cell table:style-name="Table2.A48" office:value-type="string">
            <text:p text:style-name="P11"><text:span text:style-name="T6">200,000 gp</text:span></text:p>
          </table:table-cell>
        </table:table-row>
      </table:table>
      <text:p text:style-name="P5"/>
      <text:p text:style-name="P1"><text:span text:style-name="T5">Ring Descriptions</text:span></text:p>
      <text:p text:style-name="P1"><text:span text:style-name="T6">Standard rings are described below.</text:span></text:p>
      <text:p text:style-name="P1"><text:span text:style-name="T7">Animal Friendship:</text:span><text:span text:style-name="T6"> On command, this ring affects an animal as if the wearer had cast </text:span><text:span text:style-name="T8">charm animal</text:span><text:span text:style-name="T6">.</text:span></text:p>
      <text:p text:style-name="P1"><text:span text:style-name="T6">Faint enchantment; CL 3rd; Forge Ring, </text:span><text:span text:style-name="T8">charm animal; </text:span><text:span text:style-name="T6">Price 10,800 gp.</text:span></text:p>
      <text:p text:style-name="P1"><text:span text:style-name="T7">Blinking: </text:span><text:span text:style-name="T6">On command, this ring makes the wearer blink, as with the </text:span><text:span text:style-name="T8">blink </text:span><text:span text:style-name="T6">spell.</text:span></text:p>
      <text:p text:style-name="P1"><text:span text:style-name="T6">Moderate transmutation; CL 7th; Forge Ring, </text:span><text:span text:style-name="T8">blink; </text:span><text:span text:style-name="T6">Price 27,000 gp.</text:span></text:p>
      <text:p text:style-name="P1"><text:span text:style-name="T7">Chameleon Power: </text:span><text:span text:style-name="T6">As a free action, the wearer of this ring can gain the ability to magically blend in with the surroundings. This provides a +10 competence bonus on her Hide checks. As a standard action, she can also command the ring to utilize the spell </text:span><text:span text:style-name="T8">disguise self </text:span><text:span text:style-name="T6">as often as she wants.</text:span></text:p>
      <text:p text:style-name="P1"><text:span text:style-name="T6">Faint illusion; CL 3rd; Forge Ring, </text:span><text:span text:style-name="T8">disguise self, invisibility; </text:span><text:span text:style-name="T6">Price 12,700 gp.</text:span></text:p>
      <text:p text:style-name="P1"><text:span text:style-name="T7">Climbing: </text:span><text:span text:style-name="T6">This ring is actually a magic leather cord that ties around a finger. It continually grants the wearer a +5 competence bonus on Climb checks.</text:span></text:p>
      <text:p text:style-name="P1"><text:span text:style-name="T6">Faint transmutatation; CL 5th; Forge Ring, creator must have 5 ranks in the Climb skill; Price 2,500 gp.</text:span></text:p>
      <text:p text:style-name="P1"><text:span text:style-name="T2">Climbing, Improved: </text:span><text:span text:style-name="T3">As climbing, except it grants a +10 competence bonus on its wearer’s Climb checks.</text:span></text:p>
      <text:p text:style-name="P1"><text:span text:style-name="T6">Faint transmutation; CL 5th; Forge Ring, creator must have 10 ranks in the Climb skill</text:span><text:span text:style-name="T8">; </text:span><text:span text:style-name="T6">Price 10,000 gp.</text:span></text:p>
      <text:p text:style-name="P1"><text:span text:style-name="T7">Counterspells:</text:span><text:span text:style-name="T6"> This ring might seem to be a </text:span><text:span text:style-name="T8">ring of spell storing </text:span><text:span text:style-name="T6">upon first examination. However, while it allows a single spell of 1st through 6th level to be cast into it, that spell cannot be cast out of the ring again. Instead, should that spell ever be cast upon the wearer, the spell is immediately countered, as a counterspell action, requiring no action (or even knowledge) on the wearer’s part. Once so used, the spell cast within the ring is gone. A new spell (or the same one as before) may be placed in it again.</text:span></text:p>
      <text:p text:style-name="P1"><text:span text:style-name="T6">Moderate evocation; CL 11th; Forge Ring, </text:span><text:span text:style-name="T8">imbue with spell ability; </text:span><text:span text:style-name="T6">Price 4,000 gp.</text:span></text:p>
      <text:p text:style-name="P1"><text:span text:style-name="T7">Djinni Calling: </text:span><text:span text:style-name="T6">One of the many rings of fable, this “genie” ring is most useful indeed. It serves as a special </text:span><text:span text:style-name="T8">gate </text:span><text:span text:style-name="T6">by means of which a specific djinni can be called from the Elemental Plane of Air. When the ring is rubbed (a standard action), the call goes out, and the djinni appears on the next round. The djinni faithfully obeys and serves the wearer of the ring, but never for more than 1 hour per day. If the djinni of the ring is ever killed, the ring becomes nonmagical and worthless.</text:span></text:p>
      <text:p text:style-name="P1"><text:span text:style-name="T6">Strong conjuration; CL 17th; Forge Ring, </text:span><text:span text:style-name="T8">gate; </text:span><text:span text:style-name="T6">Price 125,000 gp.</text:span></text:p>
      <text:p text:style-name="P1"><text:span text:style-name="T7">Elemental Command: </text:span><text:span text:style-name="T6">All four kinds of </text:span><text:span text:style-name="T8">elemental command </text:span><text:span text:style-name="T6">rings are very powerful. Each appears to be nothing more than a lesser magic ring until fully activated (by meeting a special condition, such as single-handedly slaying an elemental of the appropriate type or exposure to a sacred material of the appropriate element), but each has certain other powers as well as the following common properties.</text:span></text:p>
      <text:p text:style-name="P1"><text:span text:style-name="T6">Elementals of the plane to which the ring is attuned can’t attack the wearer, or even approach within 5 feet of him. If the wearer desires, he may forego this protection and instead attempt to </text:span><text:span text:style-name="T8">charm </text:span><text:span text:style-name="T6">the elemental (as </text:span><text:span text:style-name="T8">charm monster, </text:span><text:span text:style-name="T6">Will DC 17 negates). If the </text:span><text:span text:style-name="T8">charm </text:span><text:span text:style-name="T6">attempt fails, however, absolute protection is lost and no further attempt at </text:span><text:span text:style-name="T8">charming </text:span><text:span text:style-name="T6">can be made.</text:span></text:p>
      <text:p text:style-name="P1"><text:span text:style-name="T6">Creatures from the plane to which the ring is attuned who attack the wearer take a –1 penalty on their attack rolls. The ring wearer makes applicable saving throws from the extraplanar creature’s attacks with a +2 resistance bonus. He gains a +4 morale bonus on all attack rolls against such creatures. Any weapon he uses bypasses the damage reduction of such creatures, regardless of any qualities the weapon may or may not have.</text:span></text:p>
      <text:p text:style-name="P1"><text:span text:style-name="T6">The wearer of the ring is able to converse with creatures from the plane to which his ring is attuned. These creatures recognize that he wears the ring. They show a healthy respect for the wearer if alignments are similar. If alignments are opposed, creatures fear the wearer if he is strong. If he is weak, they hate and desire to slay him.</text:span></text:p>
      <text:p text:style-name="P1"><text:span text:style-name="T6">The possessor of a </text:span><text:span text:style-name="T8">ring of elemental command </text:span><text:span text:style-name="T6">takes a saving throw penalty as follows:</text:span></text:p>
      <table:table table:name="Table3" table:style-name="Table3">
        <table:table-column table:style-name="Table3.A"/>
        <table:table-column table:style-name="Table3.B"/>
        <text:soft-page-break/>
        <table:table-row table:style-name="Table3.1">
          <table:table-cell table:style-name="Table3.A1" office:value-type="string">
            <text:h text:style-name="P13" text:outline-level="2"><text:span text:style-name="T3">Element</text:span></text:h>
          </table:table-cell>
          <table:table-cell table:style-name="Table3.A1" office:value-type="string">
            <text:h text:style-name="P13" text:outline-level="2"><text:span text:style-name="T3">Saving Throw Penalty</text:span></text:h>
          </table:table-cell>
        </table:table-row>
        <table:table-row table:style-name="Table3.1">
          <table:table-cell table:style-name="Table3.A1" office:value-type="string">
            <text:p text:style-name="P2"><text:span text:style-name="T6">Air</text:span></text:p>
          </table:table-cell>
          <table:table-cell table:style-name="Table3.A1" office:value-type="string">
            <text:p text:style-name="P2"><text:span text:style-name="T6">–2 against earth-based effects</text:span></text:p>
          </table:table-cell>
        </table:table-row>
        <table:table-row table:style-name="Table3.1">
          <table:table-cell table:style-name="Table3.A1" office:value-type="string">
            <text:p text:style-name="P1"><text:span text:style-name="T6">Earth</text:span></text:p>
          </table:table-cell>
          <table:table-cell table:style-name="Table3.A1" office:value-type="string">
            <text:p text:style-name="P1"><text:span text:style-name="T6">–2 against air- or electricity-based effects</text:span></text:p>
          </table:table-cell>
        </table:table-row>
        <table:table-row table:style-name="Table3.1">
          <table:table-cell table:style-name="Table3.A1" office:value-type="string">
            <text:p text:style-name="P1"><text:span text:style-name="T6">Fire</text:span></text:p>
          </table:table-cell>
          <table:table-cell table:style-name="Table3.A1" office:value-type="string">
            <text:p text:style-name="P1"><text:span text:style-name="T6">–2 against water- or cold-based effects</text:span></text:p>
          </table:table-cell>
        </table:table-row>
        <table:table-row table:style-name="Table3.1">
          <table:table-cell table:style-name="Table3.A1" office:value-type="string">
            <text:p text:style-name="P2"><text:span text:style-name="T6">Water</text:span></text:p>
          </table:table-cell>
          <table:table-cell table:style-name="Table3.A1" office:value-type="string">
            <text:p text:style-name="P2"><text:span text:style-name="T6">–2 against fire-based effects</text:span></text:p>
          </table:table-cell>
        </table:table-row>
      </table:table>
      <text:p text:style-name="P1"><text:span text:style-name="T6">In addition to the powers described above, each specific ring gives its wearer the following abilities according to its kind.</text:span></text:p>
      <text:p text:style-name="P1"><text:span text:style-name="T8">Ring of Elemental Command (Air)</text:span></text:p>
      <text:p text:style-name="P1"><text:span text:style-name="T6">• </text:span><text:span text:style-name="T8">Feather fall </text:span><text:span text:style-name="T6">(unlimited use, wearer only)</text:span></text:p>
      <text:p text:style-name="P1"><text:span text:style-name="T6">• </text:span><text:span text:style-name="T8">Resist energy (electricity) </text:span><text:span text:style-name="T6">(unlimited use, wearer only)</text:span></text:p>
      <text:p text:style-name="P1"><text:span text:style-name="T6">• </text:span><text:span text:style-name="T8">Gust of wind </text:span><text:span text:style-name="T6">(twice per day)</text:span></text:p>
      <text:p text:style-name="P1"><text:span text:style-name="T6">• </text:span><text:span text:style-name="T8">Wind wall </text:span><text:span text:style-name="T6">(unlimited use)</text:span></text:p>
      <text:p text:style-name="P1"><text:span text:style-name="T6">• </text:span><text:span text:style-name="T8">Air walk </text:span><text:span text:style-name="T6">(once per day, wearer only)</text:span></text:p>
      <text:p text:style-name="P1"><text:span text:style-name="T6">• </text:span><text:span text:style-name="T8">Chain lightning </text:span><text:span text:style-name="T6">(once per week)</text:span></text:p>
      <text:p text:style-name="P1"><text:span text:style-name="T6">The ring appears to be a </text:span><text:span text:style-name="T8">ring of feather falling </text:span><text:span text:style-name="T6">until a certain condition is met to activate its full potential. It must be reactivated each time a new wearer acquires it.</text:span></text:p>
      <text:p text:style-name="P1"><text:span text:style-name="T8">Ring of Elemental Command (Earth)</text:span></text:p>
      <text:p text:style-name="P1"><text:span text:style-name="T6">• </text:span><text:span text:style-name="T8">Meld into stone </text:span><text:span text:style-name="T6">(unlimited use, wearer only)</text:span></text:p>
      <text:p text:style-name="P1"><text:span text:style-name="T6">• </text:span><text:span text:style-name="T8">Soften earth or stone </text:span><text:span text:style-name="T6">(unlimited use)</text:span></text:p>
      <text:p text:style-name="P1"><text:span text:style-name="T6">• </text:span><text:span text:style-name="T8">Stone shape </text:span><text:span text:style-name="T6">(twice per day)</text:span></text:p>
      <text:p text:style-name="P1"><text:span text:style-name="T6">• </text:span><text:span text:style-name="T8">Stoneskin </text:span><text:span text:style-name="T6">(once per week, wearer only)</text:span></text:p>
      <text:p text:style-name="P1"><text:span text:style-name="T6">• </text:span><text:span text:style-name="T8">Passwall </text:span><text:span text:style-name="T6">(twice per week)</text:span></text:p>
      <text:p text:style-name="P1"><text:span text:style-name="T6">• </text:span><text:span text:style-name="T8">Wall of stone </text:span><text:span text:style-name="T6">(once per day)</text:span></text:p>
      <text:p text:style-name="P1"><text:span text:style-name="T6">The ring appears to be a </text:span><text:span text:style-name="T8">ring of meld into stone </text:span><text:span text:style-name="T6">until the established condition is met.</text:span></text:p>
      <text:p text:style-name="P1"><text:span text:style-name="T8">Ring of Elemental Command (Fire)</text:span></text:p>
      <text:p text:style-name="P1"><text:span text:style-name="T6">• </text:span><text:span text:style-name="T8">Resist energy (fire) </text:span><text:span text:style-name="T6">(as a </text:span><text:span text:style-name="T8">major ring of energy resistance [fire]</text:span><text:span text:style-name="T6">)</text:span></text:p>
      <text:p text:style-name="P1"><text:span text:style-name="T6">• </text:span><text:span text:style-name="T8">Burning hands </text:span><text:span text:style-name="T6">(unlimited use)</text:span></text:p>
      <text:p text:style-name="P1"><text:span text:style-name="T6">• </text:span><text:span text:style-name="T8">Flaming sphere </text:span><text:span text:style-name="T6">(twice per day)</text:span></text:p>
      <text:p text:style-name="P1"><text:span text:style-name="T6">• </text:span><text:span text:style-name="T8">Pyrotechnics </text:span><text:span text:style-name="T6">(twice per day)</text:span></text:p>
      <text:p text:style-name="P1"><text:span text:style-name="T6">• </text:span><text:span text:style-name="T8">Wall of fire </text:span><text:span text:style-name="T6">(once per day)</text:span></text:p>
      <text:p text:style-name="P1"><text:span text:style-name="T6">• </text:span><text:span text:style-name="T8">Flame strike </text:span><text:span text:style-name="T6">(twice per week)</text:span></text:p>
      <text:p text:style-name="P1"><text:span text:style-name="T6">The ring appears to be a </text:span><text:span text:style-name="T8">major ring of energy resistance (fire) </text:span><text:span text:style-name="T6">until the established condition is met.</text:span></text:p>
      <text:p text:style-name="P1"><text:span text:style-name="T8">Ring of Elemental Command (Water)</text:span></text:p>
      <text:p text:style-name="P1"><text:soft-page-break/><text:span text:style-name="T6">• </text:span><text:span text:style-name="T8">Water walk </text:span><text:span text:style-name="T6">(unlimited use)</text:span></text:p>
      <text:p text:style-name="P1"><text:span text:style-name="T6">• </text:span><text:span text:style-name="T8">Create water </text:span><text:span text:style-name="T6">(unlimited use)</text:span></text:p>
      <text:p text:style-name="P1"><text:span text:style-name="T6">• </text:span><text:span text:style-name="T8">Water breathing </text:span><text:span text:style-name="T6">(unlimited use)</text:span></text:p>
      <text:p text:style-name="P1"><text:span text:style-name="T6">• </text:span><text:span text:style-name="T8">Wall of ice </text:span><text:span text:style-name="T6">(once per day)</text:span></text:p>
      <text:p text:style-name="P1"><text:span text:style-name="T6">• </text:span><text:span text:style-name="T8">Ice storm </text:span><text:span text:style-name="T6">(twice per week)</text:span></text:p>
      <text:p text:style-name="P1"><text:span text:style-name="T6">• </text:span><text:span text:style-name="T8">Control </text:span><text:span text:style-name="T6">water (twice per week)</text:span></text:p>
      <text:p text:style-name="P1"><text:span text:style-name="T6">The ring appears to be a </text:span><text:span text:style-name="T8">ring of water walking </text:span><text:span text:style-name="T6">until the established condition is met.</text:span></text:p>
      <text:p text:style-name="P1"><text:span text:style-name="T6">Strong conjuration; CL 15th; Forge Ring, </text:span><text:span text:style-name="T8">summon monster VI</text:span><text:span text:style-name="T6">, all appropriate spells; Price 200,000 gp.</text:span></text:p>
      <text:p text:style-name="P1"><text:span text:style-name="T7">Energy Resistance:</text:span><text:span text:style-name="T6"> This reddish iron ring continually protects the wearer from damage from one type of energy—acid, cold, electricity, fire, or sonic (chosen by the creator of the item; determine randomly if found as part of a treasure hoard). Each time the wearer would normally take such damage, subtract the ring’s resistance value from the damage dealt.</text:span></text:p>
      <text:p text:style-name="P1"><text:span text:style-name="T6">A </text:span><text:span text:style-name="T8">minor ring of energy resistance </text:span><text:span text:style-name="T6">grants 10 points of resistance. A </text:span><text:span text:style-name="T8">major ring of energy resistance </text:span><text:span text:style-name="T6">grants 20 points of resistance. A </text:span><text:span text:style-name="T8">greater ring of energy resistance </text:span><text:span text:style-name="T6">grants 30 points of resistance.</text:span></text:p>
      <text:p text:style-name="P1"><text:span text:style-name="T6">Faint (minor or major) or moderate (greater) abjuration; CL 3rd <text:s/>(minor), 7th (major), or 11th (greater); Forge Ring, </text:span><text:span text:style-name="T8">resist energy; </text:span><text:span text:style-name="T6">Price 12,000 gp (minor), 28,000 gp (major), 44,000 gp (greater).</text:span></text:p>
      <text:p text:style-name="P1"><text:span text:style-name="T7">Evasion:</text:span><text:span text:style-name="T6"> This ring continually grants the wearer the ability to avoid damage as if she had evasion. Whenever she makes a Reflex saving throw to determine whether she takes half damage, a successful save results in no damage.</text:span></text:p>
      <text:p text:style-name="P1"><text:span text:style-name="T6">Moderate transmutation; CL 7th; Forge Ring, </text:span><text:span text:style-name="T8">jump; </text:span><text:span text:style-name="T6">Price 25,000 gp.</text:span></text:p>
      <text:p text:style-name="P1"><text:span text:style-name="T7">Feather Falling:</text:span><text:span text:style-name="T6"> This ring is crafted with a feather pattern all around its edge. It acts exactly like a </text:span><text:span text:style-name="T8">feather fall </text:span><text:span text:style-name="T6">spell, activated immediately if the wearer falls more than 5 feet.</text:span></text:p>
      <text:p text:style-name="P1"><text:span text:style-name="T6">Faint transmutation; CL 1st; Forge Ring, </text:span><text:span text:style-name="T8">feather fall; </text:span><text:span text:style-name="T6">Price 2,200 gp.</text:span></text:p>
      <text:p text:style-name="P1"><text:span text:style-name="T7">Force Shield:</text:span><text:span text:style-name="T6"> An iron band, this simple ring generates a shield-sized (and shield-shaped) </text:span><text:span text:style-name="T8">wall of force </text:span><text:span text:style-name="T6">that stays with the ring and can be wielded by the wearer as if it were a heavy shield (+2 AC). This special creation has no armor check penalty or arcane spell failure chance since it is weightless and encumbrance-free. It can be activated and deactivated at will as a free action.</text:span></text:p>
      <text:p text:style-name="P1"><text:span text:style-name="T6">Moderate evocation; CL 9th; Forge Ring, </text:span><text:span text:style-name="T8">wall of force; </text:span><text:span text:style-name="T6">Price 8,500 gp.</text:span></text:p>
      <text:p text:style-name="P1"><text:span text:style-name="T7">Freedom of Movement:</text:span><text:span text:style-name="T6"> This gold ring allows the wearer to act as if continually under the effect of a </text:span><text:span text:style-name="T8">freedom of movement </text:span><text:span text:style-name="T6">spell.</text:span></text:p>
      <text:p text:style-name="P1"><text:span text:style-name="T6">Moderate abjuration; CL 7th; Forge Ring, </text:span><text:span text:style-name="T8">freedom of movement; </text:span><text:span text:style-name="T6">Price 40,000 gp.</text:span></text:p>
      <text:p text:style-name="P1"><text:span text:style-name="T7">Friend Shield:</text:span><text:span text:style-name="T6"> These curious rings always come in pairs. A </text:span><text:span text:style-name="T8">friend shield </text:span><text:span text:style-name="T6">ring without its mate is useless. Either wearer of one of a pair of the rings can, at any time, command his or her ring to cast a </text:span><text:span text:style-name="T8">shield other </text:span><text:span text:style-name="T6">spell with the wearer of the mated ring as the recipient. This effect has no range limitation. </text:span></text:p>
      <text:p text:style-name="P1"><text:span text:style-name="T6">Moderate abjuration; CL 10th; Forge Ring, </text:span><text:span text:style-name="T8">shield other; </text:span><text:span text:style-name="T6">Price 50,000 gp (for a pair).</text:span></text:p>
      <text:p text:style-name="P1"><text:span text:style-name="T7">Invisibility:</text:span><text:span text:style-name="T6"> By activating this simple silver ring, the wearer can benefit from </text:span><text:span text:style-name="T8">invisibility</text:span><text:span text:style-name="T6">, as the spell.</text:span></text:p>
      <text:p text:style-name="P1"><text:span text:style-name="T6">Faint illusion; CL 3rd; Forge Ring, </text:span><text:span text:style-name="T8">invisibility; </text:span><text:span text:style-name="T6">Price 20,000 gp.</text:span></text:p>
      <text:p text:style-name="P1"><text:span text:style-name="T7">Jumping:</text:span><text:span text:style-name="T6"> This ring continually allows the wearer to leap about, providing a +5 competence bonus on all his Jump checks.</text:span></text:p>
      <text:p text:style-name="P1"><text:span text:style-name="T6">Faint transmutation; CL 2nd; Forge Ring, creator must have 5 ranks in the Jump skill</text:span><text:span text:style-name="T8">; </text:span><text:span text:style-name="T6">Price 2,500 gp.</text:span></text:p>
      <text:p text:style-name="P1"><text:span text:style-name="T2">Jumping, Improved:</text:span><text:span text:style-name="T3"> As jumping, except it grants a +10 competence bonus on its wearer’s Jump check.</text:span></text:p>
      <text:p text:style-name="P1"><text:span text:style-name="T6">Moderate transmutation; CL 7th; Forge Ring, creator must have 10 ranks in the Jump skill</text:span><text:span text:style-name="T8">; </text:span><text:span text:style-name="T6">Price 10,000 gp.</text:span></text:p>
      <text:p text:style-name="P1"><text:soft-page-break/><text:span text:style-name="T7">Mind Shielding:</text:span><text:span text:style-name="T6"> This ring is usually of fine workmanship and wrought from heavy gold. The wearer is continually immune to </text:span><text:span text:style-name="T8">detect thoughts, discern lies, </text:span><text:span text:style-name="T6">and any attempt to magically discern her alignment</text:span><text:span text:style-name="T8">.</text:span></text:p>
      <text:p text:style-name="P1"><text:span text:style-name="T6">Faint aburation; CL 3rd; Forge Ring, </text:span><text:span text:style-name="T8">nondetection; </text:span><text:span text:style-name="T6">Price 8,000 gp.</text:span></text:p>
      <text:p text:style-name="P1"><text:span text:style-name="T7">Protection:</text:span><text:span text:style-name="T6"> This ring offers continual magical protection in the form of a deflection bonus of +1 to +5 to AC.</text:span></text:p>
      <text:p text:style-name="P1"><text:span text:style-name="T6">Faint abjuration; CL 5th; Forge Ring, </text:span><text:span text:style-name="T8">shield of faith, </text:span><text:span text:style-name="T6">caster must be of a level at least three times greater than the bonus of the ring; Price 2,000 gp (</text:span><text:span text:style-name="T8">ring +1</text:span><text:span text:style-name="T6">); 8,000 gp (</text:span><text:span text:style-name="T8">ring +2</text:span><text:span text:style-name="T6">); 18,000 gp (</text:span><text:span text:style-name="T8">ring +3</text:span><text:span text:style-name="T6">); 32,000 gp (</text:span><text:span text:style-name="T8">ring +4</text:span><text:span text:style-name="T6">); 50,000 gp (</text:span><text:span text:style-name="T8">ring +5</text:span><text:span text:style-name="T6">).</text:span></text:p>
      <text:p text:style-name="P1"><text:span text:style-name="T7">Ram:</text:span><text:span text:style-name="T6"> The </text:span><text:span text:style-name="T8">ring of the ram </text:span><text:span text:style-name="T6">is an ornate ring forged of hard metal, usually iron or an iron alloy. It has the head of a ram as its device.</text:span></text:p>
      <text:p text:style-name="P1"><text:span text:style-name="T6">The wearer can command the ring to give forth a ramlike force, manifested by a vaguely discernible shape that resembles the head of a ram or a goat. This force strikes a single target, dealing 1d6 points of damage if 1 charge is expended, 2d6 points if 2 charges are used, or 3d6 points if 3 charges (the maximum) are used. Treat this as a ranged attack with a 50-foot maximum range and no penalties for distance. </text:span></text:p>
      <text:p text:style-name="P1"><text:span text:style-name="T6">The force of the blow is considerable, and those struck by the ring are subject to a bull rush if within 30 feet of the ring-wearer. (The ram has Strength 25 and is Large.) The ram gains a +1 bonus on the bull rush attempt if 2 charges are expended, or +2 if 3 charges are expended.</text:span></text:p>
      <text:p text:style-name="P1"><text:span text:style-name="T6">In addition to its attack mode, the </text:span><text:span text:style-name="T8">ring of the ram </text:span><text:span text:style-name="T6">also has the power to open doors as if it were a character with Strength 25. If 2 charges are expended, the effect is equivalent to a character with Strength 27. If 3 charges are expended, the effect is that of a character with Strength 29.</text:span></text:p>
      <text:p text:style-name="P1"><text:span text:style-name="T6">A newly created ring has 50 charges. When all the charges are expended, the ring becomes a nonmagical item.</text:span></text:p>
      <text:p text:style-name="P1"><text:span text:style-name="T6">Moderate transmutation; CL 9th; Forge Ring, </text:span><text:span text:style-name="T8">bull’s strength, telekinesis; </text:span><text:span text:style-name="T6">Price 8,600 gp.</text:span></text:p>
      <text:p text:style-name="P1"><text:span text:style-name="T7">Regeneration:</text:span><text:span text:style-name="T6"> This white gold ring continually allows a living wearer to heal 1 point of damage per level every hour rather than every day. (This ability cannot be aided by the Heal skill.) Nonlethal damage heals at a rate of 1 point of damage per level every 5 minutes. If the wearer loses a limb, an organ, or any other body part while wearing this ring, the ring </text:span><text:span text:style-name="T8">regenerates </text:span><text:span text:style-name="T6">it as the spell. In either case, only damage taken while wearing the ring is regenerated.</text:span></text:p>
      <text:p text:style-name="P1"><text:span text:style-name="T6">Strong conjuration; CL 15th; Forge Ring, </text:span><text:span text:style-name="T8">regenerate; </text:span><text:span text:style-name="T6">Price 90,000 gp.</text:span></text:p>
      <text:p text:style-name="P1"><text:span text:style-name="T7">Shooting Stars:</text:span><text:span text:style-name="T6"> This ring has two modes of operation, one for being in shadowy darkness or outdoors at night and a second one when the wearer is underground or indoors at night.</text:span></text:p>
      <text:p text:style-name="P1"><text:span text:style-name="T6">During the night under the open sky or in areas of shadow or darkness, the </text:span><text:span text:style-name="T8">ring of shooting stars </text:span><text:span text:style-name="T6">can perform the following functions on command.</text:span></text:p>
      <text:p text:style-name="P1"><text:span text:style-name="T6">• </text:span><text:span text:style-name="T8">Dancing lights </text:span><text:span text:style-name="T6">(once per hour)</text:span></text:p>
      <text:p text:style-name="P1"><text:span text:style-name="T6">• </text:span><text:span text:style-name="T8">Light </text:span><text:span text:style-name="T6">(twice per night)</text:span></text:p>
      <text:p text:style-name="P1"><text:span text:style-name="T6">• </text:span><text:span text:style-name="T8">Ball lightning </text:span><text:span text:style-name="T6">(special, once per night)</text:span></text:p>
      <text:p text:style-name="P1"><text:span text:style-name="T6">• </text:span><text:span text:style-name="T8">Shooting stars </text:span><text:span text:style-name="T6">(special, three per week)</text:span></text:p>
      <text:p text:style-name="P1"><text:span text:style-name="T6">The first special function, </text:span><text:span text:style-name="T8">ball lightning, </text:span><text:span text:style-name="T6">releases one to four balls of lightning (ring wearer’s choice). These glowing globes resemble </text:span><text:span text:style-name="T8">dancing lights</text:span><text:span text:style-name="T6">, and the ring wearer controls them in the same fashion (see the </text:span><text:span text:style-name="T8">dancing lights </text:span><text:span text:style-name="T6">spell description). The spheres have a 120-foot range and a duration of 4 rounds. They can be moved at 120 feet per round. Each sphere is about 3 feet in diameter, and any creature who comes within 5 feet of one causes its charge to dissipate, taking electricity damage in the process according to the number of balls created.</text:span></text:p>
      <table:table table:name="Table4" table:style-name="Table4">
        <table:table-column table:style-name="Table4.A"/>
        <table:table-column table:style-name="Table4.B"/>
        <table:table-row table:style-name="Table4.1">
          <table:table-cell table:style-name="Table4.A1" office:value-type="string">
            <text:p text:style-name="P2"><text:span text:style-name="T7">Number of Balls</text:span></text:p>
          </table:table-cell>
          <table:table-cell table:style-name="Table4.A1" office:value-type="string">
            <text:p text:style-name="P2"><text:span text:style-name="T7">Damage per Ball</text:span></text:p>
          </table:table-cell>
        </table:table-row>
        <table:table-row table:style-name="Table4.1">
          <table:table-cell table:style-name="Table4.A2" office:value-type="string">
            <text:p text:style-name="P2"><text:span text:style-name="T6">4 lightning balls</text:span></text:p>
          </table:table-cell>
          <table:table-cell table:style-name="Table4.A2" office:value-type="string">
            <text:p text:style-name="P2"><text:span text:style-name="T6">1d6 points of damage each</text:span></text:p>
          </table:table-cell>
        </table:table-row>
        <table:table-row table:style-name="Table4.1">
          <table:table-cell table:style-name="Table4.A2" office:value-type="string">
            <text:p text:style-name="P1"><text:span text:style-name="T6">3 lightning balls</text:span></text:p>
          </table:table-cell>
          <table:table-cell table:style-name="Table4.A2" office:value-type="string">
            <text:p text:style-name="P1"><text:span text:style-name="T6">2d6 points of damage each</text:span></text:p>
          </table:table-cell>
        </table:table-row>
        <table:table-row table:style-name="Table4.1">
          <table:table-cell table:style-name="Table4.A2" office:value-type="string">
            <text:p text:style-name="P1"><text:span text:style-name="T6">2 lightning balls</text:span></text:p>
          </table:table-cell>
          <table:table-cell table:style-name="Table4.A2" office:value-type="string">
            <text:p text:style-name="P1"><text:span text:style-name="T6">3d6 points of damage each</text:span></text:p>
          </table:table-cell>
        </table:table-row>
        <table:table-row table:style-name="Table4.1">
          <table:table-cell table:style-name="Table4.A5" office:value-type="string">
            <text:p text:style-name="P2"><text:span text:style-name="T6">1 lightning ball</text:span></text:p>
          </table:table-cell>
          <table:table-cell table:style-name="Table4.A5" office:value-type="string">
            <text:p text:style-name="P2"><text:span text:style-name="T6">4d6 points of damage</text:span></text:p>
          </table:table-cell>
        </table:table-row>
      </table:table>
      <text:p text:style-name="P1"><text:span text:style-name="T6">Once the </text:span><text:span text:style-name="T8">ball lightning </text:span><text:span text:style-name="T6">function is activated, the balls can be released at any time before the sun rises. (Multiple balls can be released in the same round.)</text:span></text:p>
      <text:p text:style-name="P1"><text:span text:style-name="T6">The second special function produces three </text:span><text:span text:style-name="T8">shooting stars </text:span><text:span text:style-name="T6">that can be released from the ring each week, simultaneously or one at a time. They impact for 12 points of damage and spread (as a </text:span><text:span text:style-name="T8">fireball</text:span><text:span text:style-name="T6">) in a 5-foot-radius sphere for 24 points of fire damage.</text:span></text:p>
      <text:p text:style-name="P1"><text:span text:style-name="T6">Any creature struck by a </text:span><text:span text:style-name="T8">shooting star </text:span><text:span text:style-name="T6">takes full damage from impact plus full fire damage from the spread unless it makes a DC 13 Reflex save. Creatures not struck but within the spread ignore the impact damage and take only half damage from the fire spread on a successful DC 13 Reflex save. Range is 70 feet, at the end of which the </text:span><text:span text:style-name="T8">shooting star </text:span><text:span text:style-name="T6">explodes, unless it strikes a creature or object before that. A </text:span><text:span text:style-name="T8">shooting star </text:span><text:span text:style-name="T6">always follows a straight line, and any creature in its path must make a save or be hit by the projectile.</text:span></text:p>
      <text:p text:style-name="P1"><text:soft-page-break/><text:span text:style-name="T6">Indoors at night, or underground, the </text:span><text:span text:style-name="T8">ring of shooting stars </text:span><text:span text:style-name="T6">has the following properties.</text:span></text:p>
      <text:p text:style-name="P1"><text:span text:style-name="T6">• </text:span><text:span text:style-name="T8">Faerie fire </text:span><text:span text:style-name="T6">(twice per day)</text:span></text:p>
      <text:p text:style-name="P1"><text:span text:style-name="T6">• </text:span><text:span text:style-name="T8">Spark shower </text:span><text:span text:style-name="T6">(special, once per day)</text:span></text:p>
      <text:p text:style-name="P1"><text:span text:style-name="T6">The </text:span><text:span text:style-name="T8">spark shower </text:span><text:span text:style-name="T6">is a flying cloud of sizzling purple sparks that fan out from the ring for a distance of 20 feet in an arc 10 feet wide. Creatures within this area take 2d8 points of damage each if not wearing metal armor or carrying a metal weapon. Those wearing metal armor and/or carrying a metal weapon take 4d8 points of damage.</text:span></text:p>
      <text:p text:style-name="P1"><text:span text:style-name="T6">Strong evocation; CL 12th; Forge Ring, </text:span><text:span text:style-name="T8">light, faerie fire, fireball, lightning bolt; </text:span><text:span text:style-name="T6">Price 50,000 gp.</text:span></text:p>
      <text:p text:style-name="P1"><text:span text:style-name="T7">Spell Storing, Minor:</text:span><text:span text:style-name="T6"> A </text:span><text:span text:style-name="T8">minor ring of spell storing </text:span><text:span text:style-name="T6">contains up to three levels of spells that the wearer can cast. Each spell has a caster level equal to the minimum level needed to cast that spell. The user need not provide any material components or focus, or pay an XP cost to cast the spell, and there is no arcane spell failure chance for wearing armor (because the ring wearer need not gesture). The activation time for the ring is same as the casting time for the relevant spell, with a minimum of 1 standard action.</text:span></text:p>
      <text:p text:style-name="P1"><text:span text:style-name="T6">For a randomly generated ring, treat it as a scroll to determine what spells are stored in it. If you roll a spell that would put the ring over the three-level limit, ignore that roll; the ring has no more spells in it. (Not every newly discovered ring need be fully charged.)</text:span></text:p>
      <text:p text:style-name="P1"><text:span text:style-name="T6">A spellcaster can cast any spells into the ring, so long as the total spell levels do not add up to more than three. Metamagic versions of spells take up storage space equal to their spell level modified by the metamagic feat. A spellcaster can use a scroll to put a spell into the </text:span><text:span text:style-name="T8">minor ring of spell storing.</text:span></text:p>
      <text:p text:style-name="P1"><text:span text:style-name="T6">The ring magically imparts to the wearer the names of all spells currently stored within it.</text:span></text:p>
      <text:p text:style-name="P1"><text:span text:style-name="T6">Faint evocation; CL 5th; Forge Ring, </text:span><text:span text:style-name="T8">imbue with spell ability; </text:span><text:span text:style-name="T6">Price 18,000 gp.</text:span></text:p>
      <text:p text:style-name="P1"><text:span text:style-name="T7">Spell Storing:</text:span><text:span text:style-name="T6"> As the </text:span><text:span text:style-name="T8">minor ring of spell storing, </text:span><text:span text:style-name="T6">except it holds up to five levels of spells.</text:span></text:p>
      <text:p text:style-name="P1"><text:span text:style-name="T6">Moderate evocation; CL 9th; Forge Ring, </text:span><text:span text:style-name="T8">imbue with spell ability; </text:span><text:span text:style-name="T6">Price 50,000 gp.</text:span></text:p>
      <text:p text:style-name="P1"><text:span text:style-name="T7">Spell Storing, Major:</text:span><text:span text:style-name="T6"> As the </text:span><text:span text:style-name="T8">minor ring of spell storing, </text:span><text:span text:style-name="T6">except it holds up to ten levels of spells.</text:span></text:p>
      <text:p text:style-name="P1"><text:span text:style-name="T6">Strong evocation; CL 17th; Forge Ring, </text:span><text:span text:style-name="T8">imbue with spell ability; </text:span><text:span text:style-name="T6">Price 200,000 gp.</text:span></text:p>
      <text:p text:style-name="P1"><text:span text:style-name="T7">Spell Turning:</text:span><text:span text:style-name="T6"> Up to three times per day on command, this simple platinum band automatically reflects the next nine levels of spells cast at the wearer, exactly as if </text:span><text:span text:style-name="T8">spell turning </text:span><text:span text:style-name="T6">had been cast upon the wearer.</text:span></text:p>
      <text:p text:style-name="P1"><text:span text:style-name="T6">Strong abjuration; CL 13th; Forge Ring, </text:span><text:span text:style-name="T8">spell turning; </text:span><text:span text:style-name="T6">Price 98,280 gp.</text:span></text:p>
      <text:p text:style-name="P1"><text:span text:style-name="T7">Sustenance: </text:span><text:span text:style-name="T6">This ring continually provides its wearer with life-sustaining nourishment. The ring also refreshes the body and mind, so that its wearer needs only sleep 2 hours per day to gain the benefit of 8 hours of sleep. The ring must be worn for a full week before it begins to work. If it is removed, the owner must wear it for another week to reattune it to himself.</text:span></text:p>
      <text:p text:style-name="P1"><text:span text:style-name="T6">Faint conjuration; CL 5th; Forge Ring, </text:span><text:span text:style-name="T8">create food and water; </text:span><text:span text:style-name="T6">Price 2,500 gp.</text:span></text:p>
      <text:p text:style-name="P1"><text:span text:style-name="T7">Swimming:</text:span><text:span text:style-name="T6"> This silver ring has a wave pattern etched into the band. It continually grants the wearer a +5 competence bonus on Swim checks.</text:span></text:p>
      <text:p text:style-name="P1"><text:span text:style-name="T6">Faint transmutation; CL 2nd; Forge Ring, creator must have 5 ranks in the Swim skill; Price 2,500 gp.</text:span></text:p>
      <text:p text:style-name="P1"><text:span text:style-name="T7">Swimming, Improved:</text:span><text:span text:style-name="T6"> As swimming, except it grants a +10 competence bonus on its wearer’s Swim checks.</text:span></text:p>
      <text:p text:style-name="P1"><text:span text:style-name="T6">Moderate transmutation; CL 7th; Forge Ring, creator must have 10 ranks in the Swim skill</text:span><text:span text:style-name="T8">; </text:span><text:span text:style-name="T6">Price 10,000 gp.</text:span></text:p>
      <text:p text:style-name="P1"><text:span text:style-name="T7">Telekinesis: </text:span><text:span text:style-name="T6">This ring allows the caster to use the spell </text:span><text:span text:style-name="T8">telekinesis </text:span><text:span text:style-name="T6">on command.</text:span></text:p>
      <text:p text:style-name="P1"><text:span text:style-name="T6">Moderate transmutation; CL 9th; Forge Ring, </text:span><text:span text:style-name="T8">telekinesis; </text:span><text:span text:style-name="T6">Price 75,000 gp.</text:span></text:p>
      <text:p text:style-name="P1"><text:span text:style-name="T7">Three Wishes:</text:span><text:span text:style-name="T6"> This ring is set with three rubies. Each ruby stores a </text:span><text:span text:style-name="T8">wish </text:span><text:span text:style-name="T6">spell, activated by the ring. When a </text:span><text:span text:style-name="T8">wish </text:span><text:span text:style-name="T6">is used, that ruby disappears. For a randomly generated ring, roll 1d3 to determine the remaining number of rubies. When all the </text:span><text:span text:style-name="T8">wishes </text:span><text:span text:style-name="T6">are used, the ring becomes a nonmagical item.</text:span></text:p>
      <text:p text:style-name="P1"><text:span text:style-name="T6">Strong evocation (if </text:span><text:span text:style-name="T8">miracle </text:span><text:span text:style-name="T6">is used); CL 20th; Forge Ring, </text:span><text:span text:style-name="T8">wish </text:span><text:span text:style-name="T6">or </text:span><text:span text:style-name="T8">miracle; </text:span><text:span text:style-name="T6">Price 97,950 gp; Cost 11,475 gp + 15,918 XP.</text:span></text:p>
      <text:p text:style-name="P1"><text:span text:style-name="T7">Water Walking: </text:span><text:span text:style-name="T6">This ring, set with an opal, allows the wearer to continually utilize the effects of the spell </text:span><text:span text:style-name="T8">water walk</text:span><text:span text:style-name="T6">.</text:span></text:p>
      <text:p text:style-name="P1"><text:soft-page-break/><text:span text:style-name="T6">Moderate transmutation; CL 9th; Forge Ring, </text:span><text:span text:style-name="T8">water walk; </text:span><text:span text:style-name="T6">Price 15,000 gp.</text:span></text:p>
      <text:p text:style-name="P1"><text:span text:style-name="T7">Wizardry:</text:span><text:span text:style-name="T6"> This special ring comes in four kinds (</text:span><text:span text:style-name="T8">ring of wizardry I, ring of wizardry II, ring of wizardry III, </text:span><text:span text:style-name="T6">and </text:span><text:span text:style-name="T8">ring of wizardry IV</text:span><text:span text:style-name="T6">), all of them useful only to arcane spellcasters. The wearer’s arcane spells per day are doubled for one specific spell level. A </text:span><text:span text:style-name="T8">ring of wizardry I </text:span><text:span text:style-name="T6">doubles 1st-level spells, a </text:span><text:span text:style-name="T8">ring of wizardry II </text:span><text:span text:style-name="T6">doubles 2nd-level spells, a </text:span><text:span text:style-name="T8">ring of wizardry III </text:span><text:span text:style-name="T6">doubles 3rd-level spells, and a </text:span><text:span text:style-name="T8">ring of wizardry IV </text:span><text:span text:style-name="T6">doubles 4th-level spells. Bonus spells from high ability scores or school specialization are not doubled.</text:span></text:p>
      <text:p text:style-name="P1"><text:span text:style-name="T6">Moderate (</text:span><text:span text:style-name="T8">wizardry I</text:span><text:span text:style-name="T6">) or strong (</text:span><text:span text:style-name="T8">wizardry II–IV</text:span><text:span text:style-name="T6">) (no school); CL 11th (</text:span><text:span text:style-name="T8">I</text:span><text:span text:style-name="T6">), 14th (</text:span><text:span text:style-name="T8">II</text:span><text:span text:style-name="T6">), 17th (</text:span><text:span text:style-name="T8">III</text:span><text:span text:style-name="T6">), 20th (</text:span><text:span text:style-name="T8">IV</text:span><text:span text:style-name="T6">); Forge Ring, </text:span><text:span text:style-name="T8">limited wish</text:span><text:span text:style-name="T6">; Price 20,000 gp (</text:span><text:span text:style-name="T8">I</text:span><text:span text:style-name="T6">), 40,000 gp (</text:span><text:span text:style-name="T8">II</text:span><text:span text:style-name="T6">), 70,000 gp (</text:span><text:span text:style-name="T8">III</text:span><text:span text:style-name="T6">), 100,000 gp (</text:span><text:span text:style-name="T8">IV</text:span><text:span text:style-name="T6">).</text:span></text:p>
      <text:p text:style-name="P1"><text:span text:style-name="T7">X-Ray Vision:</text:span><text:span text:style-name="T6"> On command, this ring gives its possessor the ability to see into and through solid matter. Vision range is 20 feet, with the viewer seeing as if he were looking at something in normal light even if there is no illumination. X-ray vision can penetrate 1 foot of stone, 1 inch of common metal, or up to 3 feet of wood or dirt. Thicker substances or a thin sheet of lead blocks the vision.</text:span></text:p>
      <text:p text:style-name="P1"><text:span text:style-name="T6">Using the ring is physically exhausting, causing the wearer 1 point of Constitution damage per minute after the first 10 minutes of use in a single day.</text:span></text:p>
      <text:p text:style-name="P1"><text:span text:style-name="T6">Moderate divination; CL 6th; Forge Ring, </text:span><text:span text:style-name="T8">true seeing; </text:span><text:span text:style-name="T6">Price 25,000 gp.</text:span></text:p>
      <text:p text:style-name="P5"/>
      <text:p text:style-name="P1"><text:span text:style-name="T5">RODS</text:span></text:p>
      <text:p text:style-name="P1"><text:span text:style-name="T6">Rods are scepterlike devices that have unique magical powers and do not usually have charges. Anyone can use a rod.</text:span></text:p>
      <text:p text:style-name="P1"><text:span text:style-name="T7">Physical Description:</text:span><text:span text:style-name="T6"> Rods weigh approximately 5 pounds.</text:span></text:p>
      <text:p text:style-name="P1"><text:span text:style-name="T6">They range from 2 feet to 3 feet long and are usually made of iron or some other metal. (Many, as noted in their descriptions, can function as light maces or clubs due to their sturdy construction.)</text:span></text:p>
      <text:p text:style-name="P1"><text:span text:style-name="T6">These sturdy items have AC 9, 10 hit points, hardness 10, and a break DC of 27.</text:span></text:p>
      <text:p text:style-name="P1"><text:span text:style-name="T7">Activation:</text:span><text:span text:style-name="T6"> Details relating to rod use vary from item to item. See the individual descriptions for specifics.</text:span></text:p>
      <text:p text:style-name="P1"><text:span text:style-name="T7">Special Qualities:</text:span><text:span text:style-name="T6"> Roll d%. A 01 result indicates the rod is intelligent, 02–31 indicates that something (a design, inscription, or the like) provides a clue to its function, and 32–100 indicates no special qualities. Intelligent items have extra abilities and sometimes extraordinary powers and special purposes.</text:span></text:p>
      <text:p text:style-name="P15"><text:span text:style-name="T3">Rods with charges can never be intelligent.</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2"><text:span text:style-name="T7">Table: Rods</text:span></text:p>
          </table:table-cell>
          <table:covered-table-cell/>
          <table:covered-table-cell/>
          <table:covered-table-cell/>
        </table:table-row>
        <table:table-row table:style-name="Table5.1">
          <table:table-cell table:style-name="Table5.A2" office:value-type="string">
            <text:p text:style-name="P6"><text:span text:style-name="T6">Medium</text:span></text:p>
          </table:table-cell>
          <table:table-cell table:style-name="Table5.A2" office:value-type="string">
            <text:p text:style-name="P6"><text:span text:style-name="T6">Major</text:span></text:p>
          </table:table-cell>
          <table:table-cell table:style-name="Table5.A2" office:value-type="string">
            <text:p text:style-name="P12"><text:span text:style-name="T6">Rod</text:span></text:p>
          </table:table-cell>
          <table:table-cell table:style-name="Table5.A2" office:value-type="string">
            <text:h text:style-name="P13" text:outline-level="2"><text:span text:style-name="T1">Market Price</text:span></text:h>
          </table:table-cell>
        </table:table-row>
        <table:table-row table:style-name="Table5.1">
          <table:table-cell table:style-name="Table5.A2" office:value-type="string">
            <text:p text:style-name="P7"><text:span text:style-name="T6">01–07</text:span></text:p>
          </table:table-cell>
          <table:table-cell table:style-name="Table5.A2" office:value-type="string">
            <text:p text:style-name="P7"><text:span text:style-name="T6">—</text:span></text:p>
          </table:table-cell>
          <table:table-cell table:style-name="Table5.A2" office:value-type="string">
            <text:p text:style-name="P1"><text:span text:style-name="T6">Metamagic, </text:span><text:span text:style-name="T8">Enlarge, lesser</text:span></text:p>
          </table:table-cell>
          <table:table-cell table:style-name="Table5.A2" office:value-type="string">
            <text:p text:style-name="P10"><text:span text:style-name="T6">3,000 gp</text:span></text:p>
          </table:table-cell>
        </table:table-row>
        <table:table-row table:style-name="Table5.1">
          <table:table-cell table:style-name="Table5.A2" office:value-type="string">
            <text:p text:style-name="P7"><text:span text:style-name="T6">08–14</text:span></text:p>
          </table:table-cell>
          <table:table-cell table:style-name="Table5.A2" office:value-type="string">
            <text:p text:style-name="P7"><text:span text:style-name="T6">—</text:span></text:p>
          </table:table-cell>
          <table:table-cell table:style-name="Table5.A2" office:value-type="string">
            <text:p text:style-name="P1"><text:span text:style-name="T6">Metamagic, </text:span><text:span text:style-name="T8">Extend, lesser</text:span></text:p>
          </table:table-cell>
          <table:table-cell table:style-name="Table5.A2" office:value-type="string">
            <text:p text:style-name="P10"><text:span text:style-name="T6">3,000 gp</text:span></text:p>
          </table:table-cell>
        </table:table-row>
        <table:table-row table:style-name="Table5.1">
          <table:table-cell table:style-name="Table5.A2" office:value-type="string">
            <text:p text:style-name="P7"><text:span text:style-name="T6">15–21</text:span></text:p>
          </table:table-cell>
          <table:table-cell table:style-name="Table5.A2" office:value-type="string">
            <text:p text:style-name="P7"><text:span text:style-name="T6">—</text:span></text:p>
          </table:table-cell>
          <table:table-cell table:style-name="Table5.A2" office:value-type="string">
            <text:p text:style-name="P1"><text:span text:style-name="T6">Metamagic, </text:span><text:span text:style-name="T8">Silent, lesser</text:span></text:p>
          </table:table-cell>
          <table:table-cell table:style-name="Table5.A2" office:value-type="string">
            <text:p text:style-name="P10"><text:span text:style-name="T6">3,000 gp</text:span></text:p>
          </table:table-cell>
        </table:table-row>
        <table:table-row table:style-name="Table5.1">
          <table:table-cell table:style-name="Table5.A2" office:value-type="string">
            <text:p text:style-name="P7"><text:span text:style-name="T6">22–28</text:span></text:p>
          </table:table-cell>
          <table:table-cell table:style-name="Table5.A2" office:value-type="string">
            <text:p text:style-name="P7"><text:span text:style-name="T6">—</text:span></text:p>
          </table:table-cell>
          <table:table-cell table:style-name="Table5.A2" office:value-type="string">
            <text:p text:style-name="P1"><text:span text:style-name="T8">Immovable</text:span></text:p>
          </table:table-cell>
          <table:table-cell table:style-name="Table5.A2" office:value-type="string">
            <text:p text:style-name="P10"><text:span text:style-name="T6">5,000 gp</text:span></text:p>
          </table:table-cell>
        </table:table-row>
        <text:soft-page-break/>
        <table:table-row table:style-name="Table5.1">
          <table:table-cell table:style-name="Table5.A2" office:value-type="string">
            <text:p text:style-name="P7"><text:span text:style-name="T6">29–35</text:span></text:p>
          </table:table-cell>
          <table:table-cell table:style-name="Table5.A2" office:value-type="string">
            <text:p text:style-name="P7"><text:span text:style-name="T6">—</text:span></text:p>
          </table:table-cell>
          <table:table-cell table:style-name="Table5.A2" office:value-type="string">
            <text:p text:style-name="P1"><text:span text:style-name="T6">Metamagic, </text:span><text:span text:style-name="T8">Empower, lesser</text:span></text:p>
          </table:table-cell>
          <table:table-cell table:style-name="Table5.A2" office:value-type="string">
            <text:p text:style-name="P10"><text:span text:style-name="T6">9,000 gp</text:span></text:p>
          </table:table-cell>
        </table:table-row>
        <table:table-row table:style-name="Table5.1">
          <table:table-cell table:style-name="Table5.A2" office:value-type="string">
            <text:p text:style-name="P7"><text:span text:style-name="T6">36–42</text:span></text:p>
          </table:table-cell>
          <table:table-cell table:style-name="Table5.A2" office:value-type="string">
            <text:p text:style-name="P7"><text:span text:style-name="T6">—</text:span></text:p>
          </table:table-cell>
          <table:table-cell table:style-name="Table5.A2" office:value-type="string">
            <text:p text:style-name="P1"><text:span text:style-name="T8">Metal and mineral detection</text:span></text:p>
          </table:table-cell>
          <table:table-cell table:style-name="Table5.A2" office:value-type="string">
            <text:p text:style-name="P10"><text:span text:style-name="T6">10,500 gp</text:span></text:p>
          </table:table-cell>
        </table:table-row>
        <table:table-row table:style-name="Table5.1">
          <table:table-cell table:style-name="Table5.A2" office:value-type="string">
            <text:p text:style-name="P7"><text:span text:style-name="T6">43–53</text:span></text:p>
          </table:table-cell>
          <table:table-cell table:style-name="Table5.A2" office:value-type="string">
            <text:p text:style-name="P7"><text:span text:style-name="T6">01–04</text:span></text:p>
          </table:table-cell>
          <table:table-cell table:style-name="Table5.A2" office:value-type="string">
            <text:p text:style-name="P1"><text:span text:style-name="T8">Cancellation</text:span></text:p>
          </table:table-cell>
          <table:table-cell table:style-name="Table5.A2" office:value-type="string">
            <text:p text:style-name="P10"><text:span text:style-name="T6">11,000 gp</text:span></text:p>
          </table:table-cell>
        </table:table-row>
        <table:table-row table:style-name="Table5.1">
          <table:table-cell table:style-name="Table5.A2" office:value-type="string">
            <text:p text:style-name="P7"><text:span text:style-name="T6">54–57</text:span></text:p>
          </table:table-cell>
          <table:table-cell table:style-name="Table5.A2" office:value-type="string">
            <text:p text:style-name="P7"><text:span text:style-name="T6">05–06</text:span></text:p>
          </table:table-cell>
          <table:table-cell table:style-name="Table5.A2" office:value-type="string">
            <text:p text:style-name="P1"><text:span text:style-name="T6">Metamagic, </text:span><text:span text:style-name="T8">Enlarge</text:span></text:p>
          </table:table-cell>
          <table:table-cell table:style-name="Table5.A2" office:value-type="string">
            <text:p text:style-name="P10"><text:span text:style-name="T6">11,000 gp</text:span></text:p>
          </table:table-cell>
        </table:table-row>
        <table:table-row table:style-name="Table5.1">
          <table:table-cell table:style-name="Table5.A2" office:value-type="string">
            <text:p text:style-name="P7"><text:span text:style-name="T6">58–61</text:span></text:p>
          </table:table-cell>
          <table:table-cell table:style-name="Table5.A2" office:value-type="string">
            <text:p text:style-name="P7"><text:span text:style-name="T6">07–08</text:span></text:p>
          </table:table-cell>
          <table:table-cell table:style-name="Table5.A2" office:value-type="string">
            <text:p text:style-name="P1"><text:span text:style-name="T6">Metamagic, </text:span><text:span text:style-name="T8">Extend</text:span></text:p>
          </table:table-cell>
          <table:table-cell table:style-name="Table5.A2" office:value-type="string">
            <text:p text:style-name="P10"><text:span text:style-name="T6">11,000 gp</text:span></text:p>
          </table:table-cell>
        </table:table-row>
        <table:table-row table:style-name="Table5.1">
          <table:table-cell table:style-name="Table5.A2" office:value-type="string">
            <text:p text:style-name="P7"><text:span text:style-name="T6">62–65</text:span></text:p>
          </table:table-cell>
          <table:table-cell table:style-name="Table5.A2" office:value-type="string">
            <text:p text:style-name="P7"><text:span text:style-name="T6">09–10</text:span></text:p>
          </table:table-cell>
          <table:table-cell table:style-name="Table5.A2" office:value-type="string">
            <text:p text:style-name="P1"><text:span text:style-name="T6">Metamagic, </text:span><text:span text:style-name="T8">Silent</text:span></text:p>
          </table:table-cell>
          <table:table-cell table:style-name="Table5.A2" office:value-type="string">
            <text:p text:style-name="P10"><text:span text:style-name="T6">11,000 gp</text:span></text:p>
          </table:table-cell>
        </table:table-row>
        <text:soft-page-break/>
        <table:table-row table:style-name="Table5.1">
          <table:table-cell table:style-name="Table5.A2" office:value-type="string">
            <text:p text:style-name="P7"><text:span text:style-name="T6">66–71</text:span></text:p>
          </table:table-cell>
          <table:table-cell table:style-name="Table5.A2" office:value-type="string">
            <text:p text:style-name="P7"><text:span text:style-name="T6">11–14</text:span></text:p>
          </table:table-cell>
          <table:table-cell table:style-name="Table5.A2" office:value-type="string">
            <text:p text:style-name="P1"><text:span text:style-name="T8">Wonder</text:span></text:p>
          </table:table-cell>
          <table:table-cell table:style-name="Table5.A2" office:value-type="string">
            <text:p text:style-name="P10"><text:span text:style-name="T6">12,000 gp</text:span></text:p>
          </table:table-cell>
        </table:table-row>
        <table:table-row table:style-name="Table5.1">
          <table:table-cell table:style-name="Table5.A2" office:value-type="string">
            <text:p text:style-name="P7"><text:span text:style-name="T6">72–79</text:span></text:p>
          </table:table-cell>
          <table:table-cell table:style-name="Table5.A2" office:value-type="string">
            <text:p text:style-name="P7"><text:span text:style-name="T6">15–18</text:span></text:p>
          </table:table-cell>
          <table:table-cell table:style-name="Table5.A2" office:value-type="string">
            <text:p text:style-name="P1"><text:span text:style-name="T8">Python</text:span></text:p>
          </table:table-cell>
          <table:table-cell table:style-name="Table5.A2" office:value-type="string">
            <text:p text:style-name="P10"><text:span text:style-name="T6">13,000 gp</text:span></text:p>
          </table:table-cell>
        </table:table-row>
        <table:table-row table:style-name="Table5.1">
          <table:table-cell table:style-name="Table5.A2" office:value-type="string">
            <text:p text:style-name="P7"><text:span text:style-name="T6">80–83</text:span></text:p>
          </table:table-cell>
          <table:table-cell table:style-name="Table5.A2" office:value-type="string">
            <text:p text:style-name="P7"><text:span text:style-name="T6">—</text:span></text:p>
          </table:table-cell>
          <table:table-cell table:style-name="Table5.A2" office:value-type="string">
            <text:p text:style-name="P1"><text:span text:style-name="T6">Metamagic, </text:span><text:span text:style-name="T8">Maximize, lesser</text:span></text:p>
          </table:table-cell>
          <table:table-cell table:style-name="Table5.A2" office:value-type="string">
            <text:p text:style-name="P10"><text:span text:style-name="T6">14,000 gp</text:span></text:p>
          </table:table-cell>
        </table:table-row>
        <table:table-row table:style-name="Table5.1">
          <table:table-cell table:style-name="Table5.A2" office:value-type="string">
            <text:p text:style-name="P7"><text:span text:style-name="T6">84–89</text:span></text:p>
          </table:table-cell>
          <table:table-cell table:style-name="Table5.A2" office:value-type="string">
            <text:p text:style-name="P7"><text:span text:style-name="T6">19–21</text:span></text:p>
          </table:table-cell>
          <table:table-cell table:style-name="Table5.A2" office:value-type="string">
            <text:p text:style-name="P1"><text:span text:style-name="T8">Flame extinguishing</text:span></text:p>
          </table:table-cell>
          <table:table-cell table:style-name="Table5.A2" office:value-type="string">
            <text:p text:style-name="P10"><text:span text:style-name="T6">15,000 gp</text:span></text:p>
          </table:table-cell>
        </table:table-row>
        <table:table-row table:style-name="Table5.1">
          <table:table-cell table:style-name="Table5.A2" office:value-type="string">
            <text:p text:style-name="P7"><text:span text:style-name="T6">90–97</text:span></text:p>
          </table:table-cell>
          <table:table-cell table:style-name="Table5.A2" office:value-type="string">
            <text:p text:style-name="P7"><text:span text:style-name="T6">22–25</text:span></text:p>
          </table:table-cell>
          <table:table-cell table:style-name="Table5.A2" office:value-type="string">
            <text:p text:style-name="P1"><text:span text:style-name="T8">Viper</text:span></text:p>
          </table:table-cell>
          <table:table-cell table:style-name="Table5.A2" office:value-type="string">
            <text:p text:style-name="P10"><text:span text:style-name="T6">19,000 gp</text:span></text:p>
          </table:table-cell>
        </table:table-row>
        <table:table-row table:style-name="Table5.1">
          <table:table-cell table:style-name="Table5.A2" office:value-type="string">
            <text:p text:style-name="P7"><text:span text:style-name="T6">—</text:span></text:p>
          </table:table-cell>
          <table:table-cell table:style-name="Table5.A2" office:value-type="string">
            <text:p text:style-name="P7"><text:span text:style-name="T6">26–30</text:span></text:p>
          </table:table-cell>
          <table:table-cell table:style-name="Table5.A2" office:value-type="string">
            <text:p text:style-name="P1"><text:span text:style-name="T8">Enemy detection</text:span></text:p>
          </table:table-cell>
          <table:table-cell table:style-name="Table5.A2" office:value-type="string">
            <text:p text:style-name="P10"><text:span text:style-name="T6">23,500 gp</text:span></text:p>
          </table:table-cell>
        </table:table-row>
        <text:soft-page-break/>
        <table:table-row table:style-name="Table5.1">
          <table:table-cell table:style-name="Table5.A2" office:value-type="string">
            <text:p text:style-name="P7"><text:span text:style-name="T6">—</text:span></text:p>
          </table:table-cell>
          <table:table-cell table:style-name="Table5.A2" office:value-type="string">
            <text:p text:style-name="P7"><text:span text:style-name="T6">31–36</text:span></text:p>
          </table:table-cell>
          <table:table-cell table:style-name="Table5.A2" office:value-type="string">
            <text:p text:style-name="P1"><text:span text:style-name="T6">Metamagic, </text:span><text:span text:style-name="T8">Enlarge, greater</text:span></text:p>
          </table:table-cell>
          <table:table-cell table:style-name="Table5.A2" office:value-type="string">
            <text:p text:style-name="P10"><text:span text:style-name="T6">24,500 gp</text:span></text:p>
          </table:table-cell>
        </table:table-row>
        <table:table-row table:style-name="Table5.1">
          <table:table-cell table:style-name="Table5.A2" office:value-type="string">
            <text:p text:style-name="P7"><text:span text:style-name="T6">—</text:span></text:p>
          </table:table-cell>
          <table:table-cell table:style-name="Table5.A2" office:value-type="string">
            <text:p text:style-name="P7"><text:span text:style-name="T6">37–42</text:span></text:p>
          </table:table-cell>
          <table:table-cell table:style-name="Table5.A2" office:value-type="string">
            <text:p text:style-name="P1"><text:span text:style-name="T6">Metamagic, </text:span><text:span text:style-name="T8">Extend, greater</text:span></text:p>
          </table:table-cell>
          <table:table-cell table:style-name="Table5.A2" office:value-type="string">
            <text:p text:style-name="P10"><text:span text:style-name="T6">24,500 gp</text:span></text:p>
          </table:table-cell>
        </table:table-row>
        <table:table-row table:style-name="Table5.1">
          <table:table-cell table:style-name="Table5.A2" office:value-type="string">
            <text:p text:style-name="P7"><text:span text:style-name="T6">—</text:span></text:p>
          </table:table-cell>
          <table:table-cell table:style-name="Table5.A2" office:value-type="string">
            <text:p text:style-name="P7"><text:span text:style-name="T6">43–48</text:span></text:p>
          </table:table-cell>
          <table:table-cell table:style-name="Table5.A2" office:value-type="string">
            <text:p text:style-name="P1"><text:span text:style-name="T6">Metamagic, </text:span><text:span text:style-name="T8">Silent, greater</text:span></text:p>
          </table:table-cell>
          <table:table-cell table:style-name="Table5.A2" office:value-type="string">
            <text:p text:style-name="P10"><text:span text:style-name="T6">24,500 gp</text:span></text:p>
          </table:table-cell>
        </table:table-row>
        <table:table-row table:style-name="Table5.1">
          <table:table-cell table:style-name="Table5.A2" office:value-type="string">
            <text:p text:style-name="P7"><text:span text:style-name="T6">—</text:span></text:p>
          </table:table-cell>
          <table:table-cell table:style-name="Table5.A2" office:value-type="string">
            <text:p text:style-name="P7"><text:span text:style-name="T6">49–53</text:span></text:p>
          </table:table-cell>
          <table:table-cell table:style-name="Table5.A2" office:value-type="string">
            <text:p text:style-name="P1"><text:span text:style-name="T8">Splendor</text:span></text:p>
          </table:table-cell>
          <table:table-cell table:style-name="Table5.A2" office:value-type="string">
            <text:p text:style-name="P10"><text:span text:style-name="T6">25,000 gp</text:span></text:p>
          </table:table-cell>
        </table:table-row>
        <table:table-row table:style-name="Table5.1">
          <table:table-cell table:style-name="Table5.A2" office:value-type="string">
            <text:p text:style-name="P7"><text:span text:style-name="T6">—</text:span></text:p>
          </table:table-cell>
          <table:table-cell table:style-name="Table5.A2" office:value-type="string">
            <text:p text:style-name="P7"><text:span text:style-name="T6">54–58</text:span></text:p>
          </table:table-cell>
          <table:table-cell table:style-name="Table5.A2" office:value-type="string">
            <text:p text:style-name="P1"><text:span text:style-name="T8">Withering</text:span></text:p>
          </table:table-cell>
          <table:table-cell table:style-name="Table5.A2" office:value-type="string">
            <text:p text:style-name="P10"><text:span text:style-name="T6">25,000 gp</text:span></text:p>
          </table:table-cell>
        </table:table-row>
        <table:table-row table:style-name="Table5.1">
          <table:table-cell table:style-name="Table5.A2" office:value-type="string">
            <text:p text:style-name="P7"><text:span text:style-name="T6">98–99</text:span></text:p>
          </table:table-cell>
          <table:table-cell table:style-name="Table5.A2" office:value-type="string">
            <text:p text:style-name="P7"><text:span text:style-name="T6">59–64</text:span></text:p>
          </table:table-cell>
          <table:table-cell table:style-name="Table5.A2" office:value-type="string">
            <text:p text:style-name="P1"><text:span text:style-name="T6">Metamagic, </text:span><text:span text:style-name="T8">Empower</text:span></text:p>
          </table:table-cell>
          <table:table-cell table:style-name="Table5.A2" office:value-type="string">
            <text:p text:style-name="P10"><text:span text:style-name="T6">32,500 gp</text:span></text:p>
          </table:table-cell>
        </table:table-row>
        <text:soft-page-break/>
        <table:table-row table:style-name="Table5.1">
          <table:table-cell table:style-name="Table5.A2" office:value-type="string">
            <text:p text:style-name="P7"><text:span text:style-name="T6">—</text:span></text:p>
          </table:table-cell>
          <table:table-cell table:style-name="Table5.A2" office:value-type="string">
            <text:p text:style-name="P7"><text:span text:style-name="T6">65–69</text:span></text:p>
          </table:table-cell>
          <table:table-cell table:style-name="Table5.A2" office:value-type="string">
            <text:p text:style-name="P1"><text:span text:style-name="T8">Thunder and lightning</text:span></text:p>
          </table:table-cell>
          <table:table-cell table:style-name="Table5.A2" office:value-type="string">
            <text:p text:style-name="P10"><text:span text:style-name="T6">33,000 gp</text:span></text:p>
          </table:table-cell>
        </table:table-row>
        <table:table-row table:style-name="Table5.1">
          <table:table-cell table:style-name="Table5.A2" office:value-type="string">
            <text:p text:style-name="P7"><text:span text:style-name="T6">100</text:span></text:p>
          </table:table-cell>
          <table:table-cell table:style-name="Table5.A2" office:value-type="string">
            <text:p text:style-name="P7"><text:span text:style-name="T6">70–73</text:span></text:p>
          </table:table-cell>
          <table:table-cell table:style-name="Table5.A2" office:value-type="string">
            <text:p text:style-name="P1"><text:span text:style-name="T6">Metamagic, </text:span><text:span text:style-name="T8">Quicken, lesser</text:span></text:p>
          </table:table-cell>
          <table:table-cell table:style-name="Table5.A2" office:value-type="string">
            <text:p text:style-name="P10"><text:span text:style-name="T6">35,000 gp</text:span></text:p>
          </table:table-cell>
        </table:table-row>
        <table:table-row table:style-name="Table5.1">
          <table:table-cell table:style-name="Table5.A2" office:value-type="string">
            <text:p text:style-name="P7"><text:span text:style-name="T6">—</text:span></text:p>
          </table:table-cell>
          <table:table-cell table:style-name="Table5.A2" office:value-type="string">
            <text:p text:style-name="P7"><text:span text:style-name="T6">74–77</text:span></text:p>
          </table:table-cell>
          <table:table-cell table:style-name="Table5.A2" office:value-type="string">
            <text:p text:style-name="P1"><text:span text:style-name="T8">Negation</text:span></text:p>
          </table:table-cell>
          <table:table-cell table:style-name="Table5.A2" office:value-type="string">
            <text:p text:style-name="P10"><text:span text:style-name="T6">37,000 gp</text:span></text:p>
          </table:table-cell>
        </table:table-row>
        <table:table-row table:style-name="Table5.1">
          <table:table-cell table:style-name="Table5.A2" office:value-type="string">
            <text:p text:style-name="P7"><text:span text:style-name="T6">—</text:span></text:p>
          </table:table-cell>
          <table:table-cell table:style-name="Table5.A2" office:value-type="string">
            <text:p text:style-name="P7"><text:span text:style-name="T6">78–80</text:span></text:p>
          </table:table-cell>
          <table:table-cell table:style-name="Table5.A2" office:value-type="string">
            <text:p text:style-name="P1"><text:span text:style-name="T8">Absorption</text:span></text:p>
          </table:table-cell>
          <table:table-cell table:style-name="Table5.A2" office:value-type="string">
            <text:p text:style-name="P10"><text:span text:style-name="T6">50,000 gp</text:span></text:p>
          </table:table-cell>
        </table:table-row>
        <table:table-row table:style-name="Table5.1">
          <table:table-cell table:style-name="Table5.A2" office:value-type="string">
            <text:p text:style-name="P7"><text:span text:style-name="T6">—</text:span></text:p>
          </table:table-cell>
          <table:table-cell table:style-name="Table5.A2" office:value-type="string">
            <text:p text:style-name="P7"><text:span text:style-name="T6">81–84</text:span></text:p>
          </table:table-cell>
          <table:table-cell table:style-name="Table5.A2" office:value-type="string">
            <text:p text:style-name="P1"><text:span text:style-name="T8">Flailing</text:span></text:p>
          </table:table-cell>
          <table:table-cell table:style-name="Table5.A2" office:value-type="string">
            <text:p text:style-name="P10"><text:span text:style-name="T6">50,000 gp</text:span></text:p>
          </table:table-cell>
        </table:table-row>
        <table:table-row table:style-name="Table5.1">
          <table:table-cell table:style-name="Table5.A2" office:value-type="string">
            <text:p text:style-name="P7"><text:span text:style-name="T6">—</text:span></text:p>
          </table:table-cell>
          <table:table-cell table:style-name="Table5.A2" office:value-type="string">
            <text:p text:style-name="P7"><text:span text:style-name="T6">85–86</text:span></text:p>
          </table:table-cell>
          <table:table-cell table:style-name="Table5.A2" office:value-type="string">
            <text:p text:style-name="P1"><text:span text:style-name="T6">Metamagic, </text:span><text:span text:style-name="T8">Maximize</text:span></text:p>
          </table:table-cell>
          <table:table-cell table:style-name="Table5.A2" office:value-type="string">
            <text:p text:style-name="P10"><text:span text:style-name="T6">54,000 gp</text:span></text:p>
          </table:table-cell>
        </table:table-row>
        <text:soft-page-break/>
        <table:table-row table:style-name="Table5.1">
          <table:table-cell table:style-name="Table5.A2" office:value-type="string">
            <text:p text:style-name="P7"><text:span text:style-name="T6">—</text:span></text:p>
          </table:table-cell>
          <table:table-cell table:style-name="Table5.A2" office:value-type="string">
            <text:p text:style-name="P7"><text:span text:style-name="T6">87–88</text:span></text:p>
          </table:table-cell>
          <table:table-cell table:style-name="Table5.A2" office:value-type="string">
            <text:p text:style-name="P1"><text:span text:style-name="T8">Rulership</text:span></text:p>
          </table:table-cell>
          <table:table-cell table:style-name="Table5.A2" office:value-type="string">
            <text:p text:style-name="P10"><text:span text:style-name="T6">60,000 gp</text:span></text:p>
          </table:table-cell>
        </table:table-row>
        <table:table-row table:style-name="Table5.1">
          <table:table-cell table:style-name="Table5.A2" office:value-type="string">
            <text:p text:style-name="P7"><text:span text:style-name="T6">—</text:span></text:p>
          </table:table-cell>
          <table:table-cell table:style-name="Table5.A2" office:value-type="string">
            <text:p text:style-name="P7"><text:span text:style-name="T6">89–90</text:span></text:p>
          </table:table-cell>
          <table:table-cell table:style-name="Table5.A2" office:value-type="string">
            <text:p text:style-name="P1"><text:span text:style-name="T8">Security</text:span></text:p>
          </table:table-cell>
          <table:table-cell table:style-name="Table5.A2" office:value-type="string">
            <text:p text:style-name="P10"><text:span text:style-name="T6">61,000 gp</text:span></text:p>
          </table:table-cell>
        </table:table-row>
        <table:table-row table:style-name="Table5.1">
          <table:table-cell table:style-name="Table5.A2" office:value-type="string">
            <text:p text:style-name="P7"><text:span text:style-name="T6">—</text:span></text:p>
          </table:table-cell>
          <table:table-cell table:style-name="Table5.A2" office:value-type="string">
            <text:p text:style-name="P7"><text:span text:style-name="T6">91–92</text:span></text:p>
          </table:table-cell>
          <table:table-cell table:style-name="Table5.A2" office:value-type="string">
            <text:p text:style-name="P1"><text:span text:style-name="T8">Lordly might</text:span></text:p>
          </table:table-cell>
          <table:table-cell table:style-name="Table5.A2" office:value-type="string">
            <text:p text:style-name="P10"><text:span text:style-name="T6">70,000 gp</text:span></text:p>
          </table:table-cell>
        </table:table-row>
        <table:table-row table:style-name="Table5.1">
          <table:table-cell table:style-name="Table5.A2" office:value-type="string">
            <text:p text:style-name="P7"><text:span text:style-name="T6">—</text:span></text:p>
          </table:table-cell>
          <table:table-cell table:style-name="Table5.A2" office:value-type="string">
            <text:p text:style-name="P7"><text:span text:style-name="T6">93–94</text:span></text:p>
          </table:table-cell>
          <table:table-cell table:style-name="Table5.A2" office:value-type="string">
            <text:p text:style-name="P1"><text:span text:style-name="T6">Metamagic, </text:span><text:span text:style-name="T8">Empower, greater</text:span></text:p>
          </table:table-cell>
          <table:table-cell table:style-name="Table5.A2" office:value-type="string">
            <text:p text:style-name="P10"><text:span text:style-name="T6">73,000 gp</text:span></text:p>
          </table:table-cell>
        </table:table-row>
        <table:table-row table:style-name="Table5.1">
          <table:table-cell table:style-name="Table5.A2" office:value-type="string">
            <text:p text:style-name="P7"><text:span text:style-name="T6">—</text:span></text:p>
          </table:table-cell>
          <table:table-cell table:style-name="Table5.A2" office:value-type="string">
            <text:p text:style-name="P7"><text:span text:style-name="T6">95–96</text:span></text:p>
          </table:table-cell>
          <table:table-cell table:style-name="Table5.A2" office:value-type="string">
            <text:p text:style-name="P1"><text:span text:style-name="T6">Metamagic, </text:span><text:span text:style-name="T8">Quicken</text:span></text:p>
          </table:table-cell>
          <table:table-cell table:style-name="Table5.A2" office:value-type="string">
            <text:p text:style-name="P10"><text:span text:style-name="T6">75,500 gp</text:span></text:p>
          </table:table-cell>
        </table:table-row>
        <table:table-row table:style-name="Table5.1">
          <table:table-cell table:style-name="Table5.A2" office:value-type="string">
            <text:p text:style-name="P7"><text:span text:style-name="T6">—</text:span></text:p>
          </table:table-cell>
          <table:table-cell table:style-name="Table5.A2" office:value-type="string">
            <text:p text:style-name="P7"><text:span text:style-name="T6">97–98</text:span></text:p>
          </table:table-cell>
          <table:table-cell table:style-name="Table5.A2" office:value-type="string">
            <text:p text:style-name="P1"><text:span text:style-name="T8">Alertness</text:span></text:p>
          </table:table-cell>
          <table:table-cell table:style-name="Table5.A2" office:value-type="string">
            <text:p text:style-name="P10"><text:span text:style-name="T6">85,000 gp</text:span></text:p>
          </table:table-cell>
        </table:table-row>
        <text:soft-page-break/>
        <table:table-row table:style-name="Table5.1">
          <table:table-cell table:style-name="Table5.A2" office:value-type="string">
            <text:p text:style-name="P7"><text:span text:style-name="T6">—</text:span></text:p>
          </table:table-cell>
          <table:table-cell table:style-name="Table5.A2" office:value-type="string">
            <text:p text:style-name="P7"><text:span text:style-name="T6">99</text:span></text:p>
          </table:table-cell>
          <table:table-cell table:style-name="Table5.A2" office:value-type="string">
            <text:p text:style-name="P1"><text:span text:style-name="T6">Metamagic, </text:span><text:span text:style-name="T8">Maximize, greater</text:span></text:p>
          </table:table-cell>
          <table:table-cell table:style-name="Table5.A2" office:value-type="string">
            <text:p text:style-name="P10"><text:span text:style-name="T6">121,500 gp</text:span></text:p>
          </table:table-cell>
        </table:table-row>
        <table:table-row table:style-name="Table5.1">
          <table:table-cell table:style-name="Table5.A38" office:value-type="string">
            <text:p text:style-name="P8"><text:span text:style-name="T6">—</text:span></text:p>
          </table:table-cell>
          <table:table-cell table:style-name="Table5.A38" office:value-type="string">
            <text:p text:style-name="P8"><text:span text:style-name="T6">100</text:span></text:p>
          </table:table-cell>
          <table:table-cell table:style-name="Table5.A38" office:value-type="string">
            <text:p text:style-name="P2"><text:span text:style-name="T6">Metamagic, </text:span><text:span text:style-name="T8">Quicken, greater</text:span></text:p>
          </table:table-cell>
          <table:table-cell table:style-name="Table5.A38" office:value-type="string">
            <text:p text:style-name="P11"><text:span text:style-name="T6">170,000 gp</text:span></text:p>
          </table:table-cell>
        </table:table-row>
      </table:table>
      <text:p text:style-name="P5"/>
      <text:p text:style-name="P1"><text:span text:style-name="T5">Rod Descriptions</text:span></text:p>
      <text:p text:style-name="P1"><text:span text:style-name="T6">Although all rods are generally scepterlike, their configurations and abilities run the magical gamut. Standard rods are described below.</text:span></text:p>
      <text:p text:style-name="P1"><text:span text:style-name="T7">Absorption:</text:span><text:span text:style-name="T6"> This rod acts as a magnet, drawing spells or spell-like abilities into itself. The magic absorbed must be a single-target spell or a ray directed at either the character possessing the rod or her gear. The rod then nullifies the spell’s effect and stores its potential until the wielder releases this energy in the form of spells of her own. She can instantly detect a spell’s level as the rod absorbs that spell’s energy. Absorption requires no action on the part of the user if the rod is in hand at the time.</text:span></text:p>
      <text:p text:style-name="P1"><text:span text:style-name="T6">A running total of absorbed (and used) spell levels should be kept. The wielder of the rod can use captured spell energy to cast any spell she has prepared, without expending the preparation itself. The only restrictions are that the levels of spell energy stored in the rod must be equal to or greater than the level of the spell the wielder wants to cast, that any material components required for the spell be present, and that the rod be in hand when casting. For casters such as bards or sorcerers who do not prepare spells, the rod’s energy can be used to cast any spell of the appropriate level or levels that they know.</text:span></text:p>
      <text:p text:style-name="P1"><text:span text:style-name="T6">A </text:span><text:span text:style-name="T8">rod of absorption </text:span><text:span text:style-name="T6">absorbs a maximum of fifty spell levels and can thereafter only discharge any remaining potential it might have. The rod cannot be recharged. The wielder knows the rod’s remaining absorbing potential and current amount of stored energy.</text:span></text:p>
      <text:p text:style-name="P1"><text:span text:style-name="T6">To determine the absorption potential remaining in a newly found rod, roll d% and divide the result by 2. Then roll d% again: On a result of 71–100, half the levels already absorbed by the rod are still stored within.</text:span></text:p>
      <text:p text:style-name="P1"><text:span text:style-name="T6">Strong abjuration; CL 15th;Craft Rod, </text:span><text:span text:style-name="T8">spell turning; </text:span><text:span text:style-name="T6">Price 50,000 gp.</text:span></text:p>
      <text:p text:style-name="P1"><text:span text:style-name="T7">Alertness:</text:span><text:span text:style-name="T6"> This rod is indistinguishable from a </text:span><text:span text:style-name="T8">+1 light mace. </text:span><text:span text:style-name="T6">It has eight flanges on its macelike head. The rod bestows a +1 insight bonus on initiative checks. If grasped firmly, the rod enables the holder to use </text:span><text:span text:style-name="T8">detect evil, detect good, detect chaos, detect law</text:span><text:span text:style-name="T6">, </text:span><text:span text:style-name="T8">detect magic, discern lies, light, </text:span><text:span text:style-name="T6">or </text:span><text:span text:style-name="T8">see invisibility. </text:span><text:span text:style-name="T6">Each different use is a standard action.</text:span></text:p>
      <text:p text:style-name="P1"><text:span text:style-name="T6">If the head of a </text:span><text:span text:style-name="T8">rod of alertness </text:span><text:span text:style-name="T6">is planted in the ground, and the possessor wills it to alertness (a standard action), the rod senses any creature within 120 feet who intends to harm the possessor. At the same time, the rod creates the effect of a </text:span><text:span text:style-name="T8">prayer </text:span><text:span text:style-name="T6">spell upon all creatures friendly to the possessor in a 20-foot radius. Immediately thereafter, the rod sends forth a mental alert to these friendly creatures, warning them of possible danger from the unfriendly creature or creatures within the 120-foot radius. These effects last for 10 minutes, and the rod can perform this function once per day. Last, the rod can be used to simulate the casting of an </text:span><text:span text:style-name="T8">animate objects </text:span><text:span text:style-name="T6">spell, utilizing any eleven (or fewer) Small objects located roughly around the perimeter of a 5-foot-radius circle centered on the rod when planted in the ground. Objects remain animated for 11 rounds. The rod can perform this function once per day.</text:span></text:p>
      <text:p text:style-name="P1"><text:span text:style-name="T6">Moderate abjuration, divination, enchantment, and evocation; CL 11th; Craft Rod, </text:span><text:span text:style-name="T8">alarm, detect chaos, detect evil, detect good, detect law, detect magic, discern lies, light, see invisibility, prayer, animate objects; </text:span><text:span text:style-name="T6">Price 85,000 gp.</text:span></text:p>
      <text:p text:style-name="P1"><text:span text:style-name="T7">Cancellation:</text:span><text:span text:style-name="T6"> This dreaded rod is a bane to magic items, for its touch drains an item of all magical properties. The item touched must make a DC 23 Will save to prevent the rod from draining it. If a creature is holding it at the time, then the item can use the holder’s Will save bonus in place of its own if the holder’s is better. In such cases, contact is made by making a melee touch attack roll. Upon draining an item, the rod itself becomes brittle and cannot be used again. Drained items are only restorable by </text:span><text:span text:style-name="T8">wis</text:span><text:span text:style-name="T6">h or </text:span><text:span text:style-name="T8">miracle. </text:span><text:span text:style-name="T6">(If a </text:span><text:span text:style-name="T8">sphere of annihilation </text:span><text:span text:style-name="T6">and a </text:span><text:span text:style-name="T8">rod of cancellation </text:span><text:span text:style-name="T6">negate each other, nothing can restore either of them.)</text:span></text:p>
      <text:p text:style-name="P1"><text:span text:style-name="T6">Strong abjuration; CL 17th; Craft Rod, </text:span><text:span text:style-name="T8">mage’s disjunction; </text:span><text:span text:style-name="T6">Price 11,000 gp.</text:span></text:p>
      <text:p text:style-name="P1"><text:span text:style-name="T7">Enemy Detection: </text:span><text:span text:style-name="T6">This device pulses in the wielder’s hand and points in the direction of any creature or creatures hostile to the bearer of the device (nearest ones first). These creatures can be invisible, ethereal, hidden, disguised, or in plain sight. Detection range is 60 feet. If the bearer of the rod concentrates for a full round, the rod pinpoints the location of the nearest enemy and indicates how many enemies are within range. The rod can be used three times each day, each use lasting up to 10 minutes. Activating the rod is a standard action.</text:span></text:p>
      <text:p text:style-name="P1"><text:span text:style-name="T6">Moderate divination; CL 10th; Craft Rod, </text:span><text:span text:style-name="T8">true seeing; </text:span><text:span text:style-name="T6">Price 23,500 gp.</text:span></text:p>
      <text:p text:style-name="P1"><text:span text:style-name="T7">Flailing: </text:span><text:span text:style-name="T6">Upon the command of its possessor, the rod activates, changing from a normal-seeming rod to a </text:span><text:span text:style-name="T8">+3 dire flail</text:span><text:span text:style-name="T6">. The dire flail is a double weapon, which means that each of the weapon’s heads can be used to attack. The wielder can gain an extra attack (with the second head) at the cost of making all attacks at a –2 penalty (as if she had the Two-Weapon Fighting feat).</text:span></text:p>
      <text:p text:style-name="P1"><text:span text:style-name="T6">Once per day the wielder can use a free action to cause the rod to grant her a +4 deflection bonus to Armor Class and a +4 resistance bonus on saving throws for 10 minutes. The rod need not be in weapon form to grant this benefit.</text:span></text:p>
      <text:p text:style-name="P1"><text:span text:style-name="T6">Transforming it into a weapon or back into a rod is a move action.</text:span></text:p>
      <text:p text:style-name="P1"><text:span text:style-name="T6">Moderate enchantment; CL 9th; Craft Rod, Craft Magic Arms and Armor, </text:span><text:span text:style-name="T8">bless; </text:span><text:span text:style-name="T6">Price 50,000 gp.</text:span></text:p>
      <text:p text:style-name="P1"><text:span text:style-name="T7">Flame Extinguishing: </text:span><text:span text:style-name="T6">This rod can extinguish Medium or smaller nonmagical fires with simply a touch (a standard action). For the rod to be effective against other sorts of fires, the wielder must expend 1 or more of the rod’s charges.</text:span></text:p>
      <text:p text:style-name="P1"><text:span text:style-name="T6">Extinguishing a Large or larger nonmagical fire, or a magic fire of Medium or smaller (such as that of a flaming weapon or a </text:span><text:span text:style-name="T8">burning hands </text:span><text:span text:style-name="T6">spell), expends 1 charge. Continual magic flames, such as those of a weapon or a fire creature, are suppressed for 6 rounds and flare up again after that time. To extinguish an instantaneous fire spell, the rod must be within the area of the effect and the wielder must have used a ready action, effectively countering the entire spell.</text:span></text:p>
      <text:p text:style-name="P1"><text:span text:style-name="T6">When applied to Large or larger magic fires, such as those caused by </text:span><text:span text:style-name="T8">fireball, flame strike, </text:span><text:span text:style-name="T6">or </text:span><text:span text:style-name="T8">wall of fire</text:span><text:span text:style-name="T6">, extinguishing the flames expends 2 charges from the rod.</text:span></text:p>
      <text:p text:style-name="P1"><text:span text:style-name="T6">If the device is used upon a fire creature (a melee touch attack), it deals 6d6 points of damage to the creature. This use requires 3 charges.</text:span></text:p>
      <text:p text:style-name="P1"><text:span text:style-name="T6">A </text:span><text:span text:style-name="T8">rod of flame extinguishing </text:span><text:span text:style-name="T6">has 10 charges when found. Spent charges are renewed every day, so that a wielder can expend up to 10 charges in any 24-hour period.</text:span></text:p>
      <text:p text:style-name="P1"><text:span text:style-name="T6">Strong transmutation; CL 12th; Craft Rod, </text:span><text:span text:style-name="T8">pyrotechnics; </text:span><text:span text:style-name="T6">Price 15,000 gp.</text:span></text:p>
      <text:p text:style-name="P1"><text:span text:style-name="T7">Immovable Rod:</text:span><text:span text:style-name="T6"> This rod is a flat iron bar with a small button on one end. When the button is pushed (a move action), the rod does not move from where it is, even if staying in place defies gravity. Thus, the owner can lift or place the rod wherever he wishes, push the button, and let go. Several </text:span><text:span text:style-name="T8">immovable rods </text:span><text:span text:style-name="T6">can even make a ladder when used together (although only two are needed). An </text:span><text:span text:style-name="T8">immovable rod </text:span><text:span text:style-name="T6">can support up to 8,000 pounds before falling to the ground. If a creature pushes against an </text:span><text:span text:style-name="T8">immovable rod, </text:span><text:span text:style-name="T6">it must make a DC 30 Strength check to move the rod up to 10 feet in a single round.</text:span></text:p>
      <text:p text:style-name="P1"><text:soft-page-break/><text:span text:style-name="T6">Moderate transmutation; CL 10th; Craft Rod, </text:span><text:span text:style-name="T8">levitate; </text:span><text:span text:style-name="T6">Price 5,000 gp.</text:span></text:p>
      <text:p text:style-name="P1"><text:span text:style-name="T7">Lordly Might: </text:span><text:span text:style-name="T6">This rod has functions that are spell-like, and it can also be used as a magic weapon of various sorts. It also has several more mundane uses. The </text:span><text:span text:style-name="T8">rod of lordly might </text:span><text:span text:style-name="T6">is metal, thicker than other rods, with a flanged ball at one end and six studlike buttons along its length. (Pushing any of the rod’s buttons is equivalent to drawing a weapon.) It weighs 10 pounds.</text:span></text:p>
      <text:p text:style-name="P1"><text:span text:style-name="T6">The following spell-like functions of the rod can each be used once per day.</text:span></text:p>
      <text:p text:style-name="P1"><text:span text:style-name="T6">• </text:span><text:span text:style-name="T8">Hold person </text:span><text:span text:style-name="T6">upon touch, if the wielder so commands (Will DC 14 negates). The wielder must choose to use this power and then succeed on a melee touch attack to activate the power. If the attack fails, the effect is lost.</text:span></text:p>
      <text:p text:style-name="P1"><text:span text:style-name="T6">• </text:span><text:span text:style-name="T8">Fear </text:span><text:span text:style-name="T6">upon all enemies viewing it, if the wielder so desires (10-foot maximum range, Will DC 16 partial). Invoking this power is a standard action.</text:span></text:p>
      <text:p text:style-name="P1"><text:span text:style-name="T6">• Deal 2d4 hit points of damage to an opponent on a successful touch attack (Will DC 17 half ) and cure the wielder of a like amount of damage. The wielder must choose to use this power before attacking, as with </text:span><text:span text:style-name="T8">hold person.</text:span></text:p>
      <text:p text:style-name="P1"><text:span text:style-name="T6">The following weapon functions of the rod have no limit on the number of times they can be employed.</text:span></text:p>
      <text:p text:style-name="P1"><text:span text:style-name="T6">• In its normal form, the rod can be used as a </text:span><text:span text:style-name="T8">+2 light mace.</text:span></text:p>
      <text:p text:style-name="P1"><text:span text:style-name="T6">• When button 1 is pushed, the rod becomes a </text:span><text:span text:style-name="T8">+1 flaming longsword. </text:span><text:span text:style-name="T6">A blade springs from the ball, with the ball itself becoming the sword’s hilt. The weapon lengthens to an overall length of 4 feet.</text:span></text:p>
      <text:p text:style-name="P1"><text:span text:style-name="T6">• When button 2 is pushed, the rod becomes a </text:span><text:span text:style-name="T8">+4 battleaxe. </text:span><text:span text:style-name="T6">A wide blade springs forth at the ball, and the whole lengthens to 4 feet.</text:span></text:p>
      <text:p text:style-name="P1"><text:span text:style-name="T6">• When button 3 is pushed, the rod becomes a </text:span><text:span text:style-name="T8">+3 shortspear </text:span><text:span text:style-name="T6">or </text:span><text:span text:style-name="T8">+3 longspear. </text:span><text:span text:style-name="T6">The spear blade springs forth, and the handle can be lengthened up to 12 feet (wielder’s choice), for an overall length of from 6 feet to 15 feet. At its 15-foot length, the rod is suitable for use as a lance.</text:span></text:p>
      <text:p text:style-name="P1"><text:span text:style-name="T6">The following other functions of the rod also have no limit on the number of times they can be employed.</text:span></text:p>
      <text:p text:style-name="P1"><text:span text:style-name="T6">• Climbing pole/ladder. When button 4 is pushed, a spike that can anchor in granite is extruded from the ball, while the other end sprouts three sharp hooks. The rod lengthens to anywhere between 5 and 50 feet in a single round, stopping when button 4 is pushed again. Horizontal bars three inches long fold out from the sides, 1 foot apart, in staggered progression. The rod is firmly held by the spike and hooks and can bear up to 4,000 pounds. The wielder can retract the pole by pushing button 5.</text:span></text:p>
      <text:p text:style-name="P1"><text:span text:style-name="T6">• The ladder function can be used to force open doors. The wielder plants the rod’s base 30 feet or less from the portal to be forced and in line with it, then pushes button 4. The force exerted has a Strength modifier of +12.</text:span></text:p>
      <text:p text:style-name="P1"><text:span text:style-name="T6">• When button 6 is pushed, the rod indicates magnetic north and gives the wielder a knowledge of his approximate depth beneath the surface or height above it.</text:span></text:p>
      <text:p text:style-name="P1"><text:span text:style-name="T6">Strong enchantment, evocation, necromancy, and transmutation; CL 19th; Craft Rod, Craft Magic Arms and Armor, </text:span><text:span text:style-name="T8">inflict light wounds, bull’s strength, flame blade, hold person, fear; </text:span><text:span text:style-name="T6">Price 70,000 gp.</text:span></text:p>
      <text:p text:style-name="P1"><text:span text:style-name="T7">Metal and Mineral Detection:</text:span><text:span text:style-name="T6"> This rod pulses in the wielder’s hand and points to the largest mass of metal within 30 feet. However, the wielder can concentrate on a specific metal or mineral. If the specific mineral is within 30 feet, the rod points to any places it is located, and the rod wielder knows the approximate quantity as well. If more than one deposit of the specified metal or mineral is within range, the rod points to the largest cache first. Each operation requires a full-round action.</text:span></text:p>
      <text:p text:style-name="P1"><text:span text:style-name="T6">Moderate divination; CL 9th; Craft Rod, </text:span><text:span text:style-name="T8">locate object; </text:span><text:span text:style-name="T6">Price 10,500 gp.</text:span></text:p>
      <text:p text:style-name="P1"><text:span text:style-name="T7">Metamagic Rods:</text:span><text:span text:style-name="T6"> Metamagic rods hold the essence of a metamagic feat but do not change the spell slot of the altered spell. All the rods described here are use-activated (but casting spells in a threatened area still draws an attack of opportunity). A caster may only use one metamagic rod on any given spell, but it is permissible to combine a rod with metamagic feats possessed by the rod’s wielder. In this case, only the feats possessed by the wielder adjust the spell slot of the spell being cast.</text:span></text:p>
      <text:p text:style-name="P1"><text:span text:style-name="T6">Possession of a metamagic rod does not confer the associated feat on the owner, only the ability to use the given feat a specified number of times per day. A sorcerer still must take a full-round action when using a metamagic rod, just as if using a metamagic feat he possesses.</text:span></text:p>
      <text:p text:style-name="P1"><text:span text:style-name="T8">Lesser and Greater Metamagic Rods: </text:span><text:span text:style-name="T6">Normal metamagic rods can be used with spells of 6th level or lower. Lesser rods can be used with spells of 3rd level or lower, while greater rods can be used with spells of 9th level or lower.</text:span></text:p>
      <text:p text:style-name="P1"><text:span text:style-name="T7">Metamagic, Empower: </text:span><text:span text:style-name="T6">The wielder can cast up to three spells per day that are empowered as though using the Empower Spell feat.</text:span></text:p>
      <text:p text:style-name="P1"><text:span text:style-name="T6">Strong (no school); CL 17th; Craft Rod, Empower Spell; Price 9,000 gp (lesser), 32,500 gp (normal), 73,000 gp (greater).</text:span></text:p>
      <text:p text:style-name="P1"><text:span text:style-name="T7">Metamagic, Enlarge:</text:span><text:span text:style-name="T6"> The wielder can cast up to three spells per day that are enlarged as though using the Enlarge Spell feat.</text:span></text:p>
      <text:p text:style-name="P1"><text:span text:style-name="T6">Strong (no school); CL 17th; Craft Rod, Enlarge Spell; Price 3,000 gp (lesser), 11,000 gp (normal), 24,500 gp (greater).</text:span></text:p>
      <text:p text:style-name="P1"><text:span text:style-name="T7">Metamagic, Extend: </text:span><text:span text:style-name="T6">The wielder can cast up to three spells per day that are extended as though using the Extend Spell feat.</text:span></text:p>
      <text:p text:style-name="P1"><text:span text:style-name="T6">Strong (no school); CL 17th; Craft Rod, Extend Spell; Price 3,000 gp (lesser), 11,000 gp (normal), 24,500 gp (greater).</text:span></text:p>
      <text:p text:style-name="P1"><text:soft-page-break/><text:span text:style-name="T7">Metamagic, Maximize:</text:span><text:span text:style-name="T6"> The wielder can cast up to three spells per day that are maximized as though using the Maximize Spell feat.</text:span></text:p>
      <text:p text:style-name="P1"><text:span text:style-name="T6">Strong (no school); CL 17th; Craft Rod, Maximize Spell feat; Price 14,000 gp (lesser), 54,000 gp (normal), 121,500 gp (greater).</text:span></text:p>
      <text:p text:style-name="P1"><text:span text:style-name="T7">Metamagic, Quicken:</text:span><text:span text:style-name="T6"> The wielder can cast up to three spells per day that are quickened as though using the Quicken Spell feat.</text:span></text:p>
      <text:p text:style-name="P1"><text:span text:style-name="T6">Strong (no school); CL 17th; Craft Rod, Quicken Spell; Price 35,000 gp (lesser), 75,500 gp (normal), 170,000 gp (greater).</text:span></text:p>
      <text:p text:style-name="P1"><text:span text:style-name="T7">Metamagic, Silent:</text:span><text:span text:style-name="T6"> The wielder can cast up to three spells per day without verbal components as though using the Silent Spell feat.</text:span></text:p>
      <text:p text:style-name="P1"><text:span text:style-name="T6">Strong (no school); CL 17th; Craft Rod, Silent Spell; Price 3,000 gp (lesser), 11,000 gp (normal), 24,500 gp (greater).</text:span></text:p>
      <text:p text:style-name="P1"><text:span text:style-name="T7">Negation: </text:span><text:span text:style-name="T6">This device negates the spell or spell-like function or functions of magic items. The wielder points the rod at the magic item, and a pale gray beam shoots forth to touch the target device, attacking as a ray (a ranged touch attack). The ray functions as a </text:span><text:span text:style-name="T8">greater dispel magic </text:span><text:span text:style-name="T6">spell, except it only affects magic items. To negate instantaneous effects from an item, the rod wielder needs to have used a ready action. The dispel check uses the rod’s caster level (15th). The target item gets no saving throw, although the rod can’t negate artifacts (even minor artifacts). The rod can function three times per day.</text:span></text:p>
      <text:p text:style-name="P1"><text:span text:style-name="T6">Strong varied; CL 15th; Craft Rod, </text:span><text:span text:style-name="T8">dispel magic, </text:span><text:span text:style-name="T6">and </text:span><text:span text:style-name="T8">limited wish </text:span><text:span text:style-name="T6">or </text:span><text:span text:style-name="T8">miracle; </text:span><text:span text:style-name="T6">Price 37,000 gp.</text:span></text:p>
      <text:p text:style-name="P1"><text:span text:style-name="T7">Python: </text:span><text:span text:style-name="T6">This rod is longer than normal rods. It is about 4 feet long and weighs 10 pounds. It strikes as a </text:span><text:span text:style-name="T8">+1/+1 quarterstaff</text:span><text:span text:style-name="T6">. If the user throws the rod to the ground (a standard action), it grows to become a giant constrictor snake by the end of the round. The python obeys all commands of the owner. (In animal form, it retains the +1 enhancement bonus on attacks and damage possessed by the rod form.) The serpent returns to rod form (a full-round action) whenever the wielder desires, or whenever it moves farther than 100 feet from the owner. If the snake form is slain, it returns to rod form and cannot be activated again for three days. A </text:span><text:span text:style-name="T8">python rod </text:span><text:span text:style-name="T6">only functions if the possessor is good.</text:span></text:p>
      <text:p text:style-name="P1"><text:span text:style-name="T6">Moderate transmutation; CL 10th; Craft Rod, Craft Magic Arms and Armor, </text:span><text:span text:style-name="T8">baleful polymorph, </text:span><text:span text:style-name="T6">creator must be good; Price 13,000 gp.</text:span></text:p>
      <text:p text:style-name="P1"><text:span text:style-name="T7">Rulership:</text:span><text:span text:style-name="T6"> This rod looks like a royal scepter worth at least 5,000 gp in materials and workmanship alone. The wielder can command the obedience and fealty of creatures within 120 feet when she activates the device (a standard action). Creatures totaling 300 Hit Dice can be ruled, but creatures with Intelligence scores of 12 or higher are entitled to a DC 16 Will save to negate the effect. Ruled creatures obey the wielder as if she were their absolute sovereign. Still, if the wielder gives a command that is contrary to the nature of the creatures commanded, the magic is broken. The rod can be used for 500 total minutes before crumbling to dust. This duration need not be continuous.</text:span></text:p>
      <text:p text:style-name="P1"><text:span text:style-name="T6">Strong enchantment; CL 20th; Craft Rod, </text:span><text:span text:style-name="T8">mass charm monster; </text:span><text:span text:style-name="T6">Price 60,000 gp; Cost 27,500 gp + 2,200 XP.</text:span></text:p>
      <text:p text:style-name="P1"><text:span text:style-name="T7">Security: </text:span><text:span text:style-name="T6">This item creates a nondimensional space, a pocket paradise. There the rod’s possessor and as many as 199 other creatures can stay in complete safety for a period of time, up to 200 days divided by the number of creatures affected. All fractions are rounded down.</text:span></text:p>
      <text:p text:style-name="P1"><text:span text:style-name="T6">In this pocket paradise, creatures don’t age, and natural healing take place at twice the normal rate. Fresh water and food (fruits and vegetables only) are in abundance. The climate is comfortable for all creatures involved.</text:span></text:p>
      <text:p text:style-name="P1"><text:span text:style-name="T6">Activating the rod (a standard action) causes the wielder and all creatures touching the rod to be transported instantaneously to the paradise. Members of large groups can hold hands or otherwise maintain physical contact, allowing all connected creatures in a circle or a chain to be affected by the rod. Unwilling creatures get a DC 17 Will save to negate the effect. If such a creature succeeds on its save, other creatures beyond that point in a chain can still be affected by the rod.</text:span></text:p>
      <text:p text:style-name="P1"><text:span text:style-name="T6">When the rod’s effect expires or is dispelled, all the affected creatures instantly reappear in the location they occupied when the rod was activated. If something else occupies the space that a traveler would be returning to, then his body is displaced a sufficient distance to provide the space required for reentry. The rod’s possessor can dismiss the effect whenever he wishes before the maximum time period expires, but the rod can only be activated once per week.</text:span></text:p>
      <text:p text:style-name="P1"><text:span text:style-name="T6">Strong conjuuration; CL 20th; Craft Rod, </text:span><text:span text:style-name="T8">gate; </text:span><text:span text:style-name="T6">Price 61,000 gp.</text:span></text:p>
      <text:p text:style-name="P1"><text:span text:style-name="T7">Splendor: </text:span><text:span text:style-name="T6">The possessor of this rod gains a +4 enhancement bonus to her Charisma score for as long as she holds or carries the item. Once per day, the rod creates and garbs her in clothing of the finest fabrics, plus adornments of furs and jewels. </text:span></text:p>
      <text:p text:style-name="P1"><text:span text:style-name="T6">Apparel created by the magic of the rod remains in existence for 12 hours. However, if the possessor attempts to sell or give away any part of it, to use it for a spell component, or the like, all the apparel immediately disappears. The same applies if any of it is forcibly taken from her.</text:span></text:p>
      <text:p text:style-name="P1"><text:span text:style-name="T6">The value of noble garb created by the rod ranges from 7,000 to 10,000 gp (1d4+6 x1,000 gp)—1,000 gp for the fabric alone, 5,000 gp for the furs, and the rest for the jewel trim (maximum of twenty gems, maximum value 200 gp each).</text:span></text:p>
      <text:p text:style-name="P1"><text:span text:style-name="T6">In addition, the rod has a second special power, usable once per week. Upon command, it creates a palatial tent—a huge pavilion of silk 60 feet across. Inside the tent are temporary furnishings and food suitable to the splendor of the pavilion and sufficient to entertain as many as one hundred persons. The tent and its trappings last for one day. At the end of that time, the tent and all objects associated with it (including any items that were taken out of the tent) disappear.</text:span></text:p>
      <text:p text:style-name="P1"><text:span text:style-name="T6">Strong conjuration and transmutation; CL 12th; Craft Rod, </text:span><text:span text:style-name="T8">eagle’s splendor, fabricate, major creation; </text:span><text:span text:style-name="T6">Price 25,000 gp.</text:span></text:p>
      <text:p text:style-name="P1"><text:span text:style-name="T7">Thunder and Lightning: </text:span><text:span text:style-name="T6">Constructed of iron set with silver rivets, this rod has the properties of a </text:span><text:span text:style-name="T8">+2 light mace</text:span><text:span text:style-name="T6">. Its other magical powers are as follows.</text:span></text:p>
      <text:p text:style-name="P1"><text:span text:style-name="T6">• </text:span><text:span text:style-name="T8">Thunder: </text:span><text:span text:style-name="T6">Once per day, the rod can strike as a </text:span><text:span text:style-name="T8">+3 light mace, </text:span><text:span text:style-name="T6">and the opponent struck is stunned from the noise of the rod’s impact (Fortitude DC 16 negates). Activating this power counts as a free action, and it works if the wielder strikes an opponent within 1 round.</text:span></text:p>
      <text:p text:style-name="P1"><text:span text:style-name="T6">• </text:span><text:span text:style-name="T8">Lightning: </text:span><text:span text:style-name="T6">Once per day, when the wielder desires, a short spark of electricity can leap forth when the rod strikes an opponent to deal the normal damage for a </text:span><text:span text:style-name="T8">+2 light mace </text:span><text:span text:style-name="T6">(1d6+2) and an extra 2d6 points of electricity damage. Even when the rod might not score a normal hit in combat, if the roll was good enough to count as a successful melee touch attack hit, then the 2d6 points of electricity damage still applies. The wielder activates this power as a free action, and it works if he strikes an opponent within 1 round.</text:span></text:p>
      <text:p text:style-name="P1"><text:span text:style-name="T6">• </text:span><text:span text:style-name="T8">Thunderclap: </text:span><text:span text:style-name="T6">Once per day as a standard action, the wielder can cause the rod to give out a deafening noise, just as a </text:span><text:span text:style-name="T8">shout </text:span><text:span text:style-name="T6">spell (Fortitude DC 16 partial, 2d6 points of sonic damage, target deafened for 2d6 rounds).</text:span></text:p>
      <text:p text:style-name="P1"><text:span text:style-name="T6">• </text:span><text:span text:style-name="T8">Lightning Stroke: </text:span><text:span text:style-name="T6">Once per day as a standard action, the wielder can cause the rod to shoot out a 5-foot-wide lightning bolt (9d6 points of electricity damage, Reflex DC 16 half ) to a range of 200 feet.</text:span></text:p>
      <text:p text:style-name="P1"><text:soft-page-break/><text:span text:style-name="T6">• </text:span><text:span text:style-name="T8">Thunder and Lightning: </text:span><text:span text:style-name="T6">Once per week as a standard action, the wielder of the rod can combine the </text:span><text:span text:style-name="T8">thunderclap </text:span><text:span text:style-name="T6">described above with a lightning bolt, as in the </text:span><text:span text:style-name="T8">lightning stroke. </text:span><text:span text:style-name="T6">The thunderclap affects all within 10 feet of the bolt. The </text:span><text:span text:style-name="T8">lightning stroke </text:span><text:span text:style-name="T6">deals 9d6 points of electricity damage (count rolls of 1 or 2 as rolls of 3, for a range of 27 to 54 points), and the </text:span><text:span text:style-name="T8">thunderclap </text:span><text:span text:style-name="T6">deals 2d6 points of sonic damage. A single DC 16 Reflex save applies for both effects.</text:span></text:p>
      <text:p text:style-name="P1"><text:span text:style-name="T6">Moderate evocation; CL 9th; Craft Rod, Craft Magic Arms and Armor, </text:span><text:span text:style-name="T8">lightning bolt</text:span><text:span text:style-name="T6">, </text:span><text:span text:style-name="T8">shout</text:span><text:span text:style-name="T6">; Price 33,000 gp.</text:span></text:p>
      <text:p text:style-name="P1"><text:span text:style-name="T7">Viper:</text:span><text:span text:style-name="T6"> This rod strikes as a </text:span><text:span text:style-name="T8">+2 heavy mace</text:span><text:span text:style-name="T6">. Once per day, upon command, the head of the rod becomes that of an actual serpent for 10 minutes. During this period, any successful strike with the rod deals its usual damage and also poisons the creature hit. The poison deals 1d10 points of Constitution damage immediately (Fortitude DC 14 negates) and another 1d10 points of Constitution damage 1 minute later (Fortitude DC 14 negates). The rod only functions if its possessor is evil.</text:span></text:p>
      <text:p text:style-name="P1"><text:span text:style-name="T6">Moderate necromancy; CL 10th; Craft Rod, Craft Magic Arms and Armor, </text:span><text:span text:style-name="T8">poison, </text:span><text:span text:style-name="T6">creator must be evil; Price 19,000 gp.</text:span></text:p>
      <text:p text:style-name="P1"><text:span text:style-name="T7">Withering:</text:span><text:span text:style-name="T6"> A </text:span><text:span text:style-name="T8">rod of withering </text:span><text:span text:style-name="T6">acts as a </text:span><text:span text:style-name="T8">+1 light mace </text:span><text:span text:style-name="T6">that deals no hit point damage. Instead, the wielder deals 1d4 points of Strength damage and 1d4 points of Constitution damage to any creature she touches with the rod (by making a melee touch attack). If she scores a critical hit, the damage from that hit is permanent ability drain. In either case, the defender negates the effect with a DC 17 Fortitude save.</text:span></text:p>
      <text:p text:style-name="P1"><text:span text:style-name="T6">Strong necromancy; CL 13th; Craft Rod, Craft Magic Arms and Armor, </text:span><text:span text:style-name="T8">contagion; </text:span><text:span text:style-name="T6">Price 25,000 gp.</text:span></text:p>
      <text:p text:style-name="P1"><text:span text:style-name="T7">Wonder:</text:span><text:span text:style-name="T6"> A </text:span><text:span text:style-name="T8">rod of wonder </text:span><text:span text:style-name="T6">is a strange and unpredictable device that randomly generates any number of weird effects each time it is used. (Activating the rod is a standard action.) Typical powers of the rod include the following.</text:span></text:p>
      <table:table table:name="Table6" table:style-name="Table6">
        <table:table-column table:style-name="Table6.A"/>
        <table:table-column table:style-name="Table6.B"/>
        <text:soft-page-break/>
        <table:table-row table:style-name="Table6.1">
          <table:table-cell table:style-name="Table6.A1" office:value-type="string">
            <text:p text:style-name="P8"><text:span text:style-name="T7">d%</text:span></text:p>
          </table:table-cell>
          <table:table-cell table:style-name="Table6.A1" office:value-type="string">
            <text:p text:style-name="P2"><text:span text:style-name="T7">Wondrous Effect</text:span></text:p>
          </table:table-cell>
        </table:table-row>
        <table:table-row table:style-name="Table6.1">
          <table:table-cell table:style-name="Table6.A2" office:value-type="string">
            <text:p text:style-name="P8"><text:span text:style-name="T6">01–05</text:span></text:p>
          </table:table-cell>
          <table:table-cell table:style-name="Table6.A2" office:value-type="string">
            <text:p text:style-name="P2"><text:span text:style-name="T8">Slow </text:span><text:span text:style-name="T6">creature pointed at for 10 rounds (Will DC 15 negates).</text:span></text:p>
          </table:table-cell>
        </table:table-row>
        <table:table-row table:style-name="Table6.1">
          <table:table-cell table:style-name="Table6.A2" office:value-type="string">
            <text:p text:style-name="P7"><text:span text:style-name="T6">06–10</text:span></text:p>
          </table:table-cell>
          <table:table-cell table:style-name="Table6.A2" office:value-type="string">
            <text:p text:style-name="P1"><text:span text:style-name="T8">Faerie fire </text:span><text:span text:style-name="T6">surrounds the target.</text:span></text:p>
          </table:table-cell>
        </table:table-row>
        <table:table-row table:style-name="Table6.1">
          <table:table-cell table:style-name="Table6.A2" office:value-type="string">
            <text:p text:style-name="P7"><text:span text:style-name="T6">11–15</text:span></text:p>
          </table:table-cell>
          <table:table-cell table:style-name="Table6.A2" office:value-type="string">
            <text:p text:style-name="P1"><text:span text:style-name="T6">Deludes wielder for 1 round into believing the rod functions as indicated by a second die roll (no save).</text:span></text:p>
          </table:table-cell>
        </table:table-row>
        <table:table-row table:style-name="Table6.1">
          <table:table-cell table:style-name="Table6.A2" office:value-type="string">
            <text:p text:style-name="P7"><text:span text:style-name="T6">16–20</text:span></text:p>
          </table:table-cell>
          <table:table-cell table:style-name="Table6.A2" office:value-type="string">
            <text:p text:style-name="P1"><text:span text:style-name="T8">Gust of wind, </text:span><text:span text:style-name="T6">but at windstorm force (Fortitude DC 14 negates).</text:span></text:p>
          </table:table-cell>
        </table:table-row>
        <table:table-row table:style-name="Table6.1">
          <table:table-cell table:style-name="Table6.A2" office:value-type="string">
            <text:p text:style-name="P7"><text:span text:style-name="T6">21–25</text:span></text:p>
          </table:table-cell>
          <table:table-cell table:style-name="Table6.A2" office:value-type="string">
            <text:p text:style-name="P1"><text:span text:style-name="T6">Wielder learns target’s surface thoughts (as with </text:span><text:span text:style-name="T8">detect thoughts) </text:span><text:span text:style-name="T6">for 1d4 rounds (no save).</text:span></text:p>
          </table:table-cell>
        </table:table-row>
        <table:table-row table:style-name="Table6.1">
          <table:table-cell table:style-name="Table6.A2" office:value-type="string">
            <text:p text:style-name="P7"><text:span text:style-name="T6">26–30</text:span></text:p>
          </table:table-cell>
          <table:table-cell table:style-name="Table6.A2" office:value-type="string">
            <text:p text:style-name="P1"><text:span text:style-name="T8">Stinking cloud </text:span><text:span text:style-name="T6">at 30-ft. range (Fortitude DC 15 negates).</text:span></text:p>
          </table:table-cell>
        </table:table-row>
        <table:table-row table:style-name="Table6.1">
          <table:table-cell table:style-name="Table6.A2" office:value-type="string">
            <text:p text:style-name="P7"><text:span text:style-name="T6">31–33</text:span></text:p>
          </table:table-cell>
          <table:table-cell table:style-name="Table6.A2" office:value-type="string">
            <text:p text:style-name="P1"><text:span text:style-name="T6">Heavy rain falls for 1 round in 60-ft. radius centered on rod wielder.</text:span></text:p>
          </table:table-cell>
        </table:table-row>
        <table:table-row table:style-name="Table6.1">
          <table:table-cell table:style-name="Table6.A2" office:value-type="string">
            <text:p text:style-name="P7"><text:span text:style-name="T6">34–36</text:span></text:p>
          </table:table-cell>
          <table:table-cell table:style-name="Table6.A2" office:value-type="string">
            <text:p text:style-name="P1"><text:span text:style-name="T8">Summon </text:span><text:span text:style-name="T6">an animal—a rhino (01–25 on d%), elephant (26–50), or mouse (51–100).</text:span></text:p>
          </table:table-cell>
        </table:table-row>
        <table:table-row table:style-name="Table6.1">
          <table:table-cell table:style-name="Table6.A2" office:value-type="string">
            <text:p text:style-name="P7"><text:span text:style-name="T6">37–46</text:span></text:p>
          </table:table-cell>
          <table:table-cell table:style-name="Table6.A2" office:value-type="string">
            <text:p text:style-name="P1"><text:span text:style-name="T8">Lightning bolt </text:span><text:span text:style-name="T6">(70 ft. long, 5 ft. wide), 6d6 damage (Reflex DC 15 half).</text:span></text:p>
          </table:table-cell>
        </table:table-row>
        <table:table-row table:style-name="Table6.1">
          <table:table-cell table:style-name="Table6.A2" office:value-type="string">
            <text:p text:style-name="P7"><text:span text:style-name="T6">47–49</text:span></text:p>
          </table:table-cell>
          <table:table-cell table:style-name="Table6.A2" office:value-type="string">
            <text:p text:style-name="P1"><text:span text:style-name="T6">Stream of 600 large butterflies pours forth and flutters around for 2 rounds, blinding everyone (including wielder) within 25 ft. (Reflex DC 14 negates).</text:span></text:p>
          </table:table-cell>
        </table:table-row>
        <table:table-row table:style-name="Table6.1">
          <table:table-cell table:style-name="Table6.A2" office:value-type="string">
            <text:p text:style-name="P7"><text:span text:style-name="T6">50–53</text:span></text:p>
          </table:table-cell>
          <table:table-cell table:style-name="Table6.A2" office:value-type="string">
            <text:p text:style-name="P1"><text:span text:style-name="T8">Enlarge person </text:span><text:span text:style-name="T6">if within 60 ft. of rod (Fortitude DC 13 negates).</text:span></text:p>
          </table:table-cell>
        </table:table-row>
        <table:table-row table:style-name="Table6.1">
          <table:table-cell table:style-name="Table6.A2" office:value-type="string">
            <text:p text:style-name="P7"><text:span text:style-name="T6">54–58</text:span></text:p>
          </table:table-cell>
          <table:table-cell table:style-name="Table6.A2" office:value-type="string">
            <text:p text:style-name="P1"><text:span text:style-name="T8">Darkness</text:span><text:span text:style-name="T6">, 30-ft.-diameter hemisphere, centered 30 ft. away from rod.</text:span></text:p>
          </table:table-cell>
        </table:table-row>
        <table:table-row table:style-name="Table6.1">
          <table:table-cell table:style-name="Table6.A2" office:value-type="string">
            <text:p text:style-name="P7"><text:span text:style-name="T6">59–62</text:span></text:p>
          </table:table-cell>
          <table:table-cell table:style-name="Table6.A2" office:value-type="string">
            <text:p text:style-name="P1"><text:span text:style-name="T6">Grass grows in 160-sq.-ft. area before the rod, or grass existing there grows to ten times normal size.</text:span></text:p>
          </table:table-cell>
        </table:table-row>
        <table:table-row table:style-name="Table6.1">
          <table:table-cell table:style-name="Table6.A2" office:value-type="string">
            <text:p text:style-name="P7"><text:span text:style-name="T6">63–65</text:span></text:p>
          </table:table-cell>
          <table:table-cell table:style-name="Table6.A2" office:value-type="string">
            <text:p text:style-name="P1"><text:span text:style-name="T6">Turn ethereal any nonliving object of up to 1,000 lb. mass and up to 30 cu. ft. in size.</text:span></text:p>
          </table:table-cell>
        </table:table-row>
        <table:table-row table:style-name="Table6.1">
          <table:table-cell table:style-name="Table6.A2" office:value-type="string">
            <text:p text:style-name="P7"><text:span text:style-name="T6">66–69</text:span></text:p>
          </table:table-cell>
          <table:table-cell table:style-name="Table6.A2" office:value-type="string">
            <text:p text:style-name="P1"><text:span text:style-name="T6">Reduce wielder to 1/12 height (no save).</text:span></text:p>
          </table:table-cell>
        </table:table-row>
        <table:table-row table:style-name="Table6.1">
          <table:table-cell table:style-name="Table6.A2" office:value-type="string">
            <text:p text:style-name="P7"><text:span text:style-name="T6">70–79</text:span></text:p>
          </table:table-cell>
          <table:table-cell table:style-name="Table6.A2" office:value-type="string">
            <text:p text:style-name="P1"><text:span text:style-name="T8">Fireball </text:span><text:span text:style-name="T6">at target or 100 ft. straight ahead, 6d6 damage (Reflex DC 15 half).</text:span></text:p>
          </table:table-cell>
        </table:table-row>
        <table:table-row table:style-name="Table6.1">
          <table:table-cell table:style-name="Table6.A2" office:value-type="string">
            <text:p text:style-name="P7"><text:span text:style-name="T6">80–84</text:span></text:p>
          </table:table-cell>
          <table:table-cell table:style-name="Table6.A2" office:value-type="string">
            <text:p text:style-name="P1"><text:span text:style-name="T8">Invisibility </text:span><text:span text:style-name="T6">covers rod wielder.</text:span></text:p>
          </table:table-cell>
        </table:table-row>
        <table:table-row table:style-name="Table6.1">
          <table:table-cell table:style-name="Table6.A2" office:value-type="string">
            <text:p text:style-name="P7"><text:span text:style-name="T6">85–87</text:span></text:p>
          </table:table-cell>
          <table:table-cell table:style-name="Table6.A2" office:value-type="string">
            <text:p text:style-name="P1"><text:span text:style-name="T6">Leaves grow from target if within 60 ft. of rod. These last 24 hours.</text:span></text:p>
          </table:table-cell>
        </table:table-row>
        <table:table-row table:style-name="Table6.1">
          <table:table-cell table:style-name="Table6.A2" office:value-type="string">
            <text:p text:style-name="P7"><text:span text:style-name="T6">88–90</text:span></text:p>
          </table:table-cell>
          <table:table-cell table:style-name="Table6.A2" office:value-type="string">
            <text:p text:style-name="P1"><text:span text:style-name="T6">10–40 gems, value 1 gp each, shoot forth in a 30-ft.-long stream. Each gem deals 1 point of damage to any creature in its path: Roll 5d4 for the number of hits and divide them among the available targets.</text:span></text:p>
          </table:table-cell>
        </table:table-row>
        <table:table-row table:style-name="Table6.1">
          <table:table-cell table:style-name="Table6.A2" office:value-type="string">
            <text:p text:style-name="P7"><text:span text:style-name="T6">91–95</text:span></text:p>
          </table:table-cell>
          <table:table-cell table:style-name="Table6.A2" office:value-type="string">
            <text:p text:style-name="P1"><text:span text:style-name="T6">Shimmering colors dance and play over a 40-ft.-by-30-ft. area in front of rod. Creatures therein are blinded for 1d6 rounds (Fortitude DC 15 negates).</text:span></text:p>
          </table:table-cell>
        </table:table-row>
        <table:table-row table:style-name="Table6.1">
          <table:table-cell table:style-name="Table6.A2" office:value-type="string">
            <text:p text:style-name="P7"><text:span text:style-name="T6">96–97</text:span></text:p>
          </table:table-cell>
          <table:table-cell table:style-name="Table6.A2" office:value-type="string">
            <text:p text:style-name="P1"><text:span text:style-name="T6">Wielder (50% chance) or target (50% chance) turns permanently blue, green, or purple (no save).</text:span></text:p>
          </table:table-cell>
        </table:table-row>
        <table:table-row table:style-name="Table6.1">
          <table:table-cell table:style-name="Table6.A23" office:value-type="string">
            <text:p text:style-name="P8"><text:span text:style-name="T6">98–100</text:span></text:p>
          </table:table-cell>
          <table:table-cell table:style-name="Table6.A23" office:value-type="string">
            <text:p text:style-name="P2"><text:span text:style-name="T8">Flesh to stone </text:span><text:span text:style-name="T6">(or </text:span><text:span text:style-name="T8">stone to flesh </text:span><text:span text:style-name="T6">if target is stone already) if target is within 60 ft. (Fortitude DC 18 negates).</text:span></text:p>
          </table:table-cell>
        </table:table-row>
      </table:table>
      <text:p text:style-name="P1"><text:span text:style-name="T6">Moderate enchantment; CL 10th; Craft Rod, </text:span><text:span text:style-name="T8">confusion</text:span><text:span text:style-name="T6">, creator must be chaotic; Price 12,000 g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8.5pt" fo:language="en" fo:country="US" fo:font-weight="bold" style:font-size-asian="8.5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end"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center"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Body_20_Text_20_2" style:display-name="Body Text 2" style:family="paragraph" style:parent-style-name="Standard" style:default-outline-level="">
      <style:paragraph-properties fo:text-align="start" style:justify-single-word="false" fo:orphans="2" fo:widows="2"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gic items are the hallmarks of a legendary campaign</dc:title>
    <meta:initial-creator>AKSmith</meta:initial-creator>
    <meta:creation-date>2003-07-01T15:12:00</meta:creation-date>
    <dc:date>2003-07-02T13:21:00</dc:date>
    <meta:editing-cycles>4</meta:editing-cycles>
    <meta:editing-duration>PT1S</meta:editing-duration>
    <meta:document-statistic meta:table-count="6" meta:image-count="0" meta:object-count="0" meta:page-count="31" meta:paragraph-count="1128" meta:word-count="9760" meta:character-count="54064" meta:non-whitespace-character-count="45438"/>
    <meta:generator>LibreOffice/6.1.5.2$Linux_X86_64 LibreOffice_project/10$Build-2</meta:generator>
    <meta:user-defined meta:name="Company">Wizards of the Coast</meta:user-defined>
    <meta:user-defined meta:name="Operator">AKSmith</meta:user-defined>
  </office:meta>
</office:document-meta>
</file>